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9" table:default-cell-style-name="ce2"/>
        <table:table-row table:style-name="ro1">
          <table:table-cell table:style-name="ce1" office:value-type="string" calcext:value-type="string">
            <text:p>powiat - nazwa</text:p>
          </table:table-cell>
          <table:table-cell table:style-name="ce1" office:value-type="string" calcext:value-type="string">
            <text:p>Gmina - nazwa</text:p>
          </table:table-cell>
          <table:table-cell table:style-name="ce3" office:value-type="string" calcext:value-type="string">
            <text:p>RSPO</text:p>
          </table:table-cell>
          <table:table-cell table:style-name="ce4" office:value-type="string" calcext:value-type="string">
            <text:p>rodzaj placówki</text:p>
            <text:p/>
          </table:table-cell>
          <table:table-cell table:style-name="ce3" office:value-type="string" calcext:value-type="string">
            <text:p>czy publiczna</text:p>
          </table:table-cell>
          <table:table-cell table:style-name="ce5" office:value-type="string" calcext:value-type="string">
            <text:p>Identyfikator szkoły</text:p>
          </table:table-cell>
          <table:table-cell table:style-name="ce5" office:value-type="string" calcext:value-type="string">
            <text:p>Nazwa szkoły</text:p>
          </table:table-cell>
          <table:table-cell table:style-name="ce5" office:value-type="string" calcext:value-type="string">
            <text:p>Miejscowość</text:p>
          </table:table-cell>
          <table:table-cell table:style-name="ce5" office:value-type="string" calcext:value-type="string">
            <text:p>Ulica nr</text:p>
          </table:table-cell>
          <table:table-cell table:style-name="ce1" office:value-type="string" calcext:value-type="string">
            <text:p>[Język polski] liczba zdających</text:p>
          </table:table-cell>
          <table:table-cell table:style-name="ce1" office:value-type="string" calcext:value-type="string">
            <text:p>[Język polski] wynik średni (%)</text:p>
          </table:table-cell>
          <table:table-cell table:style-name="ce1" office:value-type="string" calcext:value-type="string">
            <text:p>[Język polski] odchylenie standardowe (%)</text:p>
          </table:table-cell>
          <table:table-cell table:style-name="ce1" office:value-type="string" calcext:value-type="string">
            <text:p>[Język polski] mediana (%)</text:p>
          </table:table-cell>
          <table:table-cell table:style-name="ce1" office:value-type="string" calcext:value-type="string">
            <text:p>[Język polski] modalna (%)</text:p>
          </table:table-cell>
          <table:table-cell table:style-name="ce1" office:value-type="string" calcext:value-type="string">
            <text:p>[Matematyka] liczba zdających</text:p>
          </table:table-cell>
          <table:table-cell table:style-name="ce1" office:value-type="string" calcext:value-type="string">
            <text:p>[Matematyka] wynik</text:p>
            <text:p>średni (%)</text:p>
          </table:table-cell>
          <table:table-cell table:style-name="ce1" office:value-type="string" calcext:value-type="string">
            <text:p>[Matematyka] odchylenie standardowe (%)</text:p>
          </table:table-cell>
          <table:table-cell table:style-name="ce1" office:value-type="string" calcext:value-type="string">
            <text:p>[Matematyka] mediana (%)</text:p>
          </table:table-cell>
          <table:table-cell table:style-name="ce1" office:value-type="string" calcext:value-type="string">
            <text:p>[Matematyka] modalna (%)</text:p>
          </table:table-cell>
          <table:table-cell table:style-name="ce1" office:value-type="string" calcext:value-type="string">
            <text:p>[Język angielski] liczba zdających</text:p>
          </table:table-cell>
          <table:table-cell table:style-name="ce1" office:value-type="string" calcext:value-type="string">
            <text:p>[Język angielski] wynik średni (%)</text:p>
          </table:table-cell>
          <table:table-cell table:style-name="ce1" office:value-type="string" calcext:value-type="string">
            <text:p>[Język angielski] odchylenie standardowe (%)</text:p>
          </table:table-cell>
          <table:table-cell table:style-name="ce1" office:value-type="string" calcext:value-type="string">
            <text:p>[Język angielski] mediana (%)</text:p>
          </table:table-cell>
          <table:table-cell table:style-name="ce1" office:value-type="string" calcext:value-type="string">
            <text:p>[Język angielski] modalna (%)</text:p>
          </table:table-cell>
          <table:table-cell table:style-name="ce1"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03P0Y</text:p>
          </table:table-cell>
          <table:table-cell office:value-type="string" calcext:value-type="string">
            <text:p>SZKOŁA PODSTAWOWA NR 2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arpnicka 2</text:p>
          </table:table-cell>
          <table:table-cell office:value-type="float" office:value="105" calcext:value-type="float">
            <text:p>105</text:p>
          </table:table-cell>
          <table:table-cell office:value-type="float" office:value="69.8476190476191" calcext:value-type="float">
            <text:p>69.8476190476191</text:p>
          </table:table-cell>
          <table:table-cell office:value-type="float" office:value="13.9814713800127" calcext:value-type="float">
            <text:p>13.981471380012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61.7142857142857" calcext:value-type="float">
            <text:p>61.7142857142857</text:p>
          </table:table-cell>
          <table:table-cell office:value-type="float" office:value="27.3230111586463" calcext:value-type="float">
            <text:p>27.3230111586463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82.7943925233645" calcext:value-type="float">
            <text:p>82.7943925233645</text:p>
          </table:table-cell>
          <table:table-cell office:value-type="float" office:value="22.5267186396145" calcext:value-type="float">
            <text:p>22.526718639614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606" calcext:value-type="float">
            <text:p>146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03P1T</text:p>
          </table:table-cell>
          <table:table-cell office:value-type="string" calcext:value-type="string">
            <text:p>SZKOŁA PODSTAWOWA NR 118 IM. PŁK PILOTA BOLESŁAWA ORL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bulw. Ikara 19</text:p>
          </table:table-cell>
          <table:table-cell office:value-type="float" office:value="104" calcext:value-type="float">
            <text:p>104</text:p>
          </table:table-cell>
          <table:table-cell office:value-type="float" office:value="73.6153846153846" calcext:value-type="float">
            <text:p>73.6153846153846</text:p>
          </table:table-cell>
          <table:table-cell office:value-type="float" office:value="14.497551313337" calcext:value-type="float">
            <text:p>14.49755131333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68.6730769230769" calcext:value-type="float">
            <text:p>68.6730769230769</text:p>
          </table:table-cell>
          <table:table-cell office:value-type="float" office:value="26.0082983457249" calcext:value-type="float">
            <text:p>26.008298345724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88.8411214953271" calcext:value-type="float">
            <text:p>88.8411214953271</text:p>
          </table:table-cell>
          <table:table-cell office:value-type="float" office:value="17.2687116624422" calcext:value-type="float">
            <text:p>17.268711662442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07P1L</text:p>
          </table:table-cell>
          <table:table-cell office:value-type="string" calcext:value-type="string">
            <text:p>SZKOŁA PODSTAWOWA NR 25 IM. FRANCISZKA JUSZ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nisławowska 38-44</text:p>
          </table:table-cell>
          <table:table-cell office:value-type="float" office:value="90" calcext:value-type="float">
            <text:p>90</text:p>
          </table:table-cell>
          <table:table-cell office:value-type="float" office:value="76.8333333333333" calcext:value-type="float">
            <text:p>76.8333333333333</text:p>
          </table:table-cell>
          <table:table-cell office:value-type="float" office:value="14.6638254823828" calcext:value-type="float">
            <text:p>14.663825482382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9.1333333333333" calcext:value-type="float">
            <text:p>79.1333333333333</text:p>
          </table:table-cell>
          <table:table-cell office:value-type="float" office:value="22.6270241574588" calcext:value-type="float">
            <text:p>22.6270241574588</text:p>
          </table:table-cell>
          <table:table-cell office:value-type="float" office:value="88.5" calcext:value-type="float">
            <text:p>88.5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7.1862745098039" calcext:value-type="float">
            <text:p>87.1862745098039</text:p>
          </table:table-cell>
          <table:table-cell office:value-type="float" office:value="19.4123118362189" calcext:value-type="float">
            <text:p>19.412311836218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9" calcext:value-type="float">
            <text:p>215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08P1A</text:p>
          </table:table-cell>
          <table:table-cell office:value-type="string" calcext:value-type="string">
            <text:p>SZKOŁA PODSTAWOWA NR 26 IM. PIASTÓW ŚLĄ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uwalska 5</text:p>
          </table:table-cell>
          <table:table-cell office:value-type="float" office:value="78" calcext:value-type="float">
            <text:p>78</text:p>
          </table:table-cell>
          <table:table-cell office:value-type="float" office:value="62.0769230769231" calcext:value-type="float">
            <text:p>62.0769230769231</text:p>
          </table:table-cell>
          <table:table-cell office:value-type="float" office:value="20.0094652158635" calcext:value-type="float">
            <text:p>20.009465215863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6.0384615384615" calcext:value-type="float">
            <text:p>56.0384615384615</text:p>
          </table:table-cell>
          <table:table-cell office:value-type="float" office:value="29.3805457646383" calcext:value-type="float">
            <text:p>29.3805457646383</text:p>
          </table:table-cell>
          <table:table-cell office:value-type="float" office:value="56.5" calcext:value-type="float">
            <text:p>56.5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8.0625" calcext:value-type="float">
            <text:p>78.0625</text:p>
          </table:table-cell>
          <table:table-cell office:value-type="float" office:value="26.8222592961518" calcext:value-type="float">
            <text:p>26.822259296151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94" calcext:value-type="float">
            <text:p>209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09P04</text:p>
          </table:table-cell>
          <table:table-cell office:value-type="string" calcext:value-type="string">
            <text:p>SZKOŁA PODSTAWOWA NR 15 IM. KSIĘŻNEJ JADWIGI ŚLĄ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Ludwika Solskiego 13</text:p>
          </table:table-cell>
          <table:table-cell office:value-type="float" office:value="56" calcext:value-type="float">
            <text:p>56</text:p>
          </table:table-cell>
          <table:table-cell office:value-type="float" office:value="75.5892857142857" calcext:value-type="float">
            <text:p>75.5892857142857</text:p>
          </table:table-cell>
          <table:table-cell office:value-type="float" office:value="14.6552974158472" calcext:value-type="float">
            <text:p>14.655297415847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68.1785714285714" calcext:value-type="float">
            <text:p>68.1785714285714</text:p>
          </table:table-cell>
          <table:table-cell office:value-type="float" office:value="28.8135057263933" calcext:value-type="float">
            <text:p>28.8135057263933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84.1578947368421" calcext:value-type="float">
            <text:p>84.1578947368421</text:p>
          </table:table-cell>
          <table:table-cell office:value-type="float" office:value="24.8545166735674" calcext:value-type="float">
            <text:p>24.854516673567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026" calcext:value-type="float">
            <text:p>210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09P1Z</text:p>
          </table:table-cell>
          <table:table-cell office:value-type="string" calcext:value-type="string">
            <text:p>SZKOŁA PODSTAWOWA NR 27 IM. WISŁAWY SZYMBOR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umiankowa 34</text:p>
          </table:table-cell>
          <table:table-cell office:value-type="float" office:value="50" calcext:value-type="float">
            <text:p>50</text:p>
          </table:table-cell>
          <table:table-cell office:value-type="float" office:value="65.92" calcext:value-type="float">
            <text:p>65.92</text:p>
          </table:table-cell>
          <table:table-cell office:value-type="float" office:value="17.321477996984" calcext:value-type="float">
            <text:p>17.32147799698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9.22" calcext:value-type="float">
            <text:p>59.22</text:p>
          </table:table-cell>
          <table:table-cell office:value-type="float" office:value="30.1365492384248" calcext:value-type="float">
            <text:p>30.1365492384248</text:p>
          </table:table-cell>
          <table:table-cell office:value-type="float" office:value="56.5" calcext:value-type="float">
            <text:p>56.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82.3076923076923" calcext:value-type="float">
            <text:p>82.3076923076923</text:p>
          </table:table-cell>
          <table:table-cell office:value-type="float" office:value="22.770205280601" calcext:value-type="float">
            <text:p>22.77020528060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428" calcext:value-type="float">
            <text:p>13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0KP0R</text:p>
          </table:table-cell>
          <table:table-cell office:value-type="string" calcext:value-type="string">
            <text:p>SZKOŁA PODSTAWOWA DIALOGU KULTUR ETZ CHAI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5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.5640901169954" calcext:value-type="float">
            <text:p>10.564090116995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.4</text:p>
          </table:table-cell>
          <table:table-cell office:value-type="float" office:value="19.8353220291479" calcext:value-type="float">
            <text:p>19.835322029147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.8571428571429" calcext:value-type="float">
            <text:p>70.8571428571429</text:p>
          </table:table-cell>
          <table:table-cell office:value-type="float" office:value="26.14480867033" calcext:value-type="float">
            <text:p>26.14480867033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0P1D</text:p>
          </table:table-cell>
          <table:table-cell office:value-type="string" calcext:value-type="string">
            <text:p>SZKOŁA PODSTAWOWA NR 28 IM. GENERAŁA LEOPOLDA OKULI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ecka 59</text:p>
          </table:table-cell>
          <table:table-cell office:value-type="float" office:value="52" calcext:value-type="float">
            <text:p>52</text:p>
          </table:table-cell>
          <table:table-cell office:value-type="float" office:value="69.4807692307692" calcext:value-type="float">
            <text:p>69.4807692307692</text:p>
          </table:table-cell>
          <table:table-cell office:value-type="float" office:value="18.308772996546" calcext:value-type="float">
            <text:p>18.30877299654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70.8653846153846" calcext:value-type="float">
            <text:p>70.8653846153846</text:p>
          </table:table-cell>
          <table:table-cell office:value-type="float" office:value="23.9068937966838" calcext:value-type="float">
            <text:p>23.9068937966838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3.5636363636364" calcext:value-type="float">
            <text:p>83.5636363636364</text:p>
          </table:table-cell>
          <table:table-cell office:value-type="float" office:value="20.3333703653188" calcext:value-type="float">
            <text:p>20.33337036531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0" calcext:value-type="float">
            <text:p>20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1P07</text:p>
          </table:table-cell>
          <table:table-cell office:value-type="string" calcext:value-type="string">
            <text:p>SZKOŁA PODSTAWOWA NR 19 IM. BOLESŁAWA CHROBR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szykarska 2-4</text:p>
          </table:table-cell>
          <table:table-cell office:value-type="float" office:value="40" calcext:value-type="float">
            <text:p>40</text:p>
          </table:table-cell>
          <table:table-cell office:value-type="float" office:value="67.65" calcext:value-type="float">
            <text:p>67.65</text:p>
          </table:table-cell>
          <table:table-cell office:value-type="float" office:value="19.6386735804636" calcext:value-type="float">
            <text:p>19.638673580463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60.775" calcext:value-type="float">
            <text:p>60.775</text:p>
          </table:table-cell>
          <table:table-cell office:value-type="float" office:value="30.1234854391055" calcext:value-type="float">
            <text:p>30.1234854391055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77.6808510638298" calcext:value-type="float">
            <text:p>77.6808510638298</text:p>
          </table:table-cell>
          <table:table-cell office:value-type="float" office:value="26.3253832551591" calcext:value-type="float">
            <text:p>26.325383255159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1P12</text:p>
          </table:table-cell>
          <table:table-cell office:value-type="string" calcext:value-type="string">
            <text:p>SZKOŁA PODSTAWOWA NR 3 IM. MARIUSZA ZAR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brza 27</text:p>
          </table:table-cell>
          <table:table-cell office:value-type="float" office:value="83" calcext:value-type="float">
            <text:p>83</text:p>
          </table:table-cell>
          <table:table-cell office:value-type="float" office:value="74.855421686747" calcext:value-type="float">
            <text:p>74.855421686747</text:p>
          </table:table-cell>
          <table:table-cell office:value-type="float" office:value="15.1053589230999" calcext:value-type="float">
            <text:p>15.105358923099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74.3975903614458" calcext:value-type="float">
            <text:p>74.3975903614458</text:p>
          </table:table-cell>
          <table:table-cell office:value-type="float" office:value="24.1281417251579" calcext:value-type="float">
            <text:p>24.128141725157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5.2857142857143" calcext:value-type="float">
            <text:p>85.2857142857143</text:p>
          </table:table-cell>
          <table:table-cell office:value-type="float" office:value="20.0889700829906" calcext:value-type="float">
            <text:p>20.088970082990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2P0W</text:p>
          </table:table-cell>
          <table:table-cell office:value-type="string" calcext:value-type="string">
            <text:p>SZKOŁA PODSTAWOWA NR 2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ęstochowska 42</text:p>
          </table:table-cell>
          <table:table-cell office:value-type="float" office:value="63" calcext:value-type="float">
            <text:p>63</text:p>
          </table:table-cell>
          <table:table-cell office:value-type="float" office:value="67.7777777777778" calcext:value-type="float">
            <text:p>67.7777777777778</text:p>
          </table:table-cell>
          <table:table-cell office:value-type="float" office:value="19.166310095602" calcext:value-type="float">
            <text:p>19.16631009560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4.4285714285714" calcext:value-type="float">
            <text:p>64.4285714285714</text:p>
          </table:table-cell>
          <table:table-cell office:value-type="float" office:value="29.4401271810326" calcext:value-type="float">
            <text:p>29.440127181032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81.8709677419355" calcext:value-type="float">
            <text:p>81.8709677419355</text:p>
          </table:table-cell>
          <table:table-cell office:value-type="float" office:value="22.6127881824877" calcext:value-type="float">
            <text:p>22.612788182487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63" calcext:value-type="float">
            <text:p>14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5P1U</text:p>
          </table:table-cell>
          <table:table-cell office:value-type="string" calcext:value-type="string">
            <text:p>SZKOŁA PODSTAWOWA NR 37 IM. KARDYNAŁA STEFANA WYS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arbinowska 10</text:p>
          </table:table-cell>
          <table:table-cell office:value-type="float" office:value="53" calcext:value-type="float">
            <text:p>53</text:p>
          </table:table-cell>
          <table:table-cell office:value-type="float" office:value="60.2641509433962" calcext:value-type="float">
            <text:p>60.2641509433962</text:p>
          </table:table-cell>
          <table:table-cell office:value-type="float" office:value="13.9651195448426" calcext:value-type="float">
            <text:p>13.965119544842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0.6730769230769" calcext:value-type="float">
            <text:p>60.6730769230769</text:p>
          </table:table-cell>
          <table:table-cell office:value-type="float" office:value="29.2756929589182" calcext:value-type="float">
            <text:p>29.275692958918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73.9038461538462" calcext:value-type="float">
            <text:p>73.9038461538462</text:p>
          </table:table-cell>
          <table:table-cell office:value-type="float" office:value="26.0541297593067" calcext:value-type="float">
            <text:p>26.054129759306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273" calcext:value-type="float">
            <text:p>202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6P1J</text:p>
          </table:table-cell>
          <table:table-cell office:value-type="string" calcext:value-type="string">
            <text:p>SZKOŁA PODSTAWOWA NR 38 IM. JERZEGO KUKUC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ugeniusza Horbaczewskiego 61</text:p>
          </table:table-cell>
          <table:table-cell office:value-type="float" office:value="32" calcext:value-type="float">
            <text:p>32</text:p>
          </table:table-cell>
          <table:table-cell office:value-type="float" office:value="68.46875" calcext:value-type="float">
            <text:p>68.46875</text:p>
          </table:table-cell>
          <table:table-cell office:value-type="float" office:value="18.1228177565604" calcext:value-type="float">
            <text:p>18.122817756560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0.0625" calcext:value-type="float">
            <text:p>50.0625</text:p>
          </table:table-cell>
          <table:table-cell office:value-type="float" office:value="28.080172608978" calcext:value-type="float">
            <text:p>28.080172608978</text:p>
          </table:table-cell>
          <table:table-cell office:value-type="float" office:value="41.5" calcext:value-type="float">
            <text:p>41.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4.7297297297297" calcext:value-type="float">
            <text:p>74.7297297297297</text:p>
          </table:table-cell>
          <table:table-cell office:value-type="float" office:value="24.8026248051341" calcext:value-type="float">
            <text:p>24.802624805134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4" calcext:value-type="float">
            <text:p>14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18P1X</text:p>
          </table:table-cell>
          <table:table-cell office:value-type="string" calcext:value-type="string">
            <text:p>SZKOŁA PODSTAWOWA NR 51 IM. JANA PAWŁA I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ępicka 50</text:p>
          </table:table-cell>
          <table:table-cell office:value-type="float" office:value="77" calcext:value-type="float">
            <text:p>77</text:p>
          </table:table-cell>
          <table:table-cell office:value-type="float" office:value="65.2077922077922" calcext:value-type="float">
            <text:p>65.2077922077922</text:p>
          </table:table-cell>
          <table:table-cell office:value-type="float" office:value="17.5346319010373" calcext:value-type="float">
            <text:p>17.534631901037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50.4935064935065" calcext:value-type="float">
            <text:p>50.4935064935065</text:p>
          </table:table-cell>
          <table:table-cell office:value-type="float" office:value="29.1933204318107" calcext:value-type="float">
            <text:p>29.1933204318107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27.107888276987" calcext:value-type="float">
            <text:p>27.107888276987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677" calcext:value-type="float">
            <text:p>216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21P1P</text:p>
          </table:table-cell>
          <table:table-cell office:value-type="string" calcext:value-type="string">
            <text:p>SZKOŁA PODSTAWOWA NR 65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48" calcext:value-type="float">
            <text:p>48</text:p>
          </table:table-cell>
          <table:table-cell office:value-type="float" office:value="60.7708333333333" calcext:value-type="float">
            <text:p>60.7708333333333</text:p>
          </table:table-cell>
          <table:table-cell office:value-type="float" office:value="19.0954178440507" calcext:value-type="float">
            <text:p>19.095417844050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5.0625" calcext:value-type="float">
            <text:p>55.0625</text:p>
          </table:table-cell>
          <table:table-cell office:value-type="float" office:value="28.8894489462272" calcext:value-type="float">
            <text:p>28.889448946227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8.5172413793104" calcext:value-type="float">
            <text:p>78.5172413793104</text:p>
          </table:table-cell>
          <table:table-cell office:value-type="float" office:value="24.5941129620487" calcext:value-type="float">
            <text:p>24.594112962048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31880" calcext:value-type="float">
            <text:p>31880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21P3F</text:p>
          </table:table-cell>
          <table:table-cell office:value-type="string" calcext:value-type="string">
            <text:p>OGÓLNOKSZTAŁCĄCA SZKOŁA MUZYCZNA I STOPNIA NR 3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18" calcext:value-type="float">
            <text:p>18</text:p>
          </table:table-cell>
          <table:table-cell office:value-type="float" office:value="70.9444444444444" calcext:value-type="float">
            <text:p>70.9444444444444</text:p>
          </table:table-cell>
          <table:table-cell office:value-type="float" office:value="10.632613466867" calcext:value-type="float">
            <text:p>10.63261346686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69.1111111111111" calcext:value-type="float">
            <text:p>69.1111111111111</text:p>
          </table:table-cell>
          <table:table-cell office:value-type="float" office:value="22.8178509283336" calcext:value-type="float">
            <text:p>22.8178509283336</text:p>
          </table:table-cell>
          <table:table-cell office:value-type="float" office:value="78.5" calcext:value-type="float">
            <text:p>78.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1.2777777777778" calcext:value-type="float">
            <text:p>91.2777777777778</text:p>
          </table:table-cell>
          <table:table-cell office:value-type="float" office:value="14.7150926132758" calcext:value-type="float">
            <text:p>14.715092613275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58" calcext:value-type="float">
            <text:p>14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23P13</text:p>
          </table:table-cell>
          <table:table-cell office:value-type="string" calcext:value-type="string">
            <text:p>SZKOŁA PODSTAWOWA NR 68 IM. II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zczęśliwa 28</text:p>
          </table:table-cell>
          <table:table-cell office:value-type="float" office:value="59" calcext:value-type="float">
            <text:p>59</text:p>
          </table:table-cell>
          <table:table-cell office:value-type="float" office:value="73.1525423728814" calcext:value-type="float">
            <text:p>73.1525423728814</text:p>
          </table:table-cell>
          <table:table-cell office:value-type="float" office:value="15.9201541165801" calcext:value-type="float">
            <text:p>15.920154116580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6.5593220338983" calcext:value-type="float">
            <text:p>66.5593220338983</text:p>
          </table:table-cell>
          <table:table-cell office:value-type="float" office:value="27.7929824007213" calcext:value-type="float">
            <text:p>27.7929824007213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85.0806451612903" calcext:value-type="float">
            <text:p>85.0806451612903</text:p>
          </table:table-cell>
          <table:table-cell office:value-type="float" office:value="18.9764696290898" calcext:value-type="float">
            <text:p>18.97646962908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7" calcext:value-type="float">
            <text:p>1559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26P0B</text:p>
          </table:table-cell>
          <table:table-cell office:value-type="string" calcext:value-type="string">
            <text:p>SZKOŁA PODSTAWOWA NR 95 IM. JARO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rogajowa 66-68</text:p>
          </table:table-cell>
          <table:table-cell office:value-type="float" office:value="47" calcext:value-type="float">
            <text:p>47</text:p>
          </table:table-cell>
          <table:table-cell office:value-type="float" office:value="56.1914893617021" calcext:value-type="float">
            <text:p>56.1914893617021</text:p>
          </table:table-cell>
          <table:table-cell office:value-type="float" office:value="15.7488781064427" calcext:value-type="float">
            <text:p>15.748878106442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25.752504526001" calcext:value-type="float">
            <text:p>25.752504526001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9.3404255319149" calcext:value-type="float">
            <text:p>69.3404255319149</text:p>
          </table:table-cell>
          <table:table-cell office:value-type="float" office:value="28.2189589172265" calcext:value-type="float">
            <text:p>28.2189589172265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4" calcext:value-type="float">
            <text:p>14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29P0E</text:p>
          </table:table-cell>
          <table:table-cell office:value-type="string" calcext:value-type="string">
            <text:p>SZKOŁA PODSTAWOWA NR 109 IM. EDWARDA DEMB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żynierska 54</text:p>
          </table:table-cell>
          <table:table-cell office:value-type="float" office:value="42" calcext:value-type="float">
            <text:p>42</text:p>
          </table:table-cell>
          <table:table-cell office:value-type="float" office:value="67.452380952381" calcext:value-type="float">
            <text:p>67.452380952381</text:p>
          </table:table-cell>
          <table:table-cell office:value-type="float" office:value="16.0463649361592" calcext:value-type="float">
            <text:p>16.046364936159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58.0238095238095" calcext:value-type="float">
            <text:p>58.0238095238095</text:p>
          </table:table-cell>
          <table:table-cell office:value-type="float" office:value="29.706090521288" calcext:value-type="float">
            <text:p>29.706090521288</text:p>
          </table:table-cell>
          <table:table-cell office:value-type="float" office:value="58.5" calcext:value-type="float">
            <text:p>58.5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70.7446808510638" calcext:value-type="float">
            <text:p>70.7446808510638</text:p>
          </table:table-cell>
          <table:table-cell office:value-type="float" office:value="29.4628999201819" calcext:value-type="float">
            <text:p>29.4628999201819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188" calcext:value-type="float">
            <text:p>201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31P0H</text:p>
          </table:table-cell>
          <table:table-cell office:value-type="string" calcext:value-type="string">
            <text:p>SZKOŁA PODSTAWOWA NR 113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emska 16c</text:p>
          </table:table-cell>
          <table:table-cell office:value-type="float" office:value="99" calcext:value-type="float">
            <text:p>99</text:p>
          </table:table-cell>
          <table:table-cell office:value-type="float" office:value="65.5858585858586" calcext:value-type="float">
            <text:p>65.5858585858586</text:p>
          </table:table-cell>
          <table:table-cell office:value-type="float" office:value="15.899946064968" calcext:value-type="float">
            <text:p>15.89994606496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60.2121212121212" calcext:value-type="float">
            <text:p>60.2121212121212</text:p>
          </table:table-cell>
          <table:table-cell office:value-type="float" office:value="28.2260975047729" calcext:value-type="float">
            <text:p>28.226097504772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80.0540540540541" calcext:value-type="float">
            <text:p>80.0540540540541</text:p>
          </table:table-cell>
          <table:table-cell office:value-type="float" office:value="22.3670598525494" calcext:value-type="float">
            <text:p>22.3670598525494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31P1C</text:p>
          </table:table-cell>
          <table:table-cell office:value-type="string" calcext:value-type="string">
            <text:p>SZKOŁA PODSTAWOWA NR 82 IM. BUDOWNICZYCH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lacharska 13</text:p>
          </table:table-cell>
          <table:table-cell office:value-type="float" office:value="34" calcext:value-type="float">
            <text:p>34</text:p>
          </table:table-cell>
          <table:table-cell office:value-type="float" office:value="65.4705882352941" calcext:value-type="float">
            <text:p>65.4705882352941</text:p>
          </table:table-cell>
          <table:table-cell office:value-type="float" office:value="14.9828044459555" calcext:value-type="float">
            <text:p>14.982804445955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3.9411764705882" calcext:value-type="float">
            <text:p>63.9411764705882</text:p>
          </table:table-cell>
          <table:table-cell office:value-type="float" office:value="29.9852328130233" calcext:value-type="float">
            <text:p>29.9852328130233</text:p>
          </table:table-cell>
          <table:table-cell office:value-type="float" office:value="68.5" calcext:value-type="float">
            <text:p>68.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90.7272727272727" calcext:value-type="float">
            <text:p>90.7272727272727</text:p>
          </table:table-cell>
          <table:table-cell office:value-type="float" office:value="14.8757943047875" calcext:value-type="float">
            <text:p>14.875794304787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351" calcext:value-type="float">
            <text:p>26235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50P1X</text:p>
          </table:table-cell>
          <table:table-cell office:value-type="string" calcext:value-type="string">
            <text:p>SZKOŁA PODSTAWOWA NR 5 IM. HUGONA DIONIZEGO STEINHAU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lenia 7</text:p>
          </table:table-cell>
          <table:table-cell office:value-type="float" office:value="36" calcext:value-type="float">
            <text:p>36</text:p>
          </table:table-cell>
          <table:table-cell office:value-type="float" office:value="65.1944444444444" calcext:value-type="float">
            <text:p>65.1944444444444</text:p>
          </table:table-cell>
          <table:table-cell office:value-type="float" office:value="15.1269065730286" calcext:value-type="float">
            <text:p>15.1269065730286</text:p>
          </table:table-cell>
          <table:table-cell office:value-type="float" office:value="64.5" calcext:value-type="float">
            <text:p>64.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6.5277777777778" calcext:value-type="float">
            <text:p>56.5277777777778</text:p>
          </table:table-cell>
          <table:table-cell office:value-type="float" office:value="28.1034656928753" calcext:value-type="float">
            <text:p>28.103465692875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0.2105263157895" calcext:value-type="float">
            <text:p>80.2105263157895</text:p>
          </table:table-cell>
          <table:table-cell office:value-type="float" office:value="25.5828457068371" calcext:value-type="float">
            <text:p>25.582845706837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44" calcext:value-type="float">
            <text:p>1339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53P05</text:p>
          </table:table-cell>
          <table:table-cell office:value-type="string" calcext:value-type="string">
            <text:p>SPOŁECZNA SZKOŁA PODSTAWOWA Z ODDZIAŁAMI INTEGRACYJNYMI "AMIGO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36</text:p>
          </table:table-cell>
          <table:table-cell office:value-type="float" office:value="13" calcext:value-type="float">
            <text:p>13</text:p>
          </table:table-cell>
          <table:table-cell office:value-type="float" office:value="58.1538461538462" calcext:value-type="float">
            <text:p>58.1538461538462</text:p>
          </table:table-cell>
          <table:table-cell office:value-type="float" office:value="15.10397886369" calcext:value-type="float">
            <text:p>15.1039788636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9.7692307692308" calcext:value-type="float">
            <text:p>49.7692307692308</text:p>
          </table:table-cell>
          <table:table-cell office:value-type="float" office:value="30.9071907146189" calcext:value-type="float">
            <text:p>30.907190714618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0.0769230769231" calcext:value-type="float">
            <text:p>70.0769230769231</text:p>
          </table:table-cell>
          <table:table-cell office:value-type="float" office:value="28.1656133458501" calcext:value-type="float">
            <text:p>28.165613345850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0747" calcext:value-type="float">
            <text:p>1207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65P06</text:p>
          </table:table-cell>
          <table:table-cell office:value-type="string" calcext:value-type="string">
            <text:p>SZKOŁA PODSTAWOWA INTEGRACYJNA NR 103 Z ODDZIAŁAMI SPECJALNYM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dworska 70-82</text:p>
          </table:table-cell>
          <table:table-cell office:value-type="float" office:value="18" calcext:value-type="float">
            <text:p>18</text:p>
          </table:table-cell>
          <table:table-cell office:value-type="float" office:value="34.8333333333333" calcext:value-type="float">
            <text:p>34.8333333333333</text:p>
          </table:table-cell>
          <table:table-cell office:value-type="float" office:value="16.9942800834738" calcext:value-type="float">
            <text:p>16.99428008347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4.3888888888889" calcext:value-type="float">
            <text:p>24.3888888888889</text:p>
          </table:table-cell>
          <table:table-cell office:value-type="float" office:value="22.720863855078" calcext:value-type="float">
            <text:p>22.72086385507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.6111111111111" calcext:value-type="float">
            <text:p>45.6111111111111</text:p>
          </table:table-cell>
          <table:table-cell office:value-type="float" office:value="27.874996539888" calcext:value-type="float">
            <text:p>27.87499653988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66P1Q</text:p>
          </table:table-cell>
          <table:table-cell office:value-type="string" calcext:value-type="string">
            <text:p>CHRZEŚCIJAŃSKA SZKOŁA PODSTAWOWA "ARK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lowowolska 24</text:p>
          </table:table-cell>
          <table:table-cell office:value-type="float" office:value="15" calcext:value-type="float">
            <text:p>15</text:p>
          </table:table-cell>
          <table:table-cell office:value-type="float" office:value="63.6666666666667" calcext:value-type="float">
            <text:p>63.6666666666667</text:p>
          </table:table-cell>
          <table:table-cell office:value-type="float" office:value="10.1762250149825" calcext:value-type="float">
            <text:p>10.176225014982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73.4" calcext:value-type="float">
            <text:p>73.4</text:p>
          </table:table-cell>
          <table:table-cell office:value-type="float" office:value="22.9253862199382" calcext:value-type="float">
            <text:p>22.9253862199382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91.9230769230769" calcext:value-type="float">
            <text:p>91.9230769230769</text:p>
          </table:table-cell>
          <table:table-cell office:value-type="float" office:value="8.54365746271681" calcext:value-type="float">
            <text:p>8.5436574627168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82" calcext:value-type="float">
            <text:p>5628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73P1A</text:p>
          </table:table-cell>
          <table:table-cell office:value-type="string" calcext:value-type="string">
            <text:p>SZKOŁA PODSTAWOWA NR 75 Z ODDZIAŁAMI INTEGRACYJNYMI IM. HENRYKA SIEN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iotra Ignuta 28</text:p>
          </table:table-cell>
          <table:table-cell office:value-type="float" office:value="32" calcext:value-type="float">
            <text:p>32</text:p>
          </table:table-cell>
          <table:table-cell office:value-type="float" office:value="56.8125" calcext:value-type="float">
            <text:p>56.8125</text:p>
          </table:table-cell>
          <table:table-cell office:value-type="float" office:value="18.1769728984229" calcext:value-type="float">
            <text:p>18.176972898422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46.21875" calcext:value-type="float">
            <text:p>46.21875</text:p>
          </table:table-cell>
          <table:table-cell office:value-type="float" office:value="28.3799383092617" calcext:value-type="float">
            <text:p>28.37993830926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4.2222222222222" calcext:value-type="float">
            <text:p>74.2222222222222</text:p>
          </table:table-cell>
          <table:table-cell office:value-type="float" office:value="26.477570288738" calcext:value-type="float">
            <text:p>26.47757028873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619" calcext:value-type="float">
            <text:p>13361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74P04</text:p>
          </table:table-cell>
          <table:table-cell office:value-type="string" calcext:value-type="string">
            <text:p>SZKOŁA PODSTAWOWA NR 33 IM. TRADYCJI HERBU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lista 17</text:p>
          </table:table-cell>
          <table:table-cell office:value-type="float" office:value="36" calcext:value-type="float">
            <text:p>36</text:p>
          </table:table-cell>
          <table:table-cell office:value-type="float" office:value="62.25" calcext:value-type="float">
            <text:p>62.25</text:p>
          </table:table-cell>
          <table:table-cell office:value-type="float" office:value="13.0838641081295" calcext:value-type="float">
            <text:p>13.083864108129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57.6111111111111" calcext:value-type="float">
            <text:p>57.6111111111111</text:p>
          </table:table-cell>
          <table:table-cell office:value-type="float" office:value="30.251976774509" calcext:value-type="float">
            <text:p>30.251976774509</text:p>
          </table:table-cell>
          <table:table-cell office:value-type="float" office:value="58.5" calcext:value-type="float">
            <text:p>58.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81.6571428571429" calcext:value-type="float">
            <text:p>81.6571428571429</text:p>
          </table:table-cell>
          <table:table-cell office:value-type="float" office:value="20.2850301695509" calcext:value-type="float">
            <text:p>20.285030169550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5778" calcext:value-type="float">
            <text:p>857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76PNB</text:p>
          </table:table-cell>
          <table:table-cell office:value-type="string" calcext:value-type="string">
            <text:p>SZKOŁA PODSTAWOWA SPECJALNA NR 86 DLA NIEDOSTOSOWANYCH SPOŁECZN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lecka 51a</text:p>
          </table:table-cell>
          <table:table-cell office:value-type="float" office:value="40" calcext:value-type="float">
            <text:p>40</text:p>
          </table:table-cell>
          <table:table-cell office:value-type="float" office:value="37.025" calcext:value-type="float">
            <text:p>37.025</text:p>
          </table:table-cell>
          <table:table-cell office:value-type="float" office:value="20.680289528921" calcext:value-type="float">
            <text:p>20.680289528921</text:p>
          </table:table-cell>
          <table:table-cell office:value-type="float" office:value="34.5" calcext:value-type="float">
            <text:p>34.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.375" calcext:value-type="float">
            <text:p>19.375</text:p>
          </table:table-cell>
          <table:table-cell office:value-type="float" office:value="16.3931197457958" calcext:value-type="float">
            <text:p>16.39311974579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6.95" calcext:value-type="float">
            <text:p>36.95</text:p>
          </table:table-cell>
          <table:table-cell office:value-type="float" office:value="27.729902632357" calcext:value-type="float">
            <text:p>27.729902632357</text:p>
          </table:table-cell>
          <table:table-cell office:value-type="float" office:value="24.5" calcext:value-type="float">
            <text:p>24.5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8" calcext:value-type="float">
            <text:p>12450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79PNE</text:p>
          </table:table-cell>
          <table:table-cell office:value-type="string" calcext:value-type="string">
            <text:p>SZKOŁA PODSTAWOWA AMS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błowicka 143</text:p>
          </table:table-cell>
          <table:table-cell office:value-type="float" office:value="15" calcext:value-type="float">
            <text:p>15</text:p>
          </table:table-cell>
          <table:table-cell office:value-type="float" office:value="70.2" calcext:value-type="float">
            <text:p>70.2</text:p>
          </table:table-cell>
          <table:table-cell office:value-type="float" office:value="12.3892426456718" calcext:value-type="float">
            <text:p>12.389242645671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65.1333333333333" calcext:value-type="float">
            <text:p>65.1333333333333</text:p>
          </table:table-cell>
          <table:table-cell office:value-type="float" office:value="31.5655226825444" calcext:value-type="float">
            <text:p>31.565522682544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2.6666666666667" calcext:value-type="float">
            <text:p>82.6666666666667</text:p>
          </table:table-cell>
          <table:table-cell office:value-type="float" office:value="20.914641336208" calcext:value-type="float">
            <text:p>20.91464133620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654" calcext:value-type="float">
            <text:p>13165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7CPNH</text:p>
          </table:table-cell>
          <table:table-cell office:value-type="string" calcext:value-type="string">
            <text:p>AUTORSKA SZKOŁA PODSTAWOWA JASKÓŁKA IM. SIMONY KOSS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mana Dmowskiego 17</text:p>
          </table:table-cell>
          <table:table-cell office:value-type="float" office:value="24" calcext:value-type="float">
            <text:p>24</text:p>
          </table:table-cell>
          <table:table-cell office:value-type="float" office:value="62.625" calcext:value-type="float">
            <text:p>62.625</text:p>
          </table:table-cell>
          <table:table-cell office:value-type="float" office:value="20.0848460702756" calcext:value-type="float">
            <text:p>20.0848460702756</text:p>
          </table:table-cell>
          <table:table-cell office:value-type="float" office:value="67.5" calcext:value-type="float">
            <text:p>67.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5.0416666666667" calcext:value-type="float">
            <text:p>45.0416666666667</text:p>
          </table:table-cell>
          <table:table-cell office:value-type="float" office:value="28.8566560298005" calcext:value-type="float">
            <text:p>28.8566560298005</text:p>
          </table:table-cell>
          <table:table-cell office:value-type="float" office:value="38.5" calcext:value-type="float">
            <text:p>38.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7.7916666666667" calcext:value-type="float">
            <text:p>87.7916666666667</text:p>
          </table:table-cell>
          <table:table-cell office:value-type="float" office:value="19.9310878751986" calcext:value-type="float">
            <text:p>19.931087875198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9452" calcext:value-type="float">
            <text:p>2694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7HPNY</text:p>
          </table:table-cell>
          <table:table-cell office:value-type="string" calcext:value-type="string">
            <text:p>NIEPUBLICZNA SZKOŁA PODSTAWOWA "INSPIRACJ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leniogórska 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325" calcext:value-type="float">
            <text:p>2723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7KPN1</text:p>
          </table:table-cell>
          <table:table-cell office:value-type="string" calcext:value-type="string">
            <text:p>NIEPUBLICZNA SZKOŁA PODSTAWOWA FUNDACJI KRÓLOWEJ ŚWIĘTEJ JADWIG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botnicza 36-38</text:p>
          </table:table-cell>
          <table:table-cell office:value-type="float" office:value="47" calcext:value-type="float">
            <text:p>47</text:p>
          </table:table-cell>
          <table:table-cell office:value-type="float" office:value="68.3617021276596" calcext:value-type="float">
            <text:p>68.3617021276596</text:p>
          </table:table-cell>
          <table:table-cell office:value-type="float" office:value="17.1382681563988" calcext:value-type="float">
            <text:p>17.138268156398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1.2340425531915" calcext:value-type="float">
            <text:p>51.2340425531915</text:p>
          </table:table-cell>
          <table:table-cell office:value-type="float" office:value="29.1592930816141" calcext:value-type="float">
            <text:p>29.159293081614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78.2127659574468" calcext:value-type="float">
            <text:p>78.2127659574468</text:p>
          </table:table-cell>
          <table:table-cell office:value-type="float" office:value="23.5253925014967" calcext:value-type="float">
            <text:p>23.525392501496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529" calcext:value-type="float">
            <text:p>2725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7LPNQ</text:p>
          </table:table-cell>
          <table:table-cell office:value-type="string" calcext:value-type="string">
            <text:p>AUTORSKA SZKOŁA PODSTAWOWA GALILE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owrocławska 5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4.4" calcext:value-type="float">
            <text:p>74.4</text:p>
          </table:table-cell>
          <table:table-cell office:value-type="float" office:value="33.0551055058065" calcext:value-type="float">
            <text:p>33.0551055058065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5696" calcext:value-type="float">
            <text:p>2756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7NPN4</text:p>
          </table:table-cell>
          <table:table-cell office:value-type="string" calcext:value-type="string">
            <text:p>SZKOŁA PODSTAWOWA - WROCŁAW COSMOPOLITAN SCHOOL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abryczna 14a</text:p>
          </table:table-cell>
          <table:table-cell office:value-type="float" office:value="11" calcext:value-type="float">
            <text:p>11</text:p>
          </table:table-cell>
          <table:table-cell office:value-type="float" office:value="47.0909090909091" calcext:value-type="float">
            <text:p>47.0909090909091</text:p>
          </table:table-cell>
          <table:table-cell office:value-type="float" office:value="24.1602774873233" calcext:value-type="float">
            <text:p>24.160277487323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7.5454545454546" calcext:value-type="float">
            <text:p>37.5454545454546</text:p>
          </table:table-cell>
          <table:table-cell office:value-type="float" office:value="29.6352481664031" calcext:value-type="float">
            <text:p>29.635248166403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3.1666666666667" calcext:value-type="float">
            <text:p>83.1666666666667</text:p>
          </table:table-cell>
          <table:table-cell office:value-type="float" office:value="25.5353785081709" calcext:value-type="float">
            <text:p>25.5353785081709</text:p>
          </table:table-cell>
          <table:table-cell office:value-type="float" office:value="95.5" calcext:value-type="float">
            <text:p>95.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491" calcext:value-type="float">
            <text:p>204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2-90P0M</text:p>
          </table:table-cell>
          <table:table-cell office:value-type="string" calcext:value-type="string">
            <text:p>POLSKO-NIEMIEC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Marcina Lutra 2-8</text:p>
          </table:table-cell>
          <table:table-cell office:value-type="float" office:value="9" calcext:value-type="float">
            <text:p>9</text:p>
          </table:table-cell>
          <table:table-cell office:value-type="float" office:value="62.1111111111111" calcext:value-type="float">
            <text:p>62.1111111111111</text:p>
          </table:table-cell>
          <table:table-cell office:value-type="float" office:value="16.5425004454482" calcext:value-type="float">
            <text:p>16.54250044544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.4444444444444" calcext:value-type="float">
            <text:p>70.4444444444444</text:p>
          </table:table-cell>
          <table:table-cell office:value-type="float" office:value="19.4142622895364" calcext:value-type="float">
            <text:p>19.414262289536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80.125" calcext:value-type="float">
            <text:p>80.125</text:p>
          </table:table-cell>
          <table:table-cell office:value-type="float" office:value="18.5232117895359" calcext:value-type="float">
            <text:p>18.5232117895359</text:p>
          </table:table-cell>
          <table:table-cell office:value-type="float" office:value="88.5" calcext:value-type="float">
            <text:p>88.5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2-99P0V</text:p>
          </table:table-cell>
          <table:table-cell office:value-type="string" calcext:value-type="string">
            <text:p>SZKOŁA PODSTAWOWA NR 43 Z ODDZIAŁAMI INTEGRACYJNYMI IM. JANA KACZMAR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ochowa 36-38</text:p>
          </table:table-cell>
          <table:table-cell office:value-type="float" office:value="28" calcext:value-type="float">
            <text:p>28</text:p>
          </table:table-cell>
          <table:table-cell office:value-type="float" office:value="61.2142857142857" calcext:value-type="float">
            <text:p>61.2142857142857</text:p>
          </table:table-cell>
          <table:table-cell office:value-type="float" office:value="16.1097954736887" calcext:value-type="float">
            <text:p>16.109795473688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41.5714285714286" calcext:value-type="float">
            <text:p>41.5714285714286</text:p>
          </table:table-cell>
          <table:table-cell office:value-type="float" office:value="31.832629902831" calcext:value-type="float">
            <text:p>31.832629902831</text:p>
          </table:table-cell>
          <table:table-cell office:value-type="float" office:value="28.5" calcext:value-type="float">
            <text:p>28.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7.2222222222222" calcext:value-type="float">
            <text:p>57.2222222222222</text:p>
          </table:table-cell>
          <table:table-cell office:value-type="float" office:value="28.6289588345545" calcext:value-type="float">
            <text:p>28.6289588345545</text:p>
          </table:table-cell>
          <table:table-cell office:value-type="float" office:value="61.5" calcext:value-type="float">
            <text:p>61.5</text:p>
          </table:table-cell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06P1F</text:p>
          </table:table-cell>
          <table:table-cell office:value-type="string" calcext:value-type="string">
            <text:p>SZKOŁA PODSTAWOWA NR 23 IM. GEN. STEFANA "GROTA" ROW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ystankowa 32</text:p>
          </table:table-cell>
          <table:table-cell office:value-type="float" office:value="40" calcext:value-type="float">
            <text:p>40</text:p>
          </table:table-cell>
          <table:table-cell office:value-type="float" office:value="74.2" calcext:value-type="float">
            <text:p>74.2</text:p>
          </table:table-cell>
          <table:table-cell office:value-type="float" office:value="10.8563345563777" calcext:value-type="float">
            <text:p>10.856334556377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3.25" calcext:value-type="float">
            <text:p>73.25</text:p>
          </table:table-cell>
          <table:table-cell office:value-type="float" office:value="27.519765624002" calcext:value-type="float">
            <text:p>27.51976562400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84.8947368421053" calcext:value-type="float">
            <text:p>84.8947368421053</text:p>
          </table:table-cell>
          <table:table-cell office:value-type="float" office:value="17.4729708161284" calcext:value-type="float">
            <text:p>17.47297081612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07P09</text:p>
          </table:table-cell>
          <table:table-cell office:value-type="string" calcext:value-type="string">
            <text:p>SZKOŁA PODSTAWOWA NR 2 IM. HENRYKA SUCHAR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muny Paryskiej 36-38</text:p>
          </table:table-cell>
          <table:table-cell office:value-type="float" office:value="33" calcext:value-type="float">
            <text:p>33</text:p>
          </table:table-cell>
          <table:table-cell office:value-type="float" office:value="57.6666666666667" calcext:value-type="float">
            <text:p>57.6666666666667</text:p>
          </table:table-cell>
          <table:table-cell office:value-type="float" office:value="18.2651625127225" calcext:value-type="float">
            <text:p>18.265162512722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9.28125" calcext:value-type="float">
            <text:p>39.28125</text:p>
          </table:table-cell>
          <table:table-cell office:value-type="float" office:value="28.9355257155888" calcext:value-type="float">
            <text:p>28.935525715588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61.5227272727273" calcext:value-type="float">
            <text:p>61.5227272727273</text:p>
          </table:table-cell>
          <table:table-cell office:value-type="float" office:value="28.4049360598116" calcext:value-type="float">
            <text:p>28.404936059811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08P0Y</text:p>
          </table:table-cell>
          <table:table-cell office:value-type="string" calcext:value-type="string">
            <text:p>BRITISH INTERNATIONAL SCHOOL WROCLAW POLSKO - BRYTYJSKA DWUJĘZYCZNA SZKOŁA PODSTAWOW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Akacjowa 10-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73.7142857142857" calcext:value-type="float">
            <text:p>73.7142857142857</text:p>
          </table:table-cell>
          <table:table-cell office:value-type="float" office:value="23.2975430078814" calcext:value-type="float">
            <text:p>23.2975430078814</text:p>
          </table:table-cell>
          <table:table-cell office:value-type="float" office:value="76" calcext:value-type="float">
            <text:p>76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0" calcext:value-type="float">
            <text:p>1061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0LP0Z</text:p>
          </table:table-cell>
          <table:table-cell office:value-type="string" calcext:value-type="string">
            <text:p>SZKOŁA PODSTAWOWA EK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56</text:p>
          </table:table-cell>
          <table:table-cell office:value-type="float" office:value="19" calcext:value-type="float">
            <text:p>19</text:p>
          </table:table-cell>
          <table:table-cell office:value-type="float" office:value="84.3157894736842" calcext:value-type="float">
            <text:p>84.3157894736842</text:p>
          </table:table-cell>
          <table:table-cell office:value-type="float" office:value="5.54458134320962" calcext:value-type="float">
            <text:p>5.5445813432096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85.1578947368421" calcext:value-type="float">
            <text:p>85.1578947368421</text:p>
          </table:table-cell>
          <table:table-cell office:value-type="float" office:value="15.6314903417655" calcext:value-type="float">
            <text:p>15.631490341765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96.5714285714286" calcext:value-type="float">
            <text:p>96.5714285714286</text:p>
          </table:table-cell>
          <table:table-cell office:value-type="float" office:value="3.48563622082764" calcext:value-type="float">
            <text:p>3.48563622082764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7" calcext:value-type="float">
            <text:p>21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10P01</text:p>
          </table:table-cell>
          <table:table-cell office:value-type="string" calcext:value-type="string">
            <text:p>SZKOŁA PODSTAWOWA NR 17 IM. PROF. STANISŁAWA KULC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czysta 105</text:p>
          </table:table-cell>
          <table:table-cell office:value-type="float" office:value="82" calcext:value-type="float">
            <text:p>82</text:p>
          </table:table-cell>
          <table:table-cell office:value-type="float" office:value="65.5731707317073" calcext:value-type="float">
            <text:p>65.5731707317073</text:p>
          </table:table-cell>
          <table:table-cell office:value-type="float" office:value="16.5360142717416" calcext:value-type="float">
            <text:p>16.536014271741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58.9146341463415" calcext:value-type="float">
            <text:p>58.9146341463415</text:p>
          </table:table-cell>
          <table:table-cell office:value-type="float" office:value="27.4529314350644" calcext:value-type="float">
            <text:p>27.452931435064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2.0352941176471" calcext:value-type="float">
            <text:p>82.0352941176471</text:p>
          </table:table-cell>
          <table:table-cell office:value-type="float" office:value="21.5965395151895" calcext:value-type="float">
            <text:p>21.596539515189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12P0F</text:p>
          </table:table-cell>
          <table:table-cell office:value-type="string" calcext:value-type="string">
            <text:p>SZKOŁA PODSTAWOWA NR 30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poroska 28</text:p>
          </table:table-cell>
          <table:table-cell office:value-type="float" office:value="31" calcext:value-type="float">
            <text:p>31</text:p>
          </table:table-cell>
          <table:table-cell office:value-type="float" office:value="58.8064516129032" calcext:value-type="float">
            <text:p>58.8064516129032</text:p>
          </table:table-cell>
          <table:table-cell office:value-type="float" office:value="17.1754125739782" calcext:value-type="float">
            <text:p>17.175412573978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.6774193548387" calcext:value-type="float">
            <text:p>32.6774193548387</text:p>
          </table:table-cell>
          <table:table-cell office:value-type="float" office:value="23.887352702774" calcext:value-type="float">
            <text:p>23.88735270277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5.3783783783784" calcext:value-type="float">
            <text:p>65.3783783783784</text:p>
          </table:table-cell>
          <table:table-cell office:value-type="float" office:value="28.8119263513054" calcext:value-type="float">
            <text:p>28.811926351305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64" calcext:value-type="float">
            <text:p>209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13P04</text:p>
          </table:table-cell>
          <table:table-cell office:value-type="string" calcext:value-type="string">
            <text:p>SZKOŁA PODSTAWOWA NR 3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nstantego Ildefonsa Gałczyńskiego 8</text:p>
          </table:table-cell>
          <table:table-cell office:value-type="float" office:value="72" calcext:value-type="float">
            <text:p>72</text:p>
          </table:table-cell>
          <table:table-cell office:value-type="float" office:value="72.0833333333333" calcext:value-type="float">
            <text:p>72.0833333333333</text:p>
          </table:table-cell>
          <table:table-cell office:value-type="float" office:value="16.3203604943845" calcext:value-type="float">
            <text:p>16.320360494384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8.6944444444444" calcext:value-type="float">
            <text:p>78.6944444444444</text:p>
          </table:table-cell>
          <table:table-cell office:value-type="float" office:value="23.3610780816255" calcext:value-type="float">
            <text:p>23.3610780816255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4.9113924050633" calcext:value-type="float">
            <text:p>84.9113924050633</text:p>
          </table:table-cell>
          <table:table-cell office:value-type="float" office:value="20.2941594599971" calcext:value-type="float">
            <text:p>20.294159459997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6" calcext:value-type="float">
            <text:p>148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16P07</text:p>
          </table:table-cell>
          <table:table-cell office:value-type="string" calcext:value-type="string">
            <text:p>SZKOŁA PODSTAWOWA NR 47 IM. NOBLISTÓW POL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nuszowicka 35-37</text:p>
          </table:table-cell>
          <table:table-cell office:value-type="float" office:value="75" calcext:value-type="float">
            <text:p>75</text:p>
          </table:table-cell>
          <table:table-cell office:value-type="float" office:value="79.1866666666667" calcext:value-type="float">
            <text:p>79.1866666666667</text:p>
          </table:table-cell>
          <table:table-cell office:value-type="float" office:value="15.7214870656549" calcext:value-type="float">
            <text:p>15.7214870656549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.44" calcext:value-type="float">
            <text:p>79.44</text:p>
          </table:table-cell>
          <table:table-cell office:value-type="float" office:value="21.2215236650592" calcext:value-type="float">
            <text:p>21.22152366505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1.2467532467532" calcext:value-type="float">
            <text:p>91.2467532467532</text:p>
          </table:table-cell>
          <table:table-cell office:value-type="float" office:value="15.7695710967507" calcext:value-type="float">
            <text:p>15.769571096750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2" calcext:value-type="float">
            <text:p>10614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18P0L</text:p>
          </table:table-cell>
          <table:table-cell office:value-type="string" calcext:value-type="string">
            <text:p>DWUJĘZYCZNA SZKOŁA PODSTAWOWA "ATUT" FUNDACJI EDUKACJI MIĘDZYNARODOW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cławicka 101</text:p>
          </table:table-cell>
          <table:table-cell office:value-type="float" office:value="36" calcext:value-type="float">
            <text:p>36</text:p>
          </table:table-cell>
          <table:table-cell office:value-type="float" office:value="83.3055555555556" calcext:value-type="float">
            <text:p>83.3055555555556</text:p>
          </table:table-cell>
          <table:table-cell office:value-type="float" office:value="11.3328907865666" calcext:value-type="float">
            <text:p>11.3328907865666</text:p>
          </table:table-cell>
          <table:table-cell office:value-type="float" office:value="85.5" calcext:value-type="float">
            <text:p>85.5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78.7222222222222" calcext:value-type="float">
            <text:p>78.7222222222222</text:p>
          </table:table-cell>
          <table:table-cell office:value-type="float" office:value="23.8567613419843" calcext:value-type="float">
            <text:p>23.856761341984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94.1666666666667" calcext:value-type="float">
            <text:p>94.1666666666667</text:p>
          </table:table-cell>
          <table:table-cell office:value-type="float" office:value="7.61759658801763" calcext:value-type="float">
            <text:p>7.6175965880176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6" calcext:value-type="float">
            <text:p>215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19P0A</text:p>
          </table:table-cell>
          <table:table-cell office:value-type="string" calcext:value-type="string">
            <text:p>SZKOŁA PODSTAWOWA NR 16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trzna 50</text:p>
          </table:table-cell>
          <table:table-cell office:value-type="float" office:value="41" calcext:value-type="float">
            <text:p>41</text:p>
          </table:table-cell>
          <table:table-cell office:value-type="float" office:value="68.4390243902439" calcext:value-type="float">
            <text:p>68.4390243902439</text:p>
          </table:table-cell>
          <table:table-cell office:value-type="float" office:value="16.2105788712454" calcext:value-type="float">
            <text:p>16.210578871245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7.4390243902439" calcext:value-type="float">
            <text:p>57.4390243902439</text:p>
          </table:table-cell>
          <table:table-cell office:value-type="float" office:value="31.077439688378" calcext:value-type="float">
            <text:p>31.077439688378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85.8679245283019" calcext:value-type="float">
            <text:p>85.8679245283019</text:p>
          </table:table-cell>
          <table:table-cell office:value-type="float" office:value="18.5350639007699" calcext:value-type="float">
            <text:p>18.535063900769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20P0O</text:p>
          </table:table-cell>
          <table:table-cell office:value-type="string" calcext:value-type="string">
            <text:p>SZKOŁA PODSTAWOWA NR 64 IM. WŁADYSŁAWA BRONIE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jszycka 1</text:p>
          </table:table-cell>
          <table:table-cell office:value-type="float" office:value="68" calcext:value-type="float">
            <text:p>68</text:p>
          </table:table-cell>
          <table:table-cell office:value-type="float" office:value="75.2941176470588" calcext:value-type="float">
            <text:p>75.2941176470588</text:p>
          </table:table-cell>
          <table:table-cell office:value-type="float" office:value="14.2085918741085" calcext:value-type="float">
            <text:p>14.208591874108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9.6119402985075" calcext:value-type="float">
            <text:p>69.6119402985075</text:p>
          </table:table-cell>
          <table:table-cell office:value-type="float" office:value="26.0447119701558" calcext:value-type="float">
            <text:p>26.0447119701558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6.1375" calcext:value-type="float">
            <text:p>86.1375</text:p>
          </table:table-cell>
          <table:table-cell office:value-type="float" office:value="20.5589054608946" calcext:value-type="float">
            <text:p>20.558905460894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3" calcext:value-type="float">
            <text:p>103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21P0D</text:p>
          </table:table-cell>
          <table:table-cell office:value-type="string" calcext:value-type="string">
            <text:p>SZKOŁA PODSTAWOWA NR 61 IM. JANUSZA KOR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arbowców 8</text:p>
          </table:table-cell>
          <table:table-cell office:value-type="float" office:value="23" calcext:value-type="float">
            <text:p>23</text:p>
          </table:table-cell>
          <table:table-cell office:value-type="float" office:value="74.4347826086957" calcext:value-type="float">
            <text:p>74.4347826086957</text:p>
          </table:table-cell>
          <table:table-cell office:value-type="float" office:value="13.694893008635" calcext:value-type="float">
            <text:p>13.69489300863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6.8260869565217" calcext:value-type="float">
            <text:p>66.8260869565217</text:p>
          </table:table-cell>
          <table:table-cell office:value-type="float" office:value="31.2947449039153" calcext:value-type="float">
            <text:p>31.294744903915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80.7777777777778" calcext:value-type="float">
            <text:p>80.7777777777778</text:p>
          </table:table-cell>
          <table:table-cell office:value-type="float" office:value="26.1906589700212" calcext:value-type="float">
            <text:p>26.190658970021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23P0R</text:p>
          </table:table-cell>
          <table:table-cell office:value-type="string" calcext:value-type="string">
            <text:p>SPORTOWA SZKOŁA PODSTAWOWA NR 72 IM. WŁADKA ZAREMB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rwała 17-19</text:p>
          </table:table-cell>
          <table:table-cell office:value-type="float" office:value="37" calcext:value-type="float">
            <text:p>37</text:p>
          </table:table-cell>
          <table:table-cell office:value-type="float" office:value="67.1891891891892" calcext:value-type="float">
            <text:p>67.1891891891892</text:p>
          </table:table-cell>
          <table:table-cell office:value-type="float" office:value="15.7683189695785" calcext:value-type="float">
            <text:p>15.76831896957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8.5135135135135" calcext:value-type="float">
            <text:p>58.5135135135135</text:p>
          </table:table-cell>
          <table:table-cell office:value-type="float" office:value="29.775394904338" calcext:value-type="float">
            <text:p>29.775394904338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26.9746668758156" calcext:value-type="float">
            <text:p>26.9746668758156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25P05</text:p>
          </table:table-cell>
          <table:table-cell office:value-type="string" calcext:value-type="string">
            <text:p>SZKOŁA PODSTAWOWA NR 73 IM. GENERAŁA WŁADYSŁAWA ANDER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liniana 30</text:p>
          </table:table-cell>
          <table:table-cell office:value-type="float" office:value="31" calcext:value-type="float">
            <text:p>31</text:p>
          </table:table-cell>
          <table:table-cell office:value-type="float" office:value="64.3870967741936" calcext:value-type="float">
            <text:p>64.3870967741936</text:p>
          </table:table-cell>
          <table:table-cell office:value-type="float" office:value="17.3998098234969" calcext:value-type="float">
            <text:p>17.39980982349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54.8666666666667" calcext:value-type="float">
            <text:p>54.8666666666667</text:p>
          </table:table-cell>
          <table:table-cell office:value-type="float" office:value="29.0674311826063" calcext:value-type="float">
            <text:p>29.0674311826063</text:p>
          </table:table-cell>
          <table:table-cell office:value-type="float" office:value="48.5" calcext:value-type="float">
            <text:p>48.5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79.7297297297297" calcext:value-type="float">
            <text:p>79.7297297297297</text:p>
          </table:table-cell>
          <table:table-cell office:value-type="float" office:value="22.1989148123478" calcext:value-type="float">
            <text:p>22.198914812347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26P0U</text:p>
          </table:table-cell>
          <table:table-cell office:value-type="string" calcext:value-type="string">
            <text:p>SZKOŁA PODSTAWOWA NR 90 IM. PROF. STANISŁAWA TOŁP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rzechowa 62</text:p>
          </table:table-cell>
          <table:table-cell office:value-type="float" office:value="49" calcext:value-type="float">
            <text:p>49</text:p>
          </table:table-cell>
          <table:table-cell office:value-type="float" office:value="68.6530612244898" calcext:value-type="float">
            <text:p>68.6530612244898</text:p>
          </table:table-cell>
          <table:table-cell office:value-type="float" office:value="17.1089557887068" calcext:value-type="float">
            <text:p>17.10895578870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65.1020408163265" calcext:value-type="float">
            <text:p>65.1020408163265</text:p>
          </table:table-cell>
          <table:table-cell office:value-type="float" office:value="27.5586535155506" calcext:value-type="float">
            <text:p>27.5586535155506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73.0294117647059" calcext:value-type="float">
            <text:p>73.0294117647059</text:p>
          </table:table-cell>
          <table:table-cell office:value-type="float" office:value="27.1021871204669" calcext:value-type="float">
            <text:p>27.102187120466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7" calcext:value-type="float">
            <text:p>14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27P0J</text:p>
          </table:table-cell>
          <table:table-cell office:value-type="string" calcext:value-type="string">
            <text:p>SZKOŁA PODSTAWOWA NR 76 Z ODDZIAŁAMI SPORTOWYMI IM. ŻOŁNIERZY I ARMII WOJSKA POL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ndy 13</text:p>
          </table:table-cell>
          <table:table-cell office:value-type="float" office:value="62" calcext:value-type="float">
            <text:p>62</text:p>
          </table:table-cell>
          <table:table-cell office:value-type="float" office:value="68.8870967741936" calcext:value-type="float">
            <text:p>68.8870967741936</text:p>
          </table:table-cell>
          <table:table-cell office:value-type="float" office:value="16.8447415349043" calcext:value-type="float">
            <text:p>16.844741534904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8.2096774193548" calcext:value-type="float">
            <text:p>68.2096774193548</text:p>
          </table:table-cell>
          <table:table-cell office:value-type="float" office:value="27.829050206211" calcext:value-type="float">
            <text:p>27.82905020621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79.8032786885246" calcext:value-type="float">
            <text:p>79.8032786885246</text:p>
          </table:table-cell>
          <table:table-cell office:value-type="float" office:value="24.9660882602921" calcext:value-type="float">
            <text:p>24.966088260292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30P0B</text:p>
          </table:table-cell>
          <table:table-cell office:value-type="string" calcext:value-type="string">
            <text:p>SZKOŁA PODSTAWOWA NR 80 IM.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lna 4</text:p>
          </table:table-cell>
          <table:table-cell office:value-type="float" office:value="63" calcext:value-type="float">
            <text:p>63</text:p>
          </table:table-cell>
          <table:table-cell office:value-type="float" office:value="68.9206349206349" calcext:value-type="float">
            <text:p>68.9206349206349</text:p>
          </table:table-cell>
          <table:table-cell office:value-type="float" office:value="19.7526784097443" calcext:value-type="float">
            <text:p>19.752678409744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0.8571428571429" calcext:value-type="float">
            <text:p>60.8571428571429</text:p>
          </table:table-cell>
          <table:table-cell office:value-type="float" office:value="32.6330522595304" calcext:value-type="float">
            <text:p>32.6330522595304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75.7538461538462" calcext:value-type="float">
            <text:p>75.7538461538462</text:p>
          </table:table-cell>
          <table:table-cell office:value-type="float" office:value="28.0274759527865" calcext:value-type="float">
            <text:p>28.027475952786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34P03</text:p>
          </table:table-cell>
          <table:table-cell office:value-type="string" calcext:value-type="string">
            <text:p>SZERMIERCZA SPORTOWA SZKOŁA PODSTAWOWA NR 85 IM. PROF. MARIANA S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en. Romualda Traugutta 37</text:p>
          </table:table-cell>
          <table:table-cell office:value-type="float" office:value="23" calcext:value-type="float">
            <text:p>23</text:p>
          </table:table-cell>
          <table:table-cell office:value-type="float" office:value="55.6521739130435" calcext:value-type="float">
            <text:p>55.6521739130435</text:p>
          </table:table-cell>
          <table:table-cell office:value-type="float" office:value="22.844671523426" calcext:value-type="float">
            <text:p>22.84467152342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3.625" calcext:value-type="float">
            <text:p>43.625</text:p>
          </table:table-cell>
          <table:table-cell office:value-type="float" office:value="28.3839927012862" calcext:value-type="float">
            <text:p>28.383992701286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3.5416666666667" calcext:value-type="float">
            <text:p>63.5416666666667</text:p>
          </table:table-cell>
          <table:table-cell office:value-type="float" office:value="30.3918563196715" calcext:value-type="float">
            <text:p>30.391856319671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76" calcext:value-type="float">
            <text:p>140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35P0S</text:p>
          </table:table-cell>
          <table:table-cell office:value-type="string" calcext:value-type="string">
            <text:p>SZKOŁA PODSTAWOWA NR 9 IM. WINCENTEGO P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yska 66</text:p>
          </table:table-cell>
          <table:table-cell office:value-type="float" office:value="31" calcext:value-type="float">
            <text:p>31</text:p>
          </table:table-cell>
          <table:table-cell office:value-type="float" office:value="71.258064516129" calcext:value-type="float">
            <text:p>71.258064516129</text:p>
          </table:table-cell>
          <table:table-cell office:value-type="float" office:value="13.5883435386684" calcext:value-type="float">
            <text:p>13.588343538668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69.1935483870968" calcext:value-type="float">
            <text:p>69.1935483870968</text:p>
          </table:table-cell>
          <table:table-cell office:value-type="float" office:value="27.2685797622036" calcext:value-type="float">
            <text:p>27.268579762203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86.6875" calcext:value-type="float">
            <text:p>86.6875</text:p>
          </table:table-cell>
          <table:table-cell office:value-type="float" office:value="18.7106879550165" calcext:value-type="float">
            <text:p>18.710687955016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38P0V</text:p>
          </table:table-cell>
          <table:table-cell office:value-type="string" calcext:value-type="string">
            <text:p>SZKOŁA PODSTAWOWA NR 96 IM. LEONIDA TELIG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2</text:p>
          </table:table-cell>
          <table:table-cell office:value-type="float" office:value="23" calcext:value-type="float">
            <text:p>23</text:p>
          </table:table-cell>
          <table:table-cell office:value-type="float" office:value="42.304347826087" calcext:value-type="float">
            <text:p>42.304347826087</text:p>
          </table:table-cell>
          <table:table-cell office:value-type="float" office:value="22.8233952864327" calcext:value-type="float">
            <text:p>22.823395286432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19.6451507265774" calcext:value-type="float">
            <text:p>19.64515072657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0.6521739130435" calcext:value-type="float">
            <text:p>50.6521739130435</text:p>
          </table:table-cell>
          <table:table-cell office:value-type="float" office:value="31.1289166498907" calcext:value-type="float">
            <text:p>31.1289166498907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498" calcext:value-type="float">
            <text:p>1244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39P0K</text:p>
          </table:table-cell>
          <table:table-cell office:value-type="string" calcext:value-type="string">
            <text:p>PRYWATNA SZKOŁA PODSTAWOWA AMERICAN SCHOOL OF WROCŁA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artynicka 29-37</text:p>
          </table:table-cell>
          <table:table-cell office:value-type="float" office:value="10" calcext:value-type="float">
            <text:p>10</text:p>
          </table:table-cell>
          <table:table-cell office:value-type="float" office:value="69.3" calcext:value-type="float">
            <text:p>69.3</text:p>
          </table:table-cell>
          <table:table-cell office:value-type="float" office:value="22.7554389102913" calcext:value-type="float">
            <text:p>22.755438910291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6.6" calcext:value-type="float">
            <text:p>56.6</text:p>
          </table:table-cell>
          <table:table-cell office:value-type="float" office:value="33.0702283028104" calcext:value-type="float">
            <text:p>33.070228302810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81.2631578947368" calcext:value-type="float">
            <text:p>81.2631578947368</text:p>
          </table:table-cell>
          <table:table-cell office:value-type="float" office:value="19.3576915360961" calcext:value-type="float">
            <text:p>19.357691536096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8" calcext:value-type="float">
            <text:p>155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40P0Y</text:p>
          </table:table-cell>
          <table:table-cell office:value-type="string" calcext:value-type="string">
            <text:p>SZKOŁA PODSTAWOWA NR 99 IM. TADEUSZA KOŚCIUS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łubczycka 3</text:p>
          </table:table-cell>
          <table:table-cell office:value-type="float" office:value="57" calcext:value-type="float">
            <text:p>57</text:p>
          </table:table-cell>
          <table:table-cell office:value-type="float" office:value="64.8070175438596" calcext:value-type="float">
            <text:p>64.8070175438596</text:p>
          </table:table-cell>
          <table:table-cell office:value-type="float" office:value="20.4651510352215" calcext:value-type="float">
            <text:p>20.465151035221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6.0701754385965" calcext:value-type="float">
            <text:p>56.0701754385965</text:p>
          </table:table-cell>
          <table:table-cell office:value-type="float" office:value="32.9278102740359" calcext:value-type="float">
            <text:p>32.927810274035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75.8070175438596" calcext:value-type="float">
            <text:p>75.8070175438596</text:p>
          </table:table-cell>
          <table:table-cell office:value-type="float" office:value="26.3321820289015" calcext:value-type="float">
            <text:p>26.332182028901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15" calcext:value-type="float">
            <text:p>262415</text:p>
          </table:table-cell>
          <table:table-cell office:value-type="string" calcext:value-type="string">
            <text:p>dla dorosłych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50P0L</text:p>
          </table:table-cell>
          <table:table-cell office:value-type="string" calcext:value-type="string">
            <text:p>SZKOŁA PODSTAWOWA DLA DOROSŁYCH NR 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wobodna 73</text:p>
          </table:table-cell>
          <table:table-cell office:value-type="float" office:value="14" calcext:value-type="float">
            <text:p>14</text:p>
          </table:table-cell>
          <table:table-cell office:value-type="float" office:value="23.8571428571429" calcext:value-type="float">
            <text:p>23.8571428571429</text:p>
          </table:table-cell>
          <table:table-cell office:value-type="float" office:value="10.1830190783981" calcext:value-type="float">
            <text:p>10.183019078398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.2142857142857" calcext:value-type="float">
            <text:p>16.2142857142857</text:p>
          </table:table-cell>
          <table:table-cell office:value-type="float" office:value="7.55152370082235" calcext:value-type="float">
            <text:p>7.551523700822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.3571428571429" calcext:value-type="float">
            <text:p>18.3571428571429</text:p>
          </table:table-cell>
          <table:table-cell office:value-type="float" office:value="7.26643106402058" calcext:value-type="float">
            <text:p>7.2664310640205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01" calcext:value-type="float">
            <text:p>2624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57P0G</text:p>
          </table:table-cell>
          <table:table-cell office:value-type="string" calcext:value-type="string">
            <text:p>SZKOŁA PODSTAWOWA NR 32 IM. 100-LECIA NIEPODLEGŁOŚCI POLS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zka 40</text:p>
          </table:table-cell>
          <table:table-cell office:value-type="float" office:value="107" calcext:value-type="float">
            <text:p>107</text:p>
          </table:table-cell>
          <table:table-cell office:value-type="float" office:value="74.5233644859813" calcext:value-type="float">
            <text:p>74.5233644859813</text:p>
          </table:table-cell>
          <table:table-cell office:value-type="float" office:value="15.9580910216124" calcext:value-type="float">
            <text:p>15.958091021612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69.4018691588785" calcext:value-type="float">
            <text:p>69.4018691588785</text:p>
          </table:table-cell>
          <table:table-cell office:value-type="float" office:value="28.2011664811718" calcext:value-type="float">
            <text:p>28.2011664811718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84.3534482758621" calcext:value-type="float">
            <text:p>84.3534482758621</text:p>
          </table:table-cell>
          <table:table-cell office:value-type="float" office:value="21.2076166824746" calcext:value-type="float">
            <text:p>21.207616682474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4" calcext:value-type="float">
            <text:p>133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59P0U</text:p>
          </table:table-cell>
          <table:table-cell office:value-type="string" calcext:value-type="string">
            <text:p>SZKOŁA PODSTAWOWA NR 81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strzębia 26</text:p>
          </table:table-cell>
          <table:table-cell office:value-type="float" office:value="22" calcext:value-type="float">
            <text:p>22</text:p>
          </table:table-cell>
          <table:table-cell office:value-type="float" office:value="67.4090909090909" calcext:value-type="float">
            <text:p>67.4090909090909</text:p>
          </table:table-cell>
          <table:table-cell office:value-type="float" office:value="14.4242822128303" calcext:value-type="float">
            <text:p>14.4242822128303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71.7727272727273" calcext:value-type="float">
            <text:p>71.7727272727273</text:p>
          </table:table-cell>
          <table:table-cell office:value-type="float" office:value="28.2198057756698" calcext:value-type="float">
            <text:p>28.2198057756698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88.5357142857143" calcext:value-type="float">
            <text:p>88.5357142857143</text:p>
          </table:table-cell>
          <table:table-cell office:value-type="float" office:value="13.380375135829" calcext:value-type="float">
            <text:p>13.380375135829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2639" calcext:value-type="float">
            <text:p>9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60P08</text:p>
          </table:table-cell>
          <table:table-cell office:value-type="string" calcext:value-type="string">
            <text:p>SZKOŁA PODSTAWOWA SPECJALNA NR 8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rowska 101</text:p>
          </table:table-cell>
          <table:table-cell office:value-type="float" office:value="25" calcext:value-type="float">
            <text:p>25</text:p>
          </table:table-cell>
          <table:table-cell office:value-type="float" office:value="35.16" calcext:value-type="float">
            <text:p>35.16</text:p>
          </table:table-cell>
          <table:table-cell office:value-type="float" office:value="17.3912161736895" calcext:value-type="float">
            <text:p>17.391216173689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.76" calcext:value-type="float">
            <text:p>11.76</text:p>
          </table:table-cell>
          <table:table-cell office:value-type="float" office:value="6.14022800879577" calcext:value-type="float">
            <text:p>6.1402280087957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.6259625595657" calcext:value-type="float">
            <text:p>12.625962559565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79" calcext:value-type="float">
            <text:p>5627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68P0S</text:p>
          </table:table-cell>
          <table:table-cell office:value-type="string" calcext:value-type="string">
            <text:p>SZKOŁA PODSTAWOWA NR 4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łbrzyska 50</text:p>
          </table:table-cell>
          <table:table-cell office:value-type="float" office:value="37" calcext:value-type="float">
            <text:p>37</text:p>
          </table:table-cell>
          <table:table-cell office:value-type="float" office:value="61.8108108108108" calcext:value-type="float">
            <text:p>61.8108108108108</text:p>
          </table:table-cell>
          <table:table-cell office:value-type="float" office:value="17.8398852223884" calcext:value-type="float">
            <text:p>17.839885222388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7.0540540540541" calcext:value-type="float">
            <text:p>57.0540540540541</text:p>
          </table:table-cell>
          <table:table-cell office:value-type="float" office:value="30.0215651733306" calcext:value-type="float">
            <text:p>30.02156517333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2.8" calcext:value-type="float">
            <text:p>72.8</text:p>
          </table:table-cell>
          <table:table-cell office:value-type="float" office:value="27.8404980798357" calcext:value-type="float">
            <text:p>27.8404980798357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8" calcext:value-type="float">
            <text:p>1337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75P0C</text:p>
          </table:table-cell>
          <table:table-cell office:value-type="string" calcext:value-type="string">
            <text:p>SZKOŁA PODSTAWOWA NR 4 IM. GEN. STANISŁAWA MACZ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wstańców Śląskich 210-218</text:p>
          </table:table-cell>
          <table:table-cell office:value-type="float" office:value="12" calcext:value-type="float">
            <text:p>12</text:p>
          </table:table-cell>
          <table:table-cell office:value-type="float" office:value="69.9166666666667" calcext:value-type="float">
            <text:p>69.9166666666667</text:p>
          </table:table-cell>
          <table:table-cell office:value-type="float" office:value="12.2641641469047" calcext:value-type="float">
            <text:p>12.264164146904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9.4166666666667" calcext:value-type="float">
            <text:p>79.4166666666667</text:p>
          </table:table-cell>
          <table:table-cell office:value-type="float" office:value="25.7243669612209" calcext:value-type="float">
            <text:p>25.7243669612209</text:p>
          </table:table-cell>
          <table:table-cell office:value-type="float" office:value="91.5" calcext:value-type="float">
            <text:p>91.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2.125" calcext:value-type="float">
            <text:p>92.125</text:p>
          </table:table-cell>
          <table:table-cell office:value-type="float" office:value="7.98338117591788" calcext:value-type="float">
            <text:p>7.9833811759178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894" calcext:value-type="float">
            <text:p>13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3-80P0I</text:p>
          </table:table-cell>
          <table:table-cell office:value-type="string" calcext:value-type="string">
            <text:p>SZKOŁA PODSTAWOWA NR 77 IM. TADEUSZA RÓŻ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. Jerzego 4</text:p>
          </table:table-cell>
          <table:table-cell office:value-type="float" office:value="29" calcext:value-type="float">
            <text:p>29</text:p>
          </table:table-cell>
          <table:table-cell office:value-type="float" office:value="73.1379310344828" calcext:value-type="float">
            <text:p>73.1379310344828</text:p>
          </table:table-cell>
          <table:table-cell office:value-type="float" office:value="13.5969675572851" calcext:value-type="float">
            <text:p>13.596967557285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63.9310344827586" calcext:value-type="float">
            <text:p>63.9310344827586</text:p>
          </table:table-cell>
          <table:table-cell office:value-type="float" office:value="29.9147421095615" calcext:value-type="float">
            <text:p>29.9147421095615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73.8461538461538" calcext:value-type="float">
            <text:p>73.8461538461538</text:p>
          </table:table-cell>
          <table:table-cell office:value-type="float" office:value="25.6910025770157" calcext:value-type="float">
            <text:p>25.691002577015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8415" calcext:value-type="float">
            <text:p>1184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92PNC</text:p>
          </table:table-cell>
          <table:table-cell office:value-type="string" calcext:value-type="string">
            <text:p>NIEPUBLICZNA SZKOŁA PODSTAWOWA MONTESSOR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ieradzka 5</text:p>
          </table:table-cell>
          <table:table-cell office:value-type="float" office:value="16" calcext:value-type="float">
            <text:p>16</text:p>
          </table:table-cell>
          <table:table-cell office:value-type="float" office:value="73.375" calcext:value-type="float">
            <text:p>73.375</text:p>
          </table:table-cell>
          <table:table-cell office:value-type="float" office:value="10.0553157583439" calcext:value-type="float">
            <text:p>10.0553157583439</text:p>
          </table:table-cell>
          <table:table-cell office:value-type="float" office:value="73.5" calcext:value-type="float">
            <text:p>73.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3.125" calcext:value-type="float">
            <text:p>63.125</text:p>
          </table:table-cell>
          <table:table-cell office:value-type="float" office:value="28.077738067729" calcext:value-type="float">
            <text:p>28.07773806772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4.875" calcext:value-type="float">
            <text:p>94.875</text:p>
          </table:table-cell>
          <table:table-cell office:value-type="float" office:value="6.2737050456648" calcext:value-type="float">
            <text:p>6.273705045664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94PNQ</text:p>
          </table:table-cell>
          <table:table-cell office:value-type="string" calcext:value-type="string">
            <text:p>NIEPUBLICZNA SZKOŁA PODSTAWOWA "INTERNATIONAL PRIMARY SCHOOL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Drukarska 52</text:p>
          </table:table-cell>
          <table:table-cell office:value-type="float" office:value="14" calcext:value-type="float">
            <text:p>14</text:p>
          </table:table-cell>
          <table:table-cell office:value-type="float" office:value="71.8571428571429" calcext:value-type="float">
            <text:p>71.8571428571429</text:p>
          </table:table-cell>
          <table:table-cell office:value-type="float" office:value="14.4956010216752" calcext:value-type="float">
            <text:p>14.4956010216752</text:p>
          </table:table-cell>
          <table:table-cell office:value-type="float" office:value="72.5" calcext:value-type="float">
            <text:p>72.5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8.1577190634672" calcext:value-type="float">
            <text:p>28.157719063467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6.4814814814815" calcext:value-type="float">
            <text:p>86.4814814814815</text:p>
          </table:table-cell>
          <table:table-cell office:value-type="float" office:value="14.3691293851331" calcext:value-type="float">
            <text:p>14.369129385133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639" calcext:value-type="float">
            <text:p>26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97PNT</text:p>
          </table:table-cell>
          <table:table-cell office:value-type="string" calcext:value-type="string">
            <text:p>SZKOŁA PODSTAWOWA "EDUKACJA"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56-62</text:p>
          </table:table-cell>
          <table:table-cell office:value-type="float" office:value="9" calcext:value-type="float">
            <text:p>9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2.4553523623034" calcext:value-type="float">
            <text:p>12.455352362303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21.3853532431273" calcext:value-type="float">
            <text:p>21.385353243127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0.3076923076923" calcext:value-type="float">
            <text:p>90.3076923076923</text:p>
          </table:table-cell>
          <table:table-cell office:value-type="float" office:value="11.7498583650031" calcext:value-type="float">
            <text:p>11.749858365003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3059" calcext:value-type="float">
            <text:p>2630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3-99PN7</text:p>
          </table:table-cell>
          <table:table-cell office:value-type="string" calcext:value-type="string">
            <text:p>SZKOŁA PODSTAWOWA "PARNA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38</text:p>
          </table:table-cell>
          <table:table-cell office:value-type="float" office:value="40" calcext:value-type="float">
            <text:p>40</text:p>
          </table:table-cell>
          <table:table-cell office:value-type="float" office:value="73.2" calcext:value-type="float">
            <text:p>73.2</text:p>
          </table:table-cell>
          <table:table-cell office:value-type="float" office:value="11.6837493982026" calcext:value-type="float">
            <text:p>11.683749398202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9.15" calcext:value-type="float">
            <text:p>79.15</text:p>
          </table:table-cell>
          <table:table-cell office:value-type="float" office:value="22.1963397883525" calcext:value-type="float">
            <text:p>22.196339788352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94.775" calcext:value-type="float">
            <text:p>94.775</text:p>
          </table:table-cell>
          <table:table-cell office:value-type="float" office:value="6.53256266713148" calcext:value-type="float">
            <text:p>6.5325626671314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77" calcext:value-type="float">
            <text:p>20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01P0M</text:p>
          </table:table-cell>
          <table:table-cell office:value-type="string" calcext:value-type="string">
            <text:p>SZKOŁA PODSTAWOWA NR 40 IM. PROF. BOLE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ołtysowicka 34</text:p>
          </table:table-cell>
          <table:table-cell office:value-type="float" office:value="48" calcext:value-type="float">
            <text:p>48</text:p>
          </table:table-cell>
          <table:table-cell office:value-type="float" office:value="77.7291666666667" calcext:value-type="float">
            <text:p>77.7291666666667</text:p>
          </table:table-cell>
          <table:table-cell office:value-type="float" office:value="15.0301635377737" calcext:value-type="float">
            <text:p>15.030163537773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73.1666666666667" calcext:value-type="float">
            <text:p>73.1666666666667</text:p>
          </table:table-cell>
          <table:table-cell office:value-type="float" office:value="23.8321678036687" calcext:value-type="float">
            <text:p>23.8321678036687</text:p>
          </table:table-cell>
          <table:table-cell office:value-type="float" office:value="81.5" calcext:value-type="float">
            <text:p>81.5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7.6" calcext:value-type="float">
            <text:p>87.6</text:p>
          </table:table-cell>
          <table:table-cell office:value-type="float" office:value="15.9741457778916" calcext:value-type="float">
            <text:p>15.974145777891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05P0E</text:p>
          </table:table-cell>
          <table:table-cell office:value-type="string" calcext:value-type="string">
            <text:p>SZKOŁA PODSTAWOWA NR 20 IM.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Henryka Michała Kamieńskiego 24</text:p>
          </table:table-cell>
          <table:table-cell office:value-type="float" office:value="102" calcext:value-type="float">
            <text:p>102</text:p>
          </table:table-cell>
          <table:table-cell office:value-type="float" office:value="68.1666666666667" calcext:value-type="float">
            <text:p>68.1666666666667</text:p>
          </table:table-cell>
          <table:table-cell office:value-type="float" office:value="15.9718400067937" calcext:value-type="float">
            <text:p>15.9718400067937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61.5294117647059" calcext:value-type="float">
            <text:p>61.5294117647059</text:p>
          </table:table-cell>
          <table:table-cell office:value-type="float" office:value="28.2043335157161" calcext:value-type="float">
            <text:p>28.204333515716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81.2815533980583" calcext:value-type="float">
            <text:p>81.2815533980583</text:p>
          </table:table-cell>
          <table:table-cell office:value-type="float" office:value="25.5914190244316" calcext:value-type="float">
            <text:p>25.591419024431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90" calcext:value-type="float">
            <text:p>2089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0NP0W</text:p>
          </table:table-cell>
          <table:table-cell office:value-type="string" calcext:value-type="string">
            <text:p>SZKOŁA PODSTAWOWA NR 21 IM. MIESZKA 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sobowicka 127</text:p>
          </table:table-cell>
          <table:table-cell office:value-type="float" office:value="28" calcext:value-type="float">
            <text:p>28</text:p>
          </table:table-cell>
          <table:table-cell office:value-type="float" office:value="66.0357142857143" calcext:value-type="float">
            <text:p>66.0357142857143</text:p>
          </table:table-cell>
          <table:table-cell office:value-type="float" office:value="14.6005923139566" calcext:value-type="float">
            <text:p>14.600592313956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66.1428571428571" calcext:value-type="float">
            <text:p>66.1428571428571</text:p>
          </table:table-cell>
          <table:table-cell office:value-type="float" office:value="27.6879477206165" calcext:value-type="float">
            <text:p>27.687947720616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81.4666666666667" calcext:value-type="float">
            <text:p>81.4666666666667</text:p>
          </table:table-cell>
          <table:table-cell office:value-type="float" office:value="17.3872239174503" calcext:value-type="float">
            <text:p>17.3872239174503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13P0N</text:p>
          </table:table-cell>
          <table:table-cell office:value-type="string" calcext:value-type="string">
            <text:p>SZKOŁA PODSTAWOWA NR 39 IM. KSIĘDZA JANA TWARD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edwiośnie 47</text:p>
          </table:table-cell>
          <table:table-cell office:value-type="float" office:value="33" calcext:value-type="float">
            <text:p>33</text:p>
          </table:table-cell>
          <table:table-cell office:value-type="float" office:value="62.1515151515152" calcext:value-type="float">
            <text:p>62.1515151515152</text:p>
          </table:table-cell>
          <table:table-cell office:value-type="float" office:value="20.7234623469079" calcext:value-type="float">
            <text:p>20.7234623469079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55.4545454545455" calcext:value-type="float">
            <text:p>55.4545454545455</text:p>
          </table:table-cell>
          <table:table-cell office:value-type="float" office:value="30.9056147777938" calcext:value-type="float">
            <text:p>30.9056147777938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81.3939393939394" calcext:value-type="float">
            <text:p>81.3939393939394</text:p>
          </table:table-cell>
          <table:table-cell office:value-type="float" office:value="24.714048751536" calcext:value-type="float">
            <text:p>24.714048751536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7293" calcext:value-type="float">
            <text:p>107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14P0C</text:p>
          </table:table-cell>
          <table:table-cell office:value-type="string" calcext:value-type="string">
            <text:p>SZKOŁA PODSTAWOWA NR 44 IM. JANA III SOBIE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lanowska 31</text:p>
          </table:table-cell>
          <table:table-cell office:value-type="float" office:value="66" calcext:value-type="float">
            <text:p>66</text:p>
          </table:table-cell>
          <table:table-cell office:value-type="float" office:value="67.6515151515152" calcext:value-type="float">
            <text:p>67.6515151515152</text:p>
          </table:table-cell>
          <table:table-cell office:value-type="float" office:value="13.8929810316843" calcext:value-type="float">
            <text:p>13.892981031684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4.8030303030303" calcext:value-type="float">
            <text:p>64.8030303030303</text:p>
          </table:table-cell>
          <table:table-cell office:value-type="float" office:value="28.7176535806967" calcext:value-type="float">
            <text:p>28.7176535806967</text:p>
          </table:table-cell>
          <table:table-cell office:value-type="float" office:value="71.5" calcext:value-type="float">
            <text:p>71.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8.6478873239437" calcext:value-type="float">
            <text:p>78.6478873239437</text:p>
          </table:table-cell>
          <table:table-cell office:value-type="float" office:value="23.5791138131325" calcext:value-type="float">
            <text:p>23.579113813132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637" calcext:value-type="float">
            <text:p>126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17P0F</text:p>
          </table:table-cell>
          <table:table-cell office:value-type="string" calcext:value-type="string">
            <text:p>SZKOŁA PODSTAWOWA NR 50 IM. OSSOLINEU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eska 38</text:p>
          </table:table-cell>
          <table:table-cell office:value-type="float" office:value="92" calcext:value-type="float">
            <text:p>92</text:p>
          </table:table-cell>
          <table:table-cell office:value-type="float" office:value="65.0108695652174" calcext:value-type="float">
            <text:p>65.0108695652174</text:p>
          </table:table-cell>
          <table:table-cell office:value-type="float" office:value="16.8009410743264" calcext:value-type="float">
            <text:p>16.8009410743264</text:p>
          </table:table-cell>
          <table:table-cell office:value-type="float" office:value="65.5" calcext:value-type="float">
            <text:p>65.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56.6956521739131" calcext:value-type="float">
            <text:p>56.6956521739131</text:p>
          </table:table-cell>
          <table:table-cell office:value-type="float" office:value="30.04660840675" calcext:value-type="float">
            <text:p>30.04660840675</text:p>
          </table:table-cell>
          <table:table-cell office:value-type="float" office:value="58.5" calcext:value-type="float">
            <text:p>58.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76.1630434782609" calcext:value-type="float">
            <text:p>76.1630434782609</text:p>
          </table:table-cell>
          <table:table-cell office:value-type="float" office:value="25.4102329498044" calcext:value-type="float">
            <text:p>25.410232949804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18P1Z</text:p>
          </table:table-cell>
          <table:table-cell office:value-type="string" calcext:value-type="string">
            <text:p>SZKOŁA PODSTAWOWA NR 53 IM. PROF. STEFANA BANACH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rachocińska 155-157</text:p>
          </table:table-cell>
          <table:table-cell office:value-type="float" office:value="44" calcext:value-type="float">
            <text:p>44</text:p>
          </table:table-cell>
          <table:table-cell office:value-type="float" office:value="82.7954545454546" calcext:value-type="float">
            <text:p>82.7954545454546</text:p>
          </table:table-cell>
          <table:table-cell office:value-type="float" office:value="12.0332485326255" calcext:value-type="float">
            <text:p>12.0332485326255</text:p>
          </table:table-cell>
          <table:table-cell office:value-type="float" office:value="85.5" calcext:value-type="float">
            <text:p>85.5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55.7272727272727" calcext:value-type="float">
            <text:p>55.7272727272727</text:p>
          </table:table-cell>
          <table:table-cell office:value-type="float" office:value="26.9952551692495" calcext:value-type="float">
            <text:p>26.9952551692495</text:p>
          </table:table-cell>
          <table:table-cell office:value-type="float" office:value="53.5" calcext:value-type="float">
            <text:p>53.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7.5208333333333" calcext:value-type="float">
            <text:p>77.5208333333333</text:p>
          </table:table-cell>
          <table:table-cell office:value-type="float" office:value="26.3596832170942" calcext:value-type="float">
            <text:p>26.359683217094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3291" calcext:value-type="float">
            <text:p>1232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24P0Z</text:p>
          </table:table-cell>
          <table:table-cell office:value-type="string" calcext:value-type="string">
            <text:p>PUBLICZNA SZKOŁA PODSTAWOWA MARCO POL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torska 11</text:p>
          </table:table-cell>
          <table:table-cell office:value-type="float" office:value="19" calcext:value-type="float">
            <text:p>19</text:p>
          </table:table-cell>
          <table:table-cell office:value-type="float" office:value="76.421052631579" calcext:value-type="float">
            <text:p>76.421052631579</text:p>
          </table:table-cell>
          <table:table-cell office:value-type="float" office:value="10.2818992177295" calcext:value-type="float">
            <text:p>10.281899217729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70.8421052631579" calcext:value-type="float">
            <text:p>70.8421052631579</text:p>
          </table:table-cell>
          <table:table-cell office:value-type="float" office:value="21.1915155760501" calcext:value-type="float">
            <text:p>21.1915155760501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93.3157894736842" calcext:value-type="float">
            <text:p>93.3157894736842</text:p>
          </table:table-cell>
          <table:table-cell office:value-type="float" office:value="5.69443524836168" calcext:value-type="float">
            <text:p>5.6944352483616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24P1U</text:p>
          </table:table-cell>
          <table:table-cell office:value-type="string" calcext:value-type="string">
            <text:p>SZKOŁA PODSTAWOWA NR 74 IM. PRYMASA TYSIĄCLEC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leczkowska 2</text:p>
          </table:table-cell>
          <table:table-cell office:value-type="float" office:value="28" calcext:value-type="float">
            <text:p>28</text:p>
          </table:table-cell>
          <table:table-cell office:value-type="float" office:value="55.9642857142857" calcext:value-type="float">
            <text:p>55.9642857142857</text:p>
          </table:table-cell>
          <table:table-cell office:value-type="float" office:value="19.6641118771829" calcext:value-type="float">
            <text:p>19.664111877182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9.3214285714286" calcext:value-type="float">
            <text:p>39.3214285714286</text:p>
          </table:table-cell>
          <table:table-cell office:value-type="float" office:value="24.8107890866462" calcext:value-type="float">
            <text:p>24.810789086646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4.3461538461538" calcext:value-type="float">
            <text:p>64.3461538461538</text:p>
          </table:table-cell>
          <table:table-cell office:value-type="float" office:value="30.2793942471829" calcext:value-type="float">
            <text:p>30.279394247182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29P0G</text:p>
          </table:table-cell>
          <table:table-cell office:value-type="string" calcext:value-type="string">
            <text:p>SZKOŁA PODSTAWOWA NR 8 IM. JÓZEFA PIŁSUD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walska 105</text:p>
          </table:table-cell>
          <table:table-cell office:value-type="float" office:value="23" calcext:value-type="float">
            <text:p>23</text:p>
          </table:table-cell>
          <table:table-cell office:value-type="float" office:value="73.9565217391304" calcext:value-type="float">
            <text:p>73.9565217391304</text:p>
          </table:table-cell>
          <table:table-cell office:value-type="float" office:value="13.867316159478" calcext:value-type="float">
            <text:p>13.86731615947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5.1739130434783" calcext:value-type="float">
            <text:p>45.1739130434783</text:p>
          </table:table-cell>
          <table:table-cell office:value-type="float" office:value="25.5558249531475" calcext:value-type="float">
            <text:p>25.55582495314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8.12" calcext:value-type="float">
            <text:p>78.12</text:p>
          </table:table-cell>
          <table:table-cell office:value-type="float" office:value="25.2892388181218" calcext:value-type="float">
            <text:p>25.289238818121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8" calcext:value-type="float">
            <text:p>1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32P08</text:p>
          </table:table-cell>
          <table:table-cell office:value-type="string" calcext:value-type="string">
            <text:p>SZKOŁA PODSTAWOWA NR 83 IM. JANA KASPR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Tadeusza Boya-Żeleńskiego 32</text:p>
          </table:table-cell>
          <table:table-cell office:value-type="float" office:value="62" calcext:value-type="float">
            <text:p>62</text:p>
          </table:table-cell>
          <table:table-cell office:value-type="float" office:value="71.1935483870968" calcext:value-type="float">
            <text:p>71.1935483870968</text:p>
          </table:table-cell>
          <table:table-cell office:value-type="float" office:value="14.5312108032658" calcext:value-type="float">
            <text:p>14.531210803265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.0645161290323" calcext:value-type="float">
            <text:p>61.0645161290323</text:p>
          </table:table-cell>
          <table:table-cell office:value-type="float" office:value="24.2997882426337" calcext:value-type="float">
            <text:p>24.299788242633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3.672131147541" calcext:value-type="float">
            <text:p>83.672131147541</text:p>
          </table:table-cell>
          <table:table-cell office:value-type="float" office:value="23.0364794893119" calcext:value-type="float">
            <text:p>23.036479489311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5" calcext:value-type="float">
            <text:p>148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39P1Y</text:p>
          </table:table-cell>
          <table:table-cell office:value-type="string" calcext:value-type="string">
            <text:p>SZKOŁA PODSTAWOWA NR 98 IM. PIASTÓW WROCŁA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ycowska 22a</text:p>
          </table:table-cell>
          <table:table-cell office:value-type="float" office:value="26" calcext:value-type="float">
            <text:p>26</text:p>
          </table:table-cell>
          <table:table-cell office:value-type="float" office:value="78.2307692307692" calcext:value-type="float">
            <text:p>78.2307692307692</text:p>
          </table:table-cell>
          <table:table-cell office:value-type="float" office:value="15.102999427795" calcext:value-type="float">
            <text:p>15.102999427795</text:p>
          </table:table-cell>
          <table:table-cell office:value-type="float" office:value="83.5" calcext:value-type="float">
            <text:p>83.5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65.1153846153846" calcext:value-type="float">
            <text:p>65.1153846153846</text:p>
          </table:table-cell>
          <table:table-cell office:value-type="float" office:value="27.3851825783958" calcext:value-type="float">
            <text:p>27.3851825783958</text:p>
          </table:table-cell>
          <table:table-cell office:value-type="float" office:value="68.5" calcext:value-type="float">
            <text:p>68.5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78.8965517241379" calcext:value-type="float">
            <text:p>78.8965517241379</text:p>
          </table:table-cell>
          <table:table-cell office:value-type="float" office:value="26.7650632130591" calcext:value-type="float">
            <text:p>26.76506321305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513" calcext:value-type="float">
            <text:p>205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49P0Q</text:p>
          </table:table-cell>
          <table:table-cell office:value-type="string" calcext:value-type="string">
            <text:p>SZKOŁA PODSTAWOWA NR 10 IM. BOLESŁAWA KRZYWOUST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flancka 13</text:p>
          </table:table-cell>
          <table:table-cell office:value-type="float" office:value="92" calcext:value-type="float">
            <text:p>92</text:p>
          </table:table-cell>
          <table:table-cell office:value-type="float" office:value="68.1521739130435" calcext:value-type="float">
            <text:p>68.1521739130435</text:p>
          </table:table-cell>
          <table:table-cell office:value-type="float" office:value="17.5647465498668" calcext:value-type="float">
            <text:p>17.56474654986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53.9565217391304" calcext:value-type="float">
            <text:p>53.9565217391304</text:p>
          </table:table-cell>
          <table:table-cell office:value-type="float" office:value="28.186842846279" calcext:value-type="float">
            <text:p>28.18684284627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71.3939393939394" calcext:value-type="float">
            <text:p>71.3939393939394</text:p>
          </table:table-cell>
          <table:table-cell office:value-type="float" office:value="28.7805413296667" calcext:value-type="float">
            <text:p>28.780541329666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881" calcext:value-type="float">
            <text:p>13388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57P1U</text:p>
          </table:table-cell>
          <table:table-cell office:value-type="string" calcext:value-type="string">
            <text:p>SZKOŁA PODSTAWOWA NR 6 IM. JÓZEFA MAC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orlicka 25</text:p>
          </table:table-cell>
          <table:table-cell office:value-type="float" office:value="41" calcext:value-type="float">
            <text:p>41</text:p>
          </table:table-cell>
          <table:table-cell office:value-type="float" office:value="73.8292682926829" calcext:value-type="float">
            <text:p>73.8292682926829</text:p>
          </table:table-cell>
          <table:table-cell office:value-type="float" office:value="12.3325910458277" calcext:value-type="float">
            <text:p>12.33259104582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74.6829268292683" calcext:value-type="float">
            <text:p>74.6829268292683</text:p>
          </table:table-cell>
          <table:table-cell office:value-type="float" office:value="21.1584487240743" calcext:value-type="float">
            <text:p>21.1584487240743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86.952380952381" calcext:value-type="float">
            <text:p>86.952380952381</text:p>
          </table:table-cell>
          <table:table-cell office:value-type="float" office:value="16.4055048556624" calcext:value-type="float">
            <text:p>16.405504855662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750" calcext:value-type="float">
            <text:p>13175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4-5DPNY</text:p>
          </table:table-cell>
          <table:table-cell office:value-type="string" calcext:value-type="string">
            <text:p>INTEGRACYJNA SZKOŁA PODSTAWOWA ALT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łczowska 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1391" calcext:value-type="float">
            <text:p>813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69P00</text:p>
          </table:table-cell>
          <table:table-cell office:value-type="string" calcext:value-type="string">
            <text:p>SZKOŁA PODSTAWOWA SPECJALNA NR 10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nisława Przybyszewskiego 59</text:p>
          </table:table-cell>
          <table:table-cell office:value-type="float" office:value="9" calcext:value-type="float">
            <text:p>9</text:p>
          </table:table-cell>
          <table:table-cell office:value-type="float" office:value="59.6666666666667" calcext:value-type="float">
            <text:p>59.6666666666667</text:p>
          </table:table-cell>
          <table:table-cell office:value-type="float" office:value="12.2202018532156" calcext:value-type="float">
            <text:p>12.22020185321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1.7777777777778" calcext:value-type="float">
            <text:p>21.7777777777778</text:p>
          </table:table-cell>
          <table:table-cell office:value-type="float" office:value="7.19224548119211" calcext:value-type="float">
            <text:p>7.192245481192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4.0617087064052" calcext:value-type="float">
            <text:p>34.061708706405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8449" calcext:value-type="float">
            <text:p>27844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4-98PN1</text:p>
          </table:table-cell>
          <table:table-cell office:value-type="string" calcext:value-type="string">
            <text:p>AUTORSKA SZKOŁA PODSTAWOWA CRE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Tadeusza Boya-Żeleńskiego 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.8" calcext:value-type="float">
            <text:p>34.8</text:p>
          </table:table-cell>
          <table:table-cell office:value-type="float" office:value="25.5374235192198" calcext:value-type="float">
            <text:p>25.537423519219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33.0357382239296" calcext:value-type="float">
            <text:p>33.0357382239296</text:p>
          </table:table-cell>
          <table:table-cell office:value-type="float" office:value="38" calcext:value-type="float">
            <text:p>38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481569" calcext:value-type="float">
            <text:p>4815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4-9BPN4</text:p>
          </table:table-cell>
          <table:table-cell office:value-type="string" calcext:value-type="string">
            <text:p>SZKOŁA PODSTAWOWA NR 60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ynamonowa 40</text:p>
          </table:table-cell>
          <table:table-cell office:value-type="float" office:value="14" calcext:value-type="float">
            <text:p>14</text:p>
          </table:table-cell>
          <table:table-cell office:value-type="float" office:value="58.2142857142857" calcext:value-type="float">
            <text:p>58.2142857142857</text:p>
          </table:table-cell>
          <table:table-cell office:value-type="float" office:value="14.614955996359" calcext:value-type="float">
            <text:p>14.6149559963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4.0475719000009" calcext:value-type="float">
            <text:p>24.047571900000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8.7777777777778" calcext:value-type="float">
            <text:p>68.7777777777778</text:p>
          </table:table-cell>
          <table:table-cell office:value-type="float" office:value="28.8088635194787" calcext:value-type="float">
            <text:p>28.8088635194787</text:p>
          </table:table-cell>
          <table:table-cell office:value-type="float" office:value="85.5" calcext:value-type="float">
            <text:p>85.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69" calcext:value-type="float">
            <text:p>138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02PNN</text:p>
          </table:table-cell>
          <table:table-cell office:value-type="string" calcext:value-type="string">
            <text:p>SZKOŁA PODSTAWOWA NR 67 IM. KAWALERÓW ORDERU UŚMIECH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Muzealny 20</text:p>
          </table:table-cell>
          <table:table-cell office:value-type="float" office:value="44" calcext:value-type="float">
            <text:p>44</text:p>
          </table:table-cell>
          <table:table-cell office:value-type="float" office:value="59.2727272727273" calcext:value-type="float">
            <text:p>59.2727272727273</text:p>
          </table:table-cell>
          <table:table-cell office:value-type="float" office:value="20.6885603396085" calcext:value-type="float">
            <text:p>20.688560339608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7.0909090909091" calcext:value-type="float">
            <text:p>47.0909090909091</text:p>
          </table:table-cell>
          <table:table-cell office:value-type="float" office:value="29.0999985799892" calcext:value-type="float">
            <text:p>29.099998579989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73.8541666666667" calcext:value-type="float">
            <text:p>73.8541666666667</text:p>
          </table:table-cell>
          <table:table-cell office:value-type="float" office:value="27.6902431548049" calcext:value-type="float">
            <text:p>27.6902431548049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28" calcext:value-type="float">
            <text:p>150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04P08</text:p>
          </table:table-cell>
          <table:table-cell office:value-type="string" calcext:value-type="string">
            <text:p>SZKOŁA PODSTAWOWA NR 18 IM. KS. JANA KACZK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znańska 26</text:p>
          </table:table-cell>
          <table:table-cell office:value-type="float" office:value="36" calcext:value-type="float">
            <text:p>36</text:p>
          </table:table-cell>
          <table:table-cell office:value-type="float" office:value="64.1388888888889" calcext:value-type="float">
            <text:p>64.1388888888889</text:p>
          </table:table-cell>
          <table:table-cell office:value-type="float" office:value="17.8887810555756" calcext:value-type="float">
            <text:p>17.888781055575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39.8333333333333" calcext:value-type="float">
            <text:p>39.8333333333333</text:p>
          </table:table-cell>
          <table:table-cell office:value-type="float" office:value="29.5789902915341" calcext:value-type="float">
            <text:p>29.57899029153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3.7428571428571" calcext:value-type="float">
            <text:p>63.7428571428571</text:p>
          </table:table-cell>
          <table:table-cell office:value-type="float" office:value="30.3497167387514" calcext:value-type="float">
            <text:p>30.3497167387514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1187" calcext:value-type="float">
            <text:p>11118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05PNQ</text:p>
          </table:table-cell>
          <table:table-cell office:value-type="string" calcext:value-type="string">
            <text:p>SZKOŁA PODSTAWOWA NR 97 IM. JANA BRZECHW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osta 16</text:p>
          </table:table-cell>
          <table:table-cell office:value-type="float" office:value="44" calcext:value-type="float">
            <text:p>44</text:p>
          </table:table-cell>
          <table:table-cell office:value-type="float" office:value="59.6590909090909" calcext:value-type="float">
            <text:p>59.6590909090909</text:p>
          </table:table-cell>
          <table:table-cell office:value-type="float" office:value="15.8041179642554" calcext:value-type="float">
            <text:p>15.804117964255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2.6363636363636" calcext:value-type="float">
            <text:p>42.6363636363636</text:p>
          </table:table-cell>
          <table:table-cell office:value-type="float" office:value="29.141575196936" calcext:value-type="float">
            <text:p>29.1415751969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74.8958333333333" calcext:value-type="float">
            <text:p>74.8958333333333</text:p>
          </table:table-cell>
          <table:table-cell office:value-type="float" office:value="25.7255058124336" calcext:value-type="float">
            <text:p>25.7255058124336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800" calcext:value-type="float">
            <text:p>2628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5-06PNF</text:p>
          </table:table-cell>
          <table:table-cell office:value-type="string" calcext:value-type="string">
            <text:p>SZKOŁA PODSTAWOWA MISTRZOSTWA SPORTOWEGO JUNIOR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widzyńska 5</text:p>
          </table:table-cell>
          <table:table-cell office:value-type="float" office:value="76" calcext:value-type="float">
            <text:p>76</text:p>
          </table:table-cell>
          <table:table-cell office:value-type="float" office:value="62.8289473684211" calcext:value-type="float">
            <text:p>62.8289473684211</text:p>
          </table:table-cell>
          <table:table-cell office:value-type="float" office:value="14.3099047018552" calcext:value-type="float">
            <text:p>14.309904701855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5.1181419024493" calcext:value-type="float">
            <text:p>25.118141902449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7.3289473684211" calcext:value-type="float">
            <text:p>67.3289473684211</text:p>
          </table:table-cell>
          <table:table-cell office:value-type="float" office:value="26.0865907063656" calcext:value-type="float">
            <text:p>26.0865907063656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810" calcext:value-type="float">
            <text:p>267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07PN4</text:p>
          </table:table-cell>
          <table:table-cell office:value-type="string" calcext:value-type="string">
            <text:p>SZKOŁA PODSTAWOWA NR 29 IM. KONSTYTUCJI 3 MAJ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Wincentego Kraińskiego 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5934" calcext:value-type="float">
            <text:p>5593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5-08PNT</text:p>
          </table:table-cell>
          <table:table-cell office:value-type="string" calcext:value-type="string">
            <text:p>NIEPUBLICZNA SZKOŁA PODSTAWOWA SIÓSTR SALEZJANEK IM. JANA PAWŁA I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Franciszkański 1-3</text:p>
          </table:table-cell>
          <table:table-cell office:value-type="float" office:value="41" calcext:value-type="float">
            <text:p>41</text:p>
          </table:table-cell>
          <table:table-cell office:value-type="float" office:value="81.2682926829268" calcext:value-type="float">
            <text:p>81.2682926829268</text:p>
          </table:table-cell>
          <table:table-cell office:value-type="float" office:value="9.77309494939789" calcext:value-type="float">
            <text:p>9.7730949493978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74.9024390243903" calcext:value-type="float">
            <text:p>74.9024390243903</text:p>
          </table:table-cell>
          <table:table-cell office:value-type="float" office:value="20.9282221379657" calcext:value-type="float">
            <text:p>20.928222137965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89.7142857142857" calcext:value-type="float">
            <text:p>89.7142857142857</text:p>
          </table:table-cell>
          <table:table-cell office:value-type="float" office:value="15.7393739124675" calcext:value-type="float">
            <text:p>15.739373912467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57" calcext:value-type="float">
            <text:p>145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15P0K</text:p>
          </table:table-cell>
          <table:table-cell office:value-type="string" calcext:value-type="string">
            <text:p>SPORTOWA SZKOŁA PODSTAWOWA NR 46 IM. POLSKICH OLIMPIJCZYKÓ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cinawska 21</text:p>
          </table:table-cell>
          <table:table-cell office:value-type="float" office:value="47" calcext:value-type="float">
            <text:p>47</text:p>
          </table:table-cell>
          <table:table-cell office:value-type="float" office:value="68.063829787234" calcext:value-type="float">
            <text:p>68.063829787234</text:p>
          </table:table-cell>
          <table:table-cell office:value-type="float" office:value="15.842850935304" calcext:value-type="float">
            <text:p>15.84285093530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43.7446808510638" calcext:value-type="float">
            <text:p>43.7446808510638</text:p>
          </table:table-cell>
          <table:table-cell office:value-type="float" office:value="29.6242195947889" calcext:value-type="float">
            <text:p>29.624219594788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7.3010284393492" calcext:value-type="float">
            <text:p>27.3010284393492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21P0F</text:p>
          </table:table-cell>
          <table:table-cell office:value-type="string" calcext:value-type="string">
            <text:p>SZKOŁA PODSTAWOWA NR 63 IM. ANNY JASIŃ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ennicza 21-23</text:p>
          </table:table-cell>
          <table:table-cell office:value-type="float" office:value="39" calcext:value-type="float">
            <text:p>39</text:p>
          </table:table-cell>
          <table:table-cell office:value-type="float" office:value="76.8205128205128" calcext:value-type="float">
            <text:p>76.8205128205128</text:p>
          </table:table-cell>
          <table:table-cell office:value-type="float" office:value="10.9166346717992" calcext:value-type="float">
            <text:p>10.916634671799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4.6666666666667" calcext:value-type="float">
            <text:p>74.6666666666667</text:p>
          </table:table-cell>
          <table:table-cell office:value-type="float" office:value="23.0510396153932" calcext:value-type="float">
            <text:p>23.0510396153932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89.4615384615385" calcext:value-type="float">
            <text:p>89.4615384615385</text:p>
          </table:table-cell>
          <table:table-cell office:value-type="float" office:value="11.7076485055955" calcext:value-type="float">
            <text:p>11.707648505595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565" calcext:value-type="float">
            <text:p>1356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24P0I</text:p>
          </table:table-cell>
          <table:table-cell office:value-type="string" calcext:value-type="string">
            <text:p>SZKOŁA PODSTAWOWA NR 71 IM. ZESŁAŃCÓW SYBIR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dwale 57</text:p>
          </table:table-cell>
          <table:table-cell office:value-type="float" office:value="73" calcext:value-type="float">
            <text:p>73</text:p>
          </table:table-cell>
          <table:table-cell office:value-type="float" office:value="76.027397260274" calcext:value-type="float">
            <text:p>76.027397260274</text:p>
          </table:table-cell>
          <table:table-cell office:value-type="float" office:value="14.9547011005425" calcext:value-type="float">
            <text:p>14.95470110054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5.3243243243243" calcext:value-type="float">
            <text:p>65.3243243243243</text:p>
          </table:table-cell>
          <table:table-cell office:value-type="float" office:value="28.4263429919294" calcext:value-type="float">
            <text:p>28.4263429919294</text:p>
          </table:table-cell>
          <table:table-cell office:value-type="float" office:value="71.5" calcext:value-type="float">
            <text:p>71.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2.2025316455696" calcext:value-type="float">
            <text:p>82.2025316455696</text:p>
          </table:table-cell>
          <table:table-cell office:value-type="float" office:value="22.6393740950044" calcext:value-type="float">
            <text:p>22.639374095004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9518" calcext:value-type="float">
            <text:p>195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5-36P0J</text:p>
          </table:table-cell>
          <table:table-cell office:value-type="string" calcext:value-type="string">
            <text:p>LEONARDO DA VINCI NIEPUBLICZNA SZKOŁA PODSTAWOW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łodych Techników 58</text:p>
          </table:table-cell>
          <table:table-cell office:value-type="float" office:value="9" calcext:value-type="float">
            <text:p>9</text:p>
          </table:table-cell>
          <table:table-cell office:value-type="float" office:value="71.2222222222222" calcext:value-type="float">
            <text:p>71.2222222222222</text:p>
          </table:table-cell>
          <table:table-cell office:value-type="float" office:value="6.45975193499939" calcext:value-type="float">
            <text:p>6.4597519349993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8.178130939248" calcext:value-type="float">
            <text:p>18.178130939248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93.7777777777778" calcext:value-type="float">
            <text:p>93.7777777777778</text:p>
          </table:table-cell>
          <table:table-cell office:value-type="float" office:value="5.32870169256969" calcext:value-type="float">
            <text:p>5.32870169256969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61398" calcext:value-type="float">
            <text:p>613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5-54P0F</text:p>
          </table:table-cell>
          <table:table-cell office:value-type="string" calcext:value-type="string">
            <text:p>SPOŁECZNA SZKOŁA PODSTAWOWA "OPTIMUM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ybacka 17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office:value-type="float" office:value="8.93961222126926" calcext:value-type="float">
            <text:p>8.9396122212692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6.5" calcext:value-type="float">
            <text:p>86.5</text:p>
          </table:table-cell>
          <table:table-cell office:value-type="float" office:value="11.3394591287827" calcext:value-type="float">
            <text:p>11.3394591287827</text:p>
          </table:table-cell>
          <table:table-cell office:value-type="float" office:value="91.5" calcext:value-type="float">
            <text:p>91.5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95.5" calcext:value-type="float">
            <text:p>95.5</text:p>
          </table:table-cell>
          <table:table-cell office:value-type="float" office:value="6.26498204307083" calcext:value-type="float">
            <text:p>6.26498204307083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3187" calcext:value-type="float">
            <text:p>93187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58P07</text:p>
          </table:table-cell>
          <table:table-cell office:value-type="string" calcext:value-type="string">
            <text:p>OGÓLNOKSZTAŁCĄCA SZKOŁA MUZYCZNA I ST. IM. KAROLA SZYMANOWSKIEGO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arsz. Józefa Piłsudskiego 25</text:p>
          </table:table-cell>
          <table:table-cell office:value-type="float" office:value="37" calcext:value-type="float">
            <text:p>37</text:p>
          </table:table-cell>
          <table:table-cell office:value-type="float" office:value="71.1351351351351" calcext:value-type="float">
            <text:p>71.1351351351351</text:p>
          </table:table-cell>
          <table:table-cell office:value-type="float" office:value="10.4756143138247" calcext:value-type="float">
            <text:p>10.475614313824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9.6216216216216" calcext:value-type="float">
            <text:p>69.6216216216216</text:p>
          </table:table-cell>
          <table:table-cell office:value-type="float" office:value="24.9273011639104" calcext:value-type="float">
            <text:p>24.927301163910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85.945945945946" calcext:value-type="float">
            <text:p>85.945945945946</text:p>
          </table:table-cell>
          <table:table-cell office:value-type="float" office:value="16.0706984424919" calcext:value-type="float">
            <text:p>16.070698442491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822" calcext:value-type="float">
            <text:p>13382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5-84P0C</text:p>
          </table:table-cell>
          <table:table-cell office:value-type="string" calcext:value-type="string">
            <text:p>SZKOŁA PODSTAWOWA NR 14 IM. KAWALERÓW ORDERU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chodnia 2</text:p>
          </table:table-cell>
          <table:table-cell office:value-type="float" office:value="12" calcext:value-type="float">
            <text:p>12</text:p>
          </table:table-cell>
          <table:table-cell office:value-type="float" office:value="66.4166666666667" calcext:value-type="float">
            <text:p>66.4166666666667</text:p>
          </table:table-cell>
          <table:table-cell office:value-type="float" office:value="18.8523134448328" calcext:value-type="float">
            <text:p>18.852313444832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4.5833333333333" calcext:value-type="float">
            <text:p>44.5833333333333</text:p>
          </table:table-cell>
          <table:table-cell office:value-type="float" office:value="27.7952583885973" calcext:value-type="float">
            <text:p>27.795258388597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.5</text:p>
          </table:table-cell>
          <table:table-cell office:value-type="float" office:value="24.924887161229" calcext:value-type="float">
            <text:p>24.924887161229</text:p>
          </table:table-cell>
          <table:table-cell office:value-type="float" office:value="74.5" calcext:value-type="float">
            <text:p>74.5</text:p>
          </table:table-cell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6-01PNH</text:p>
          </table:table-cell>
          <table:table-cell office:value-type="string" calcext:value-type="string">
            <text:p>SZKOŁA PODSTAWOWA "ZDRÓJ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5" calcext:value-type="float">
            <text:p>15</text:p>
          </table:table-cell>
          <table:table-cell office:value-type="float" office:value="85.6666666666667" calcext:value-type="float">
            <text:p>85.6666666666667</text:p>
          </table:table-cell>
          <table:table-cell office:value-type="float" office:value="7.52477389841198" calcext:value-type="float">
            <text:p>7.5247738984119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9.0666666666667" calcext:value-type="float">
            <text:p>89.0666666666667</text:p>
          </table:table-cell>
          <table:table-cell office:value-type="float" office:value="17.5517014053402" calcext:value-type="float">
            <text:p>17.551701405340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0.1333333333333" calcext:value-type="float">
            <text:p>90.1333333333333</text:p>
          </table:table-cell>
          <table:table-cell office:value-type="float" office:value="10.0788006341143" calcext:value-type="float">
            <text:p>10.0788006341143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1" calcext:value-type="float">
            <text:p>148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02P0D</text:p>
          </table:table-cell>
          <table:table-cell office:value-type="string" calcext:value-type="string">
            <text:p>SZKOŁA PODSTAWOWA NR 107 IM. PIOTRA WŁOSTOWIC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Prusa 64</text:p>
          </table:table-cell>
          <table:table-cell office:value-type="float" office:value="31" calcext:value-type="float">
            <text:p>31</text:p>
          </table:table-cell>
          <table:table-cell office:value-type="float" office:value="55.8709677419355" calcext:value-type="float">
            <text:p>55.8709677419355</text:p>
          </table:table-cell>
          <table:table-cell office:value-type="float" office:value="21.1091509517125" calcext:value-type="float">
            <text:p>21.109150951712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36.6451612903226" calcext:value-type="float">
            <text:p>36.6451612903226</text:p>
          </table:table-cell>
          <table:table-cell office:value-type="float" office:value="30.5503797422117" calcext:value-type="float">
            <text:p>30.55037974221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9.2368421052632" calcext:value-type="float">
            <text:p>59.2368421052632</text:p>
          </table:table-cell>
          <table:table-cell office:value-type="float" office:value="31.0834481343759" calcext:value-type="float">
            <text:p>31.0834481343759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7" calcext:value-type="float">
            <text:p>20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03P02</text:p>
          </table:table-cell>
          <table:table-cell office:value-type="string" calcext:value-type="string">
            <text:p>SZKOŁA PODSTAWOWA NR 58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ładowa 2-4</text:p>
          </table:table-cell>
          <table:table-cell office:value-type="float" office:value="39" calcext:value-type="float">
            <text:p>39</text:p>
          </table:table-cell>
          <table:table-cell office:value-type="float" office:value="46.4358974358974" calcext:value-type="float">
            <text:p>46.4358974358974</text:p>
          </table:table-cell>
          <table:table-cell office:value-type="float" office:value="25.0627876892957" calcext:value-type="float">
            <text:p>25.062787689295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2.5128205128205" calcext:value-type="float">
            <text:p>32.5128205128205</text:p>
          </table:table-cell>
          <table:table-cell office:value-type="float" office:value="25.9643461603" calcext:value-type="float">
            <text:p>25.964346160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4.2162162162162" calcext:value-type="float">
            <text:p>54.2162162162162</text:p>
          </table:table-cell>
          <table:table-cell office:value-type="float" office:value="30.1125233309774" calcext:value-type="float">
            <text:p>30.112523330977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8977" calcext:value-type="float">
            <text:p>128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03P1X</text:p>
          </table:table-cell>
          <table:table-cell office:value-type="string" calcext:value-type="string">
            <text:p>PUBLICZNA SZKOŁA PODSTAWOWA SPECJALNA IM. MATKI TERESY POTOCKIEJ DLA DZIEWCZĄT NIEDOSTOSOWANYCH SPOŁECZNIE W MŁODZIEŻOWYM OŚRODKU WYCHOWAWCZY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Grunwaldzki 3b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.4445113787273" calcext:value-type="float">
            <text:p>18.4445113787273</text:p>
          </table:table-cell>
          <table:table-cell office:value-type="float" office:value="54.5" calcext:value-type="float">
            <text:p>54.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office:value-type="float" office:value="6.52763356814704" calcext:value-type="float">
            <text:p>6.5276335681470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13.7275068546493" calcext:value-type="float">
            <text:p>13.727506854649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9517" calcext:value-type="float">
            <text:p>11951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6-03PNV</text:p>
          </table:table-cell>
          <table:table-cell office:value-type="string" calcext:value-type="string">
            <text:p>NIEPUBLICZNA SZKOŁA PODSTAWOWA EN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na Długosza 3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5.78273291792038" calcext:value-type="float">
            <text:p>5.7827329179203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72.2" calcext:value-type="float">
            <text:p>72.2</text:p>
          </table:table-cell>
          <table:table-cell office:value-type="float" office:value="25.8565272223476" calcext:value-type="float">
            <text:p>25.856527222347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2" calcext:value-type="float">
            <text:p>94.2</text:p>
          </table:table-cell>
          <table:table-cell office:value-type="float" office:value="3.05941170815567" calcext:value-type="float">
            <text:p>3.05941170815567</text:p>
          </table:table-cell>
          <table:table-cell office:value-type="float" office:value="95" calcext:value-type="float">
            <text:p>95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06P05</text:p>
          </table:table-cell>
          <table:table-cell office:value-type="string" calcext:value-type="string">
            <text:p>SZKOŁA PODSTAWOWA NR 1 IM. MARII DĄBROW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wiejska 78</text:p>
          </table:table-cell>
          <table:table-cell office:value-type="float" office:value="45" calcext:value-type="float">
            <text:p>45</text:p>
          </table:table-cell>
          <table:table-cell office:value-type="float" office:value="74.1333333333333" calcext:value-type="float">
            <text:p>74.1333333333333</text:p>
          </table:table-cell>
          <table:table-cell office:value-type="float" office:value="12.8419451624571" calcext:value-type="float">
            <text:p>12.84194516245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68.9777777777778" calcext:value-type="float">
            <text:p>68.9777777777778</text:p>
          </table:table-cell>
          <table:table-cell office:value-type="float" office:value="26.4184185655798" calcext:value-type="float">
            <text:p>26.4184185655798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84.7333333333333" calcext:value-type="float">
            <text:p>84.7333333333333</text:p>
          </table:table-cell>
          <table:table-cell office:value-type="float" office:value="18.2725051496626" calcext:value-type="float">
            <text:p>18.2725051496626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08P0J</text:p>
          </table:table-cell>
          <table:table-cell office:value-type="string" calcext:value-type="string">
            <text:p>SZKOŁA PODSTAWOWA NR 12 IM. MARII SKŁODOWSKIEJ-CUR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ygmunta Janiszewskiego 14</text:p>
          </table:table-cell>
          <table:table-cell office:value-type="float" office:value="16" calcext:value-type="float">
            <text:p>16</text:p>
          </table:table-cell>
          <table:table-cell office:value-type="float" office:value="72.625" calcext:value-type="float">
            <text:p>72.625</text:p>
          </table:table-cell>
          <table:table-cell office:value-type="float" office:value="12.55425724605" calcext:value-type="float">
            <text:p>12.55425724605</text:p>
          </table:table-cell>
          <table:table-cell office:value-type="float" office:value="73.5" calcext:value-type="float">
            <text:p>73.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51.6875" calcext:value-type="float">
            <text:p>51.6875</text:p>
          </table:table-cell>
          <table:table-cell office:value-type="float" office:value="29.4060341384213" calcext:value-type="float">
            <text:p>29.4060341384213</text:p>
          </table:table-cell>
          <table:table-cell office:value-type="float" office:value="51.5" calcext:value-type="float">
            <text:p>51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3.1948270094864" calcext:value-type="float">
            <text:p>23.1948270094864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14P0E</text:p>
          </table:table-cell>
          <table:table-cell office:value-type="string" calcext:value-type="string">
            <text:p>SZKOŁA PODSTAWOWA NR 36 IM. BOHATERÓW WESTERPLAT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Chopina 9b</text:p>
          </table:table-cell>
          <table:table-cell office:value-type="float" office:value="67" calcext:value-type="float">
            <text:p>67</text:p>
          </table:table-cell>
          <table:table-cell office:value-type="float" office:value="76.044776119403" calcext:value-type="float">
            <text:p>76.044776119403</text:p>
          </table:table-cell>
          <table:table-cell office:value-type="float" office:value="11.1092711528206" calcext:value-type="float">
            <text:p>11.109271152820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8.5970149253731" calcext:value-type="float">
            <text:p>68.5970149253731</text:p>
          </table:table-cell>
          <table:table-cell office:value-type="float" office:value="24.3739888892424" calcext:value-type="float">
            <text:p>24.373988889242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.9402985074627" calcext:value-type="float">
            <text:p>88.9402985074627</text:p>
          </table:table-cell>
          <table:table-cell office:value-type="float" office:value="15.0767990159586" calcext:value-type="float">
            <text:p>15.076799015958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94" calcext:value-type="float">
            <text:p>21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17P0H</text:p>
          </table:table-cell>
          <table:table-cell office:value-type="string" calcext:value-type="string">
            <text:p>SZKOŁA PODSTAWOWA NR 45 IM. JANUSZA KUSOC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30" calcext:value-type="float">
            <text:p>30</text:p>
          </table:table-cell>
          <table:table-cell office:value-type="float" office:value="63.7666666666667" calcext:value-type="float">
            <text:p>63.7666666666667</text:p>
          </table:table-cell>
          <table:table-cell office:value-type="float" office:value="10.7786311231477" calcext:value-type="float">
            <text:p>10.7786311231477</text:p>
          </table:table-cell>
          <table:table-cell office:value-type="float" office:value="65.5" calcext:value-type="float">
            <text:p>65.5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44.4333333333333" calcext:value-type="float">
            <text:p>44.4333333333333</text:p>
          </table:table-cell>
          <table:table-cell office:value-type="float" office:value="22.8512338592228" calcext:value-type="float">
            <text:p>22.851233859222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9.5625" calcext:value-type="float">
            <text:p>79.5625</text:p>
          </table:table-cell>
          <table:table-cell office:value-type="float" office:value="21.9287731929992" calcext:value-type="float">
            <text:p>21.928773192999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4" calcext:value-type="float">
            <text:p>103964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17P1C</text:p>
          </table:table-cell>
          <table:table-cell office:value-type="string" calcext:value-type="string">
            <text:p>OGÓLNOKSZTAŁCĄCA SZKOŁA MUZYCZNA I STOPNIA NR 2 IM. FRYDERYKA CHOPIN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13" calcext:value-type="float">
            <text:p>13</text:p>
          </table:table-cell>
          <table:table-cell office:value-type="float" office:value="76.8461538461538" calcext:value-type="float">
            <text:p>76.8461538461538</text:p>
          </table:table-cell>
          <table:table-cell office:value-type="float" office:value="8.67220275314848" calcext:value-type="float">
            <text:p>8.6722027531484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77.1538461538462" calcext:value-type="float">
            <text:p>77.1538461538462</text:p>
          </table:table-cell>
          <table:table-cell office:value-type="float" office:value="22.5962765954113" calcext:value-type="float">
            <text:p>22.596276595411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92.6153846153846" calcext:value-type="float">
            <text:p>92.6153846153846</text:p>
          </table:table-cell>
          <table:table-cell office:value-type="float" office:value="6.68567310388947" calcext:value-type="float">
            <text:p>6.6856731038894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6" calcext:value-type="float">
            <text:p>148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19P0V</text:p>
          </table:table-cell>
          <table:table-cell office:value-type="string" calcext:value-type="string">
            <text:p>SZKOŁA PODSTAWOWA NR 84 IM. RUCHU OBROŃCÓW POKOJ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Łukasza Górnickiego 20</text:p>
          </table:table-cell>
          <table:table-cell office:value-type="float" office:value="68" calcext:value-type="float">
            <text:p>68</text:p>
          </table:table-cell>
          <table:table-cell office:value-type="float" office:value="61.4558823529412" calcext:value-type="float">
            <text:p>61.4558823529412</text:p>
          </table:table-cell>
          <table:table-cell office:value-type="float" office:value="18.2107222968886" calcext:value-type="float">
            <text:p>18.210722296888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45.7794117647059" calcext:value-type="float">
            <text:p>45.7794117647059</text:p>
          </table:table-cell>
          <table:table-cell office:value-type="float" office:value="27.7047700226319" calcext:value-type="float">
            <text:p>27.70477002263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71.8194444444444" calcext:value-type="float">
            <text:p>71.8194444444444</text:p>
          </table:table-cell>
          <table:table-cell office:value-type="float" office:value="27.9306315265004" calcext:value-type="float">
            <text:p>27.930631526500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6-22P0N</text:p>
          </table:table-cell>
          <table:table-cell office:value-type="string" calcext:value-type="string">
            <text:p>SZKOŁA PODSTAWOWA "ISKRY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9" calcext:value-type="float">
            <text:p>19</text:p>
          </table:table-cell>
          <table:table-cell office:value-type="float" office:value="80.3684210526316" calcext:value-type="float">
            <text:p>80.3684210526316</text:p>
          </table:table-cell>
          <table:table-cell office:value-type="float" office:value="8.7009408221833" calcext:value-type="float">
            <text:p>8.700940822183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93.2631578947368" calcext:value-type="float">
            <text:p>93.2631578947368</text:p>
          </table:table-cell>
          <table:table-cell office:value-type="float" office:value="8.17468560646481" calcext:value-type="float">
            <text:p>8.1746856064648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3.421052631579" calcext:value-type="float">
            <text:p>93.421052631579</text:p>
          </table:table-cell>
          <table:table-cell office:value-type="float" office:value="4.42856504588687" calcext:value-type="float">
            <text:p>4.4285650458868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3288" calcext:value-type="float">
            <text:p>1232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25P0Q</text:p>
          </table:table-cell>
          <table:table-cell office:value-type="string" calcext:value-type="string">
            <text:p>PUBLICZNA SZKOŁA PODSTAWOWA LEONARD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anklina Delano Roosevelta 15</text:p>
          </table:table-cell>
          <table:table-cell office:value-type="float" office:value="13" calcext:value-type="float">
            <text:p>13</text:p>
          </table:table-cell>
          <table:table-cell office:value-type="float" office:value="51.6153846153846" calcext:value-type="float">
            <text:p>51.6153846153846</text:p>
          </table:table-cell>
          <table:table-cell office:value-type="float" office:value="21.9738952169595" calcext:value-type="float">
            <text:p>21.973895216959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2.3262522260575" calcext:value-type="float">
            <text:p>22.326252226057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.1538461538462" calcext:value-type="float">
            <text:p>56.1538461538462</text:p>
          </table:table-cell>
          <table:table-cell office:value-type="float" office:value="32.7504460424027" calcext:value-type="float">
            <text:p>32.750446042402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5" calcext:value-type="float">
            <text:p>1479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28P0T</text:p>
          </table:table-cell>
          <table:table-cell office:value-type="string" calcext:value-type="string">
            <text:p>SZKOŁA PODSTAWOWA NR 108 IM. JULIANA TUWIM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Chrobrego 3</text:p>
          </table:table-cell>
          <table:table-cell office:value-type="float" office:value="31" calcext:value-type="float">
            <text:p>31</text:p>
          </table:table-cell>
          <table:table-cell office:value-type="float" office:value="62.3870967741936" calcext:value-type="float">
            <text:p>62.3870967741936</text:p>
          </table:table-cell>
          <table:table-cell office:value-type="float" office:value="20.4918196414189" calcext:value-type="float">
            <text:p>20.491819641418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7.9677419354839" calcext:value-type="float">
            <text:p>27.9677419354839</text:p>
          </table:table-cell>
          <table:table-cell office:value-type="float" office:value="20.1422103264917" calcext:value-type="float">
            <text:p>20.14221032649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9.4666666666667" calcext:value-type="float">
            <text:p>69.4666666666667</text:p>
          </table:table-cell>
          <table:table-cell office:value-type="float" office:value="31.2225701839052" calcext:value-type="float">
            <text:p>31.222570183905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8" calcext:value-type="float">
            <text:p>148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29P0I</text:p>
          </table:table-cell>
          <table:table-cell office:value-type="string" calcext:value-type="string">
            <text:p>SZKOŁA PODSTAWOWA NR 78 IM. MIKOŁAJA KOPERNI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dności Narodowej 19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8.9026544386651" calcext:value-type="float">
            <text:p>18.90265443866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37.3793103448276" calcext:value-type="float">
            <text:p>37.3793103448276</text:p>
          </table:table-cell>
          <table:table-cell office:value-type="float" office:value="27.7071057649334" calcext:value-type="float">
            <text:p>27.707105764933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6.8205128205128" calcext:value-type="float">
            <text:p>66.8205128205128</text:p>
          </table:table-cell>
          <table:table-cell office:value-type="float" office:value="27.1707533137094" calcext:value-type="float">
            <text:p>27.170753313709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38" calcext:value-type="float">
            <text:p>1483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36P02</text:p>
          </table:table-cell>
          <table:table-cell office:value-type="string" calcext:value-type="string">
            <text:p>SZKOŁA PODSTAWOWA NR 91 IM. ORLĄT LWO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efanii Sempołowskiej 54</text:p>
          </table:table-cell>
          <table:table-cell office:value-type="float" office:value="65" calcext:value-type="float">
            <text:p>65</text:p>
          </table:table-cell>
          <table:table-cell office:value-type="float" office:value="79.2" calcext:value-type="float">
            <text:p>79.2</text:p>
          </table:table-cell>
          <table:table-cell office:value-type="float" office:value="15.4851790183636" calcext:value-type="float">
            <text:p>15.485179018363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73.0461538461538" calcext:value-type="float">
            <text:p>73.0461538461538</text:p>
          </table:table-cell>
          <table:table-cell office:value-type="float" office:value="26.293275401915" calcext:value-type="float">
            <text:p>26.29327540191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88.5" calcext:value-type="float">
            <text:p>88.5</text:p>
          </table:table-cell>
          <table:table-cell office:value-type="float" office:value="18.0436299187597" calcext:value-type="float">
            <text:p>18.0436299187597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37P0R</text:p>
          </table:table-cell>
          <table:table-cell office:value-type="string" calcext:value-type="string">
            <text:p>SZKOŁA PODSTAWOWA NR 93 IM. TRADYCJI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uliana Ursyna Niemcewicza 29-31</text:p>
          </table:table-cell>
          <table:table-cell office:value-type="float" office:value="8" calcext:value-type="float">
            <text:p>8</text:p>
          </table:table-cell>
          <table:table-cell office:value-type="float" office:value="28.625" calcext:value-type="float">
            <text:p>28.625</text:p>
          </table:table-cell>
          <table:table-cell office:value-type="float" office:value="18.4047378411104" calcext:value-type="float">
            <text:p>18.4047378411104</text:p>
          </table:table-cell>
          <table:table-cell office:value-type="float" office:value="24.5" calcext:value-type="float">
            <text:p>24.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.75" calcext:value-type="float">
            <text:p>17.75</text:p>
          </table:table-cell>
          <table:table-cell office:value-type="float" office:value="7.67707626639204" calcext:value-type="float">
            <text:p>7.6770762663920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.4444444444444" calcext:value-type="float">
            <text:p>35.4444444444444</text:p>
          </table:table-cell>
          <table:table-cell office:value-type="float" office:value="31.3479083516698" calcext:value-type="float">
            <text:p>31.347908351669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52" calcext:value-type="float">
            <text:p>1061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6406-56P0C</text:p>
          </table:table-cell>
          <table:table-cell office:value-type="string" calcext:value-type="string">
            <text:p>SZKOŁA PODSTAWOWA "PRIMU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Jana Matejki 16a</text:p>
          </table:table-cell>
          <table:table-cell office:value-type="float" office:value="18" calcext:value-type="float">
            <text:p>18</text:p>
          </table:table-cell>
          <table:table-cell office:value-type="float" office:value="84.2222222222222" calcext:value-type="float">
            <text:p>84.2222222222222</text:p>
          </table:table-cell>
          <table:table-cell office:value-type="float" office:value="7.61982469582219" calcext:value-type="float">
            <text:p>7.61982469582219</text:p>
          </table:table-cell>
          <table:table-cell office:value-type="float" office:value="85.5" calcext:value-type="float">
            <text:p>85.5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2.2777777777778" calcext:value-type="float">
            <text:p>92.2777777777778</text:p>
          </table:table-cell>
          <table:table-cell office:value-type="float" office:value="9.56152914058065" calcext:value-type="float">
            <text:p>9.5615291405806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96.7222222222222" calcext:value-type="float">
            <text:p>96.7222222222222</text:p>
          </table:table-cell>
          <table:table-cell office:value-type="float" office:value="3.01488078915892" calcext:value-type="float">
            <text:p>3.0148807891589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60" calcext:value-type="float">
            <text:p>1331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59P0F</text:p>
          </table:table-cell>
          <table:table-cell office:value-type="string" calcext:value-type="string">
            <text:p>SALEZJAŃS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iętokrzyska 45-55</text:p>
          </table:table-cell>
          <table:table-cell office:value-type="float" office:value="25" calcext:value-type="float">
            <text:p>25</text:p>
          </table:table-cell>
          <table:table-cell office:value-type="float" office:value="72.24" calcext:value-type="float">
            <text:p>72.24</text:p>
          </table:table-cell>
          <table:table-cell office:value-type="float" office:value="13.0023997785024" calcext:value-type="float">
            <text:p>13.002399778502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68.76" calcext:value-type="float">
            <text:p>68.76</text:p>
          </table:table-cell>
          <table:table-cell office:value-type="float" office:value="21.5151667434859" calcext:value-type="float">
            <text:p>21.515166743485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84.28" calcext:value-type="float">
            <text:p>84.28</text:p>
          </table:table-cell>
          <table:table-cell office:value-type="float" office:value="15.741715281379" calcext:value-type="float">
            <text:p>15.74171528137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06" calcext:value-type="float">
            <text:p>1339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6406-78P00</text:p>
          </table:table-cell>
          <table:table-cell office:value-type="string" calcext:value-type="string">
            <text:p>SZKOŁA PODSTAWOWA NR 66 IM. ZBIGNIEWA HERBERT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dwarda Dembowskiego 39</text:p>
          </table:table-cell>
          <table:table-cell office:value-type="float" office:value="38" calcext:value-type="float">
            <text:p>38</text:p>
          </table:table-cell>
          <table:table-cell office:value-type="float" office:value="75.1315789473684" calcext:value-type="float">
            <text:p>75.1315789473684</text:p>
          </table:table-cell>
          <table:table-cell office:value-type="float" office:value="13.310405610158" calcext:value-type="float">
            <text:p>13.31040561015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75.9473684210526" calcext:value-type="float">
            <text:p>75.9473684210526</text:p>
          </table:table-cell>
          <table:table-cell office:value-type="float" office:value="23.1777426906221" calcext:value-type="float">
            <text:p>23.177742690622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92.4883720930233" calcext:value-type="float">
            <text:p>92.4883720930233</text:p>
          </table:table-cell>
          <table:table-cell office:value-type="float" office:value="12.9010042749938" calcext:value-type="float">
            <text:p>12.901004274993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1-01P0G</text:p>
          </table:table-cell>
          <table:table-cell office:value-type="string" calcext:value-type="string">
            <text:p>SZKOŁA PODSTAWOWA IM. BOLESŁAWA KRZYWOUSTEGO W KAMIEŃCU WROCŁAWSKIM</text:p>
          </table:table-cell>
          <table:table-cell office:value-type="string" calcext:value-type="string">
            <text:p>Kamieniec Wrocławski</text:p>
          </table:table-cell>
          <table:table-cell office:value-type="string" calcext:value-type="string">
            <text:p>ul. Kolejowa 8</text:p>
          </table:table-cell>
          <table:table-cell office:value-type="float" office:value="53" calcext:value-type="float">
            <text:p>53</text:p>
          </table:table-cell>
          <table:table-cell office:value-type="float" office:value="56.1509433962264" calcext:value-type="float">
            <text:p>56.1509433962264</text:p>
          </table:table-cell>
          <table:table-cell office:value-type="float" office:value="15.8154405404137" calcext:value-type="float">
            <text:p>15.81544054041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.9245283018868" calcext:value-type="float">
            <text:p>60.9245283018868</text:p>
          </table:table-cell>
          <table:table-cell office:value-type="float" office:value="26.5030073456279" calcext:value-type="float">
            <text:p>26.503007345627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23.3032173922058" calcext:value-type="float">
            <text:p>23.303217392205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298" calcext:value-type="float">
            <text:p>272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1-03P0U</text:p>
          </table:table-cell>
          <table:table-cell office:value-type="string" calcext:value-type="string">
            <text:p>SZKOŁA PODSTAWOWA IM. STULECIA ODZYSKANIA NIEPODLEGŁOŚCI POLSKI W DOBRZYKOWICACH</text:p>
          </table:table-cell>
          <table:table-cell office:value-type="string" calcext:value-type="string">
            <text:p>Dobrzykowice</text:p>
          </table:table-cell>
          <table:table-cell office:value-type="string" calcext:value-type="string">
            <text:p>ul. Sukcesu 2</text:p>
          </table:table-cell>
          <table:table-cell office:value-type="float" office:value="58" calcext:value-type="float">
            <text:p>58</text:p>
          </table:table-cell>
          <table:table-cell office:value-type="float" office:value="65.0172413793104" calcext:value-type="float">
            <text:p>65.0172413793104</text:p>
          </table:table-cell>
          <table:table-cell office:value-type="float" office:value="13.7608783041039" calcext:value-type="float">
            <text:p>13.760878304103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8.051724137931" calcext:value-type="float">
            <text:p>68.051724137931</text:p>
          </table:table-cell>
          <table:table-cell office:value-type="float" office:value="30.6798948059346" calcext:value-type="float">
            <text:p>30.679894805934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0.3448275862069" calcext:value-type="float">
            <text:p>80.3448275862069</text:p>
          </table:table-cell>
          <table:table-cell office:value-type="float" office:value="24.9948627301953" calcext:value-type="float">
            <text:p>24.994862730195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1-04P0J</text:p>
          </table:table-cell>
          <table:table-cell office:value-type="string" calcext:value-type="string">
            <text:p>SZKOŁA PODSTAWOWA IM. PAPIEŻA JANA PAWŁA II W CZERNICY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ul. św. Brata Alberta Adama Chmielowskiego 9</text:p>
          </table:table-cell>
          <table:table-cell office:value-type="float" office:value="47" calcext:value-type="float">
            <text:p>47</text:p>
          </table:table-cell>
          <table:table-cell office:value-type="float" office:value="62.8510638297872" calcext:value-type="float">
            <text:p>62.8510638297872</text:p>
          </table:table-cell>
          <table:table-cell office:value-type="float" office:value="13.2407795672731" calcext:value-type="float">
            <text:p>13.24077956727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.1489361702128" calcext:value-type="float">
            <text:p>64.1489361702128</text:p>
          </table:table-cell>
          <table:table-cell office:value-type="float" office:value="26.8676652323658" calcext:value-type="float">
            <text:p>26.8676652323658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78.0212765957447" calcext:value-type="float">
            <text:p>78.0212765957447</text:p>
          </table:table-cell>
          <table:table-cell office:value-type="float" office:value="25.5430294956787" calcext:value-type="float">
            <text:p>25.54302949567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327" calcext:value-type="float">
            <text:p>2732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1-05P08</text:p>
          </table:table-cell>
          <table:table-cell office:value-type="string" calcext:value-type="string">
            <text:p>SZKOŁA PODSTAWOWA IM. JANUSZA KORCZAKA W RATOWICACH</text:p>
          </table:table-cell>
          <table:table-cell office:value-type="string" calcext:value-type="string">
            <text:p>Ratowice</text:p>
          </table:table-cell>
          <table:table-cell office:value-type="string" calcext:value-type="string">
            <text:p>ul. Wrocławska 36</text:p>
          </table:table-cell>
          <table:table-cell office:value-type="float" office:value="12" calcext:value-type="float">
            <text:p>12</text:p>
          </table:table-cell>
          <table:table-cell office:value-type="float" office:value="63.25" calcext:value-type="float">
            <text:p>63.25</text:p>
          </table:table-cell>
          <table:table-cell office:value-type="float" office:value="15.8646619882051" calcext:value-type="float">
            <text:p>15.8646619882051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67.0833333333333" calcext:value-type="float">
            <text:p>67.0833333333333</text:p>
          </table:table-cell>
          <table:table-cell office:value-type="float" office:value="23.7748408103094" calcext:value-type="float">
            <text:p>23.7748408103094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2.1666666666667" calcext:value-type="float">
            <text:p>82.1666666666667</text:p>
          </table:table-cell>
          <table:table-cell office:value-type="float" office:value="20.8719641837775" calcext:value-type="float">
            <text:p>20.8719641837775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04484" calcext:value-type="float">
            <text:p>10448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1-53P01</text:p>
          </table:table-cell>
          <table:table-cell office:value-type="string" calcext:value-type="string">
            <text:p>SZKOŁA PODSTAWOWA IM. PIASTÓW ŚLĄSKICH W CHRZĄSTAWIE WIELKIEJ</text:p>
          </table:table-cell>
          <table:table-cell office:value-type="string" calcext:value-type="string">
            <text:p>Chrząstawa Wielka</text:p>
          </table:table-cell>
          <table:table-cell office:value-type="string" calcext:value-type="string">
            <text:p>ul. Wrocławska 19</text:p>
          </table:table-cell>
          <table:table-cell office:value-type="float" office:value="36" calcext:value-type="float">
            <text:p>36</text:p>
          </table:table-cell>
          <table:table-cell office:value-type="float" office:value="64.6388888888889" calcext:value-type="float">
            <text:p>64.6388888888889</text:p>
          </table:table-cell>
          <table:table-cell office:value-type="float" office:value="13.3211460505005" calcext:value-type="float">
            <text:p>13.321146050500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5.0277777777778" calcext:value-type="float">
            <text:p>55.0277777777778</text:p>
          </table:table-cell>
          <table:table-cell office:value-type="float" office:value="29.8016462176832" calcext:value-type="float">
            <text:p>29.8016462176832</text:p>
          </table:table-cell>
          <table:table-cell office:value-type="float" office:value="51.5" calcext:value-type="float">
            <text:p>51.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5.8" calcext:value-type="float">
            <text:p>75.8</text:p>
          </table:table-cell>
          <table:table-cell office:value-type="float" office:value="25.5340668799267" calcext:value-type="float">
            <text:p>25.5340668799267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01P0Z</text:p>
          </table:table-cell>
          <table:table-cell office:value-type="string" calcext:value-type="string">
            <text:p>SZKOŁA PODSTAWOWA IM. ODKRYWCÓW I PODRÓŻNIKÓW W BOROWEJ</text:p>
          </table:table-cell>
          <table:table-cell office:value-type="string" calcext:value-type="string">
            <text:p>Borowa</text:p>
          </table:table-cell>
          <table:table-cell office:value-type="string" calcext:value-type="string">
            <text:p>ul. Parkowa 2</text:p>
          </table:table-cell>
          <table:table-cell office:value-type="float" office:value="24" calcext:value-type="float">
            <text:p>24</text:p>
          </table:table-cell>
          <table:table-cell office:value-type="float" office:value="58.0416666666667" calcext:value-type="float">
            <text:p>58.0416666666667</text:p>
          </table:table-cell>
          <table:table-cell office:value-type="float" office:value="11.7170785845088" calcext:value-type="float">
            <text:p>11.7170785845088</text:p>
          </table:table-cell>
          <table:table-cell office:value-type="float" office:value="56.5" calcext:value-type="float">
            <text:p>56.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0.25" calcext:value-type="float">
            <text:p>50.25</text:p>
          </table:table-cell>
          <table:table-cell office:value-type="float" office:value="26.3995738601971" calcext:value-type="float">
            <text:p>26.399573860197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8.7916666666667" calcext:value-type="float">
            <text:p>68.7916666666667</text:p>
          </table:table-cell>
          <table:table-cell office:value-type="float" office:value="27.294656324799" calcext:value-type="float">
            <text:p>27.29465632479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03P0D</text:p>
          </table:table-cell>
          <table:table-cell office:value-type="string" calcext:value-type="string">
            <text:p>SZKOŁA PODSTAWOWA IM. JANA PAWŁA II W DŁUGOŁĘCE</text:p>
          </table:table-cell>
          <table:table-cell office:value-type="string" calcext:value-type="string">
            <text:p>Długołęka</text:p>
          </table:table-cell>
          <table:table-cell office:value-type="string" calcext:value-type="string">
            <text:p>ul. Szkolna 40</text:p>
          </table:table-cell>
          <table:table-cell office:value-type="float" office:value="67" calcext:value-type="float">
            <text:p>67</text:p>
          </table:table-cell>
          <table:table-cell office:value-type="float" office:value="72.0746268656717" calcext:value-type="float">
            <text:p>72.0746268656717</text:p>
          </table:table-cell>
          <table:table-cell office:value-type="float" office:value="12.8971979287367" calcext:value-type="float">
            <text:p>12.897197928736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9.044776119403" calcext:value-type="float">
            <text:p>59.044776119403</text:p>
          </table:table-cell>
          <table:table-cell office:value-type="float" office:value="29.1288608155651" calcext:value-type="float">
            <text:p>29.128860815565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4.3823529411765" calcext:value-type="float">
            <text:p>74.3823529411765</text:p>
          </table:table-cell>
          <table:table-cell office:value-type="float" office:value="26.078517985998" calcext:value-type="float">
            <text:p>26.07851798599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04P02</text:p>
          </table:table-cell>
          <table:table-cell office:value-type="string" calcext:value-type="string">
            <text:p>SZKOŁA PODSTAWOWA IM. WANDY CHOTOMSKIEJ W KIEŁCZOWIE</text:p>
          </table:table-cell>
          <table:table-cell office:value-type="string" calcext:value-type="string">
            <text:p>Kiełczów</text:p>
          </table:table-cell>
          <table:table-cell office:value-type="string" calcext:value-type="string">
            <text:p>ul. Szkolna 3</text:p>
          </table:table-cell>
          <table:table-cell office:value-type="float" office:value="122" calcext:value-type="float">
            <text:p>122</text:p>
          </table:table-cell>
          <table:table-cell office:value-type="float" office:value="75.2295081967213" calcext:value-type="float">
            <text:p>75.2295081967213</text:p>
          </table:table-cell>
          <table:table-cell office:value-type="float" office:value="17.4594550856915" calcext:value-type="float">
            <text:p>17.459455085691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70.2540983606557" calcext:value-type="float">
            <text:p>70.2540983606557</text:p>
          </table:table-cell>
          <table:table-cell office:value-type="float" office:value="25.850630672273" calcext:value-type="float">
            <text:p>25.850630672273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85.7622950819672" calcext:value-type="float">
            <text:p>85.7622950819672</text:p>
          </table:table-cell>
          <table:table-cell office:value-type="float" office:value="20.52389781737" calcext:value-type="float">
            <text:p>20.5238978173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09P0J</text:p>
          </table:table-cell>
          <table:table-cell office:value-type="string" calcext:value-type="string">
            <text:p>SZKOŁA PODSTAWOWA IM. KAWALERÓW ORDERU UŚMIECHU W MIRKOWIE</text:p>
          </table:table-cell>
          <table:table-cell office:value-type="string" calcext:value-type="string">
            <text:p>Mirków</text:p>
          </table:table-cell>
          <table:table-cell office:value-type="string" calcext:value-type="string">
            <text:p>ul. Juliusza Słowackiego 17</text:p>
          </table:table-cell>
          <table:table-cell office:value-type="float" office:value="36" calcext:value-type="float">
            <text:p>36</text:p>
          </table:table-cell>
          <table:table-cell office:value-type="float" office:value="72.4722222222222" calcext:value-type="float">
            <text:p>72.4722222222222</text:p>
          </table:table-cell>
          <table:table-cell office:value-type="float" office:value="14.8595014704605" calcext:value-type="float">
            <text:p>14.859501470460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67.2777777777778" calcext:value-type="float">
            <text:p>67.2777777777778</text:p>
          </table:table-cell>
          <table:table-cell office:value-type="float" office:value="23.6239180952872" calcext:value-type="float">
            <text:p>23.6239180952872</text:p>
          </table:table-cell>
          <table:table-cell office:value-type="float" office:value="68.5" calcext:value-type="float">
            <text:p>68.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89.7837837837838" calcext:value-type="float">
            <text:p>89.7837837837838</text:p>
          </table:table-cell>
          <table:table-cell office:value-type="float" office:value="11.3759707281315" calcext:value-type="float">
            <text:p>11.375970728131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10P0X</text:p>
          </table:table-cell>
          <table:table-cell office:value-type="string" calcext:value-type="string">
            <text:p>SZKOŁA PODSTAWOWA IM. POLSKIEJ NIEZAPOMINAJKI W SZCZODREM</text:p>
          </table:table-cell>
          <table:table-cell office:value-type="string" calcext:value-type="string">
            <text:p>Szczodre</text:p>
          </table:table-cell>
          <table:table-cell office:value-type="string" calcext:value-type="string">
            <text:p>ul. Trzebnicka 42</text:p>
          </table:table-cell>
          <table:table-cell office:value-type="float" office:value="15" calcext:value-type="float">
            <text:p>15</text:p>
          </table:table-cell>
          <table:table-cell office:value-type="float" office:value="64.4" calcext:value-type="float">
            <text:p>64.4</text:p>
          </table:table-cell>
          <table:table-cell office:value-type="float" office:value="20.3627110179367" calcext:value-type="float">
            <text:p>20.362711017936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3.0666666666667" calcext:value-type="float">
            <text:p>53.0666666666667</text:p>
          </table:table-cell>
          <table:table-cell office:value-type="float" office:value="27.5087056927237" calcext:value-type="float">
            <text:p>27.508705692723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74.4666666666667" calcext:value-type="float">
            <text:p>74.4666666666667</text:p>
          </table:table-cell>
          <table:table-cell office:value-type="float" office:value="29.094940377247" calcext:value-type="float">
            <text:p>29.09494037724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0464" calcext:value-type="float">
            <text:p>1104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52P0V</text:p>
          </table:table-cell>
          <table:table-cell office:value-type="string" calcext:value-type="string">
            <text:p>SZKOŁA PODSTAWOWA IM. NOBLISTÓW POLSKICH W BRZEZIEJ ŁĄCE</text:p>
          </table:table-cell>
          <table:table-cell office:value-type="string" calcext:value-type="string">
            <text:p>Brzezia Łąka</text:p>
          </table:table-cell>
          <table:table-cell office:value-type="string" calcext:value-type="string">
            <text:p>ul. Szkolna 10</text:p>
          </table:table-cell>
          <table:table-cell office:value-type="float" office:value="38" calcext:value-type="float">
            <text:p>38</text:p>
          </table:table-cell>
          <table:table-cell office:value-type="float" office:value="68.3684210526316" calcext:value-type="float">
            <text:p>68.3684210526316</text:p>
          </table:table-cell>
          <table:table-cell office:value-type="float" office:value="13.8666981852046" calcext:value-type="float">
            <text:p>13.866698185204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57.0526315789474" calcext:value-type="float">
            <text:p>57.0526315789474</text:p>
          </table:table-cell>
          <table:table-cell office:value-type="float" office:value="29.3821888121117" calcext:value-type="float">
            <text:p>29.3821888121117</text:p>
          </table:table-cell>
          <table:table-cell office:value-type="float" office:value="61.5" calcext:value-type="float">
            <text:p>61.5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75.0263157894737" calcext:value-type="float">
            <text:p>75.0263157894737</text:p>
          </table:table-cell>
          <table:table-cell office:value-type="float" office:value="27.2729737460532" calcext:value-type="float">
            <text:p>27.272973746053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54P09</text:p>
          </table:table-cell>
          <table:table-cell office:value-type="string" calcext:value-type="string">
            <text:p>SZKOŁA PODSTAWOWA IM. KAZIMIERZA GÓRSKIEGO W ŁOZINIE</text:p>
          </table:table-cell>
          <table:table-cell office:value-type="string" calcext:value-type="string">
            <text:p>Łozina</text:p>
          </table:table-cell>
          <table:table-cell office:value-type="string" calcext:value-type="string">
            <text:p>ul. Milicka 10</text:p>
          </table:table-cell>
          <table:table-cell office:value-type="float" office:value="20" calcext:value-type="float">
            <text:p>20</text:p>
          </table:table-cell>
          <table:table-cell office:value-type="float" office:value="64.25" calcext:value-type="float">
            <text:p>64.25</text:p>
          </table:table-cell>
          <table:table-cell office:value-type="float" office:value="19.4316108441889" calcext:value-type="float">
            <text:p>19.431610844188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.2" calcext:value-type="float">
            <text:p>39.2</text:p>
          </table:table-cell>
          <table:table-cell office:value-type="float" office:value="26.0491842482639" calcext:value-type="float">
            <text:p>26.049184248263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float" office:value="26.2489999809517" calcext:value-type="float">
            <text:p>26.2489999809517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874" calcext:value-type="float">
            <text:p>11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55P0Y</text:p>
          </table:table-cell>
          <table:table-cell office:value-type="string" calcext:value-type="string">
            <text:p>SZKOŁA PODSTAWOWA IM. KS. JANA TWARDOWSKIEGO W SIEDLCU</text:p>
          </table:table-cell>
          <table:table-cell office:value-type="string" calcext:value-type="string">
            <text:p>Siedlec</text:p>
          </table:table-cell>
          <table:table-cell office:value-type="string" calcext:value-type="string">
            <text:p>ul. Wrocławska 22</text:p>
          </table:table-cell>
          <table:table-cell office:value-type="float" office:value="24" calcext:value-type="float">
            <text:p>24</text:p>
          </table:table-cell>
          <table:table-cell office:value-type="float" office:value="65.9166666666667" calcext:value-type="float">
            <text:p>65.9166666666667</text:p>
          </table:table-cell>
          <table:table-cell office:value-type="float" office:value="10.262864555712" calcext:value-type="float">
            <text:p>10.262864555712</text:p>
          </table:table-cell>
          <table:table-cell office:value-type="float" office:value="65.5" calcext:value-type="float">
            <text:p>65.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4.9583333333333" calcext:value-type="float">
            <text:p>64.9583333333333</text:p>
          </table:table-cell>
          <table:table-cell office:value-type="float" office:value="29.753822116756" calcext:value-type="float">
            <text:p>29.75382211675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5.8333333333333" calcext:value-type="float">
            <text:p>65.8333333333333</text:p>
          </table:table-cell>
          <table:table-cell office:value-type="float" office:value="32.5431337697456" calcext:value-type="float">
            <text:p>32.54313376974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263100" calcext:value-type="float">
            <text:p>2631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2-56P0N</text:p>
          </table:table-cell>
          <table:table-cell office:value-type="string" calcext:value-type="string">
            <text:p>SZKOŁA PODSTAWOWA IM. MARII SKŁODOWSKIEJ-CURIE W WILCZYCACH</text:p>
          </table:table-cell>
          <table:table-cell office:value-type="string" calcext:value-type="string">
            <text:p>Wilczyce</text:p>
          </table:table-cell>
          <table:table-cell office:value-type="string" calcext:value-type="string">
            <text:p>ul. Wrocławska 15</text:p>
          </table:table-cell>
          <table:table-cell office:value-type="float" office:value="26" calcext:value-type="float">
            <text:p>26</text:p>
          </table:table-cell>
          <table:table-cell office:value-type="float" office:value="66.0384615384615" calcext:value-type="float">
            <text:p>66.0384615384615</text:p>
          </table:table-cell>
          <table:table-cell office:value-type="float" office:value="15.7125152695129" calcext:value-type="float">
            <text:p>15.712515269512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1.2692307692308" calcext:value-type="float">
            <text:p>61.2692307692308</text:p>
          </table:table-cell>
          <table:table-cell office:value-type="float" office:value="26.600401518525" calcext:value-type="float">
            <text:p>26.600401518525</text:p>
          </table:table-cell>
          <table:table-cell office:value-type="float" office:value="63.5" calcext:value-type="float">
            <text:p>63.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0.9230769230769" calcext:value-type="float">
            <text:p>80.9230769230769</text:p>
          </table:table-cell>
          <table:table-cell office:value-type="float" office:value="22.0627131969182" calcext:value-type="float">
            <text:p>22.0627131969182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Jordanów Śląski</text:p>
          </table:table-cell>
          <table:table-cell office:value-type="float" office:value="84009" calcext:value-type="float">
            <text:p>840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3-01P0I</text:p>
          </table:table-cell>
          <table:table-cell office:value-type="string" calcext:value-type="string">
            <text:p>PUBLICZNA SZKOŁA PODSTAWOWA IMIENIA MARII KONOPNICKIEJ W JORDANOWIE ŚLĄSKIM</text:p>
          </table:table-cell>
          <table:table-cell office:value-type="string" calcext:value-type="string">
            <text:p>Jordanów Śląski</text:p>
          </table:table-cell>
          <table:table-cell office:value-type="string" calcext:value-type="string">
            <text:p>ul. Wrocławska 55</text:p>
          </table:table-cell>
          <table:table-cell office:value-type="float" office:value="30" calcext:value-type="float">
            <text:p>30</text:p>
          </table:table-cell>
          <table:table-cell office:value-type="float" office:value="55.6" calcext:value-type="float">
            <text:p>55.6</text:p>
          </table:table-cell>
          <table:table-cell office:value-type="float" office:value="20.0043328639906" calcext:value-type="float">
            <text:p>20.004332863990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6.4701089281224" calcext:value-type="float">
            <text:p>26.4701089281224</text:p>
          </table:table-cell>
          <table:table-cell office:value-type="float" office:value="58.5" calcext:value-type="float">
            <text:p>58.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8.9354838709677" calcext:value-type="float">
            <text:p>58.9354838709677</text:p>
          </table:table-cell>
          <table:table-cell office:value-type="float" office:value="34.7942667541567" calcext:value-type="float">
            <text:p>34.7942667541567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51293" calcext:value-type="float">
            <text:p>51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5-01P0K</text:p>
          </table:table-cell>
          <table:table-cell office:value-type="string" calcext:value-type="string">
            <text:p>SZKOŁA PODSTAWOWA W PUSTKOWIE WILCZKOWSKIM</text:p>
          </table:table-cell>
          <table:table-cell office:value-type="string" calcext:value-type="string">
            <text:p>Pustków Wilczkowski</text:p>
          </table:table-cell>
          <table:table-cell office:value-type="string" calcext:value-type="string">
            <text:p>ul. Kłodzka 2</text:p>
          </table:table-cell>
          <table:table-cell office:value-type="float" office:value="6" calcext:value-type="float">
            <text:p>6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19.0146142626022" calcext:value-type="float">
            <text:p>19.01461426260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4.5" calcext:value-type="float">
            <text:p>44.5</text:p>
          </table:table-cell>
          <table:table-cell office:value-type="float" office:value="28.6516433501931" calcext:value-type="float">
            <text:p>28.6516433501931</text:p>
          </table:table-cell>
          <table:table-cell office:value-type="float" office:value="48.5" calcext:value-type="float">
            <text:p>48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.3333333333333" calcext:value-type="float">
            <text:p>60.3333333333333</text:p>
          </table:table-cell>
          <table:table-cell office:value-type="float" office:value="33.4946098482859" calcext:value-type="float">
            <text:p>33.4946098482859</text:p>
          </table:table-cell>
          <table:table-cell office:value-type="float" office:value="70" calcext:value-type="float">
            <text:p>7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78" calcext:value-type="float">
            <text:p>700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5-02P09</text:p>
          </table:table-cell>
          <table:table-cell office:value-type="string" calcext:value-type="string">
            <text:p>SZKOŁA PODSTAWOWA IM. ROMUALDA TRAUGUTTA W PUSTKOWIE ŻURAWSKIM</text:p>
          </table:table-cell>
          <table:table-cell office:value-type="string" calcext:value-type="string">
            <text:p>Pustków Żurawski</text:p>
          </table:table-cell>
          <table:table-cell office:value-type="string" calcext:value-type="string">
            <text:p>ul. Kolejowa 46</text:p>
          </table:table-cell>
          <table:table-cell office:value-type="float" office:value="14" calcext:value-type="float">
            <text:p>14</text:p>
          </table:table-cell>
          <table:table-cell office:value-type="float" office:value="58.8571428571429" calcext:value-type="float">
            <text:p>58.8571428571429</text:p>
          </table:table-cell>
          <table:table-cell office:value-type="float" office:value="18.1180933357362" calcext:value-type="float">
            <text:p>18.118093335736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34.2142857142857" calcext:value-type="float">
            <text:p>34.2142857142857</text:p>
          </table:table-cell>
          <table:table-cell office:value-type="float" office:value="26.4174687103292" calcext:value-type="float">
            <text:p>26.4174687103292</text:p>
          </table:table-cell>
          <table:table-cell office:value-type="float" office:value="28.5" calcext:value-type="float">
            <text:p>2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9.6428571428571" calcext:value-type="float">
            <text:p>59.6428571428571</text:p>
          </table:table-cell>
          <table:table-cell office:value-type="float" office:value="31.5427309780086" calcext:value-type="float">
            <text:p>31.5427309780086</text:p>
          </table:table-cell>
          <table:table-cell office:value-type="float" office:value="65.5" calcext:value-type="float">
            <text:p>65.5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49969" calcext:value-type="float">
            <text:p>499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5-03P0Y</text:p>
          </table:table-cell>
          <table:table-cell office:value-type="string" calcext:value-type="string">
            <text:p>SZKOŁA PODSTAWOWA W TYŃCU MAŁYM</text:p>
          </table:table-cell>
          <table:table-cell office:value-type="string" calcext:value-type="string">
            <text:p>Tyniec Mały</text:p>
          </table:table-cell>
          <table:table-cell office:value-type="string" calcext:value-type="string">
            <text:p>ul. Szkolna 2</text:p>
          </table:table-cell>
          <table:table-cell office:value-type="float" office:value="53" calcext:value-type="float">
            <text:p>53</text:p>
          </table:table-cell>
          <table:table-cell office:value-type="float" office:value="76.9811320754717" calcext:value-type="float">
            <text:p>76.9811320754717</text:p>
          </table:table-cell>
          <table:table-cell office:value-type="float" office:value="10.8705775063783" calcext:value-type="float">
            <text:p>10.870577506378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77.0188679245283" calcext:value-type="float">
            <text:p>77.0188679245283</text:p>
          </table:table-cell>
          <table:table-cell office:value-type="float" office:value="26.7161816317856" calcext:value-type="float">
            <text:p>26.716181631785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87.5" calcext:value-type="float">
            <text:p>87.5</text:p>
          </table:table-cell>
          <table:table-cell office:value-type="float" office:value="18.8317448842271" calcext:value-type="float">
            <text:p>18.831744884227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88" calcext:value-type="float">
            <text:p>700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5-06P01</text:p>
          </table:table-cell>
          <table:table-cell office:value-type="string" calcext:value-type="string">
            <text:p>SZKOŁA PODSTAWOWA IM. POLSKICH ODKRYWCÓW I PODRÓŻNIKÓW W KOBIERZYCACH</text:p>
          </table:table-cell>
          <table:table-cell office:value-type="string" calcext:value-type="string">
            <text:p>Kobierzyce</text:p>
          </table:table-cell>
          <table:table-cell office:value-type="string" calcext:value-type="string">
            <text:p>ul. Parkowa 7</text:p>
          </table:table-cell>
          <table:table-cell office:value-type="float" office:value="53" calcext:value-type="float">
            <text:p>53</text:p>
          </table:table-cell>
          <table:table-cell office:value-type="float" office:value="66.1698113207547" calcext:value-type="float">
            <text:p>66.1698113207547</text:p>
          </table:table-cell>
          <table:table-cell office:value-type="float" office:value="15.2386497805485" calcext:value-type="float">
            <text:p>15.238649780548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5.811320754717" calcext:value-type="float">
            <text:p>55.811320754717</text:p>
          </table:table-cell>
          <table:table-cell office:value-type="float" office:value="31.121221664296" calcext:value-type="float">
            <text:p>31.12122166429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70.8461538461538" calcext:value-type="float">
            <text:p>70.8461538461538</text:p>
          </table:table-cell>
          <table:table-cell office:value-type="float" office:value="29.1371984130415" calcext:value-type="float">
            <text:p>29.137198413041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130807" calcext:value-type="float">
            <text:p>130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5-07P0Q</text:p>
          </table:table-cell>
          <table:table-cell office:value-type="string" calcext:value-type="string">
            <text:p>SZKOŁA PODSTAWOWA IM. JANUSZA KORCZAKA W WYSOKIEJ</text:p>
          </table:table-cell>
          <table:table-cell office:value-type="string" calcext:value-type="string">
            <text:p>Wysoka</text:p>
          </table:table-cell>
          <table:table-cell office:value-type="string" calcext:value-type="string">
            <text:p>ul. Chabrowa 99</text:p>
          </table:table-cell>
          <table:table-cell office:value-type="float" office:value="115" calcext:value-type="float">
            <text:p>115</text:p>
          </table:table-cell>
          <table:table-cell office:value-type="float" office:value="77.504347826087" calcext:value-type="float">
            <text:p>77.504347826087</text:p>
          </table:table-cell>
          <table:table-cell office:value-type="float" office:value="14.0448808022205" calcext:value-type="float">
            <text:p>14.044880802220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76.9130434782609" calcext:value-type="float">
            <text:p>76.9130434782609</text:p>
          </table:table-cell>
          <table:table-cell office:value-type="float" office:value="22.0826767507105" calcext:value-type="float">
            <text:p>22.0826767507105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88.752" calcext:value-type="float">
            <text:p>88.752</text:p>
          </table:table-cell>
          <table:table-cell office:value-type="float" office:value="18.0774582284125" calcext:value-type="float">
            <text:p>18.07745822841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83769" calcext:value-type="float">
            <text:p>837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5-53P05</text:p>
          </table:table-cell>
          <table:table-cell office:value-type="string" calcext:value-type="string">
            <text:p>SZKOŁA PODSTAWOWA IM. UNICEF W BIELANACH WROCŁAWSKICH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Akacjowa 1</text:p>
          </table:table-cell>
          <table:table-cell office:value-type="float" office:value="64" calcext:value-type="float">
            <text:p>64</text:p>
          </table:table-cell>
          <table:table-cell office:value-type="float" office:value="66.234375" calcext:value-type="float">
            <text:p>66.234375</text:p>
          </table:table-cell>
          <table:table-cell office:value-type="float" office:value="17.3608235219236" calcext:value-type="float">
            <text:p>17.360823521923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6.78125" calcext:value-type="float">
            <text:p>66.78125</text:p>
          </table:table-cell>
          <table:table-cell office:value-type="float" office:value="27.1790755625996" calcext:value-type="float">
            <text:p>27.1790755625996</text:p>
          </table:table-cell>
          <table:table-cell office:value-type="float" office:value="73.5" calcext:value-type="float">
            <text:p>73.5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89.6119402985075" calcext:value-type="float">
            <text:p>89.6119402985075</text:p>
          </table:table-cell>
          <table:table-cell office:value-type="float" office:value="19.4421877215354" calcext:value-type="float">
            <text:p>19.442187721535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278660" calcext:value-type="float">
            <text:p>2786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2305-55PNC</text:p>
          </table:table-cell>
          <table:table-cell office:value-type="string" calcext:value-type="string">
            <text:p>NIEPUBLICZNA SZKOŁA PODSTAWOWA MONTESSORI DCEM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Śnieżna 1</text:p>
          </table:table-cell>
          <table:table-cell office:value-type="float" office:value="7" calcext:value-type="float">
            <text:p>7</text:p>
          </table:table-cell>
          <table:table-cell office:value-type="float" office:value="82.2857142857143" calcext:value-type="float">
            <text:p>82.2857142857143</text:p>
          </table:table-cell>
          <table:table-cell office:value-type="float" office:value="8.08374534331149" calcext:value-type="float">
            <text:p>8.0837453433114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.9713876380658" calcext:value-type="float">
            <text:p>9.971387638065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93.75" calcext:value-type="float">
            <text:p>93.75</text:p>
          </table:table-cell>
          <table:table-cell office:value-type="float" office:value="6.13901457890434" calcext:value-type="float">
            <text:p>6.1390145789043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30445" calcext:value-type="float">
            <text:p>304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01P01</text:p>
          </table:table-cell>
          <table:table-cell office:value-type="string" calcext:value-type="string">
            <text:p>SZKOŁA PODSTAWOWA NR 1 IM.KARDYNAŁA BOLESŁAWA KOMIN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1 Maja 59</text:p>
          </table:table-cell>
          <table:table-cell office:value-type="float" office:value="54" calcext:value-type="float">
            <text:p>54</text:p>
          </table:table-cell>
          <table:table-cell office:value-type="float" office:value="65.1481481481482" calcext:value-type="float">
            <text:p>65.1481481481482</text:p>
          </table:table-cell>
          <table:table-cell office:value-type="float" office:value="12.7923695534825" calcext:value-type="float">
            <text:p>12.792369553482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6.3703703703704" calcext:value-type="float">
            <text:p>56.3703703703704</text:p>
          </table:table-cell>
          <table:table-cell office:value-type="float" office:value="28.2103844133985" calcext:value-type="float">
            <text:p>28.210384413398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81.6" calcext:value-type="float">
            <text:p>81.6</text:p>
          </table:table-cell>
          <table:table-cell office:value-type="float" office:value="22.326991410724" calcext:value-type="float">
            <text:p>22.32699141072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02P0Q</text:p>
          </table:table-cell>
          <table:table-cell office:value-type="string" calcext:value-type="string">
            <text:p>SZKOŁA PODSTAWOWA NR 2 IM. JANUSZA KORCZA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Brzozowa 6</text:p>
          </table:table-cell>
          <table:table-cell office:value-type="float" office:value="38" calcext:value-type="float">
            <text:p>38</text:p>
          </table:table-cell>
          <table:table-cell office:value-type="float" office:value="63.5526315789474" calcext:value-type="float">
            <text:p>63.5526315789474</text:p>
          </table:table-cell>
          <table:table-cell office:value-type="float" office:value="17.0428212521486" calcext:value-type="float">
            <text:p>17.042821252148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1.3684210526316" calcext:value-type="float">
            <text:p>51.3684210526316</text:p>
          </table:table-cell>
          <table:table-cell office:value-type="float" office:value="33.3864304712587" calcext:value-type="float">
            <text:p>33.3864304712587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75.6315789473684" calcext:value-type="float">
            <text:p>75.6315789473684</text:p>
          </table:table-cell>
          <table:table-cell office:value-type="float" office:value="24.7390816455425" calcext:value-type="float">
            <text:p>24.739081645542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9" calcext:value-type="float">
            <text:p>428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03P0F</text:p>
          </table:table-cell>
          <table:table-cell office:value-type="string" calcext:value-type="string">
            <text:p>SZKOŁA PODSTAWOWA W GNIECHOWICACH</text:p>
          </table:table-cell>
          <table:table-cell office:value-type="string" calcext:value-type="string">
            <text:p>Gniechowice</text:p>
          </table:table-cell>
          <table:table-cell office:value-type="string" calcext:value-type="string">
            <text:p>ul. Szkolna 4</text:p>
          </table:table-cell>
          <table:table-cell office:value-type="float" office:value="33" calcext:value-type="float">
            <text:p>33</text:p>
          </table:table-cell>
          <table:table-cell office:value-type="float" office:value="62.3333333333333" calcext:value-type="float">
            <text:p>62.3333333333333</text:p>
          </table:table-cell>
          <table:table-cell office:value-type="float" office:value="22.7551747916376" calcext:value-type="float">
            <text:p>22.755174791637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34.1818181818182" calcext:value-type="float">
            <text:p>34.1818181818182</text:p>
          </table:table-cell>
          <table:table-cell office:value-type="float" office:value="26.29489470607" calcext:value-type="float">
            <text:p>26.2948947060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1.0740740740741" calcext:value-type="float">
            <text:p>61.0740740740741</text:p>
          </table:table-cell>
          <table:table-cell office:value-type="float" office:value="33.021795188572" calcext:value-type="float">
            <text:p>33.021795188572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0" calcext:value-type="float">
            <text:p>428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05P0T</text:p>
          </table:table-cell>
          <table:table-cell office:value-type="string" calcext:value-type="string">
            <text:p>SZKOŁA PODSTAWOWA W MAŁKOWICACH</text:p>
          </table:table-cell>
          <table:table-cell office:value-type="string" calcext:value-type="string">
            <text:p>Małkowice</text:p>
          </table:table-cell>
          <table:table-cell office:value-type="string" calcext:value-type="string">
            <text:p>ul. Szkolna 3</text:p>
          </table:table-cell>
          <table:table-cell office:value-type="float" office:value="9" calcext:value-type="float">
            <text:p>9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14.1735277503129" calcext:value-type="float">
            <text:p>14.173527750312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13.7194104181711" calcext:value-type="float">
            <text:p>13.719410418171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0.875" calcext:value-type="float">
            <text:p>70.875</text:p>
          </table:table-cell>
          <table:table-cell office:value-type="float" office:value="28.5369825840084" calcext:value-type="float">
            <text:p>28.5369825840084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06P0I</text:p>
          </table:table-cell>
          <table:table-cell office:value-type="string" calcext:value-type="string">
            <text:p>SZKOŁA PODSTAWOWA W SMOLCU</text:p>
          </table:table-cell>
          <table:table-cell office:value-type="string" calcext:value-type="string">
            <text:p>Smolec</text:p>
          </table:table-cell>
          <table:table-cell office:value-type="string" calcext:value-type="string">
            <text:p>ul. Kościelna 2</text:p>
          </table:table-cell>
          <table:table-cell office:value-type="float" office:value="79" calcext:value-type="float">
            <text:p>79</text:p>
          </table:table-cell>
          <table:table-cell office:value-type="float" office:value="68.8354430379747" calcext:value-type="float">
            <text:p>68.8354430379747</text:p>
          </table:table-cell>
          <table:table-cell office:value-type="float" office:value="14.5492880157671" calcext:value-type="float">
            <text:p>14.549288015767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68.0632911392405" calcext:value-type="float">
            <text:p>68.0632911392405</text:p>
          </table:table-cell>
          <table:table-cell office:value-type="float" office:value="23.8891648402228" calcext:value-type="float">
            <text:p>23.8891648402228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1.1447368421053" calcext:value-type="float">
            <text:p>81.1447368421053</text:p>
          </table:table-cell>
          <table:table-cell office:value-type="float" office:value="24.7815211011883" calcext:value-type="float">
            <text:p>24.781521101188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1" calcext:value-type="float">
            <text:p>4286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07P07</text:p>
          </table:table-cell>
          <table:table-cell office:value-type="string" calcext:value-type="string">
            <text:p>SZKOŁA PODSTAWOWA W SADKOWIE</text:p>
          </table:table-cell>
          <table:table-cell office:value-type="string" calcext:value-type="string">
            <text:p>Sadków</text:p>
          </table:table-cell>
          <table:table-cell office:value-type="string" calcext:value-type="string">
            <text:p>ul. Szkolna 9</text:p>
          </table:table-cell>
          <table:table-cell office:value-type="float" office:value="35" calcext:value-type="float">
            <text:p>35</text:p>
          </table:table-cell>
          <table:table-cell office:value-type="float" office:value="64.4285714285714" calcext:value-type="float">
            <text:p>64.4285714285714</text:p>
          </table:table-cell>
          <table:table-cell office:value-type="float" office:value="18.0369235803919" calcext:value-type="float">
            <text:p>18.036923580391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47.9428571428571" calcext:value-type="float">
            <text:p>47.9428571428571</text:p>
          </table:table-cell>
          <table:table-cell office:value-type="float" office:value="26.5802750250663" calcext:value-type="float">
            <text:p>26.580275025066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6.0882352941177" calcext:value-type="float">
            <text:p>76.0882352941177</text:p>
          </table:table-cell>
          <table:table-cell office:value-type="float" office:value="27.2918514525736" calcext:value-type="float">
            <text:p>27.291851452573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4625" calcext:value-type="float">
            <text:p>446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2304-11P0O</text:p>
          </table:table-cell>
          <table:table-cell office:value-type="string" calcext:value-type="string">
            <text:p>NIEPUBLICZNA SZKOŁA PODSTAWOWA W ZACHOWICACH STOWARZYSZENIE NA RZECZ ROZWOJU WSI ZACHOWICE I OKOLIC</text:p>
          </table:table-cell>
          <table:table-cell office:value-type="string" calcext:value-type="string">
            <text:p>Zachowice</text:p>
          </table:table-cell>
          <table:table-cell office:value-type="string" calcext:value-type="string">
            <text:p>ul. Słoneczna 4</text:p>
          </table:table-cell>
          <table:table-cell office:value-type="float" office:value="8" calcext:value-type="float">
            <text:p>8</text:p>
          </table:table-cell>
          <table:table-cell office:value-type="float" office:value="58.625" calcext:value-type="float">
            <text:p>58.625</text:p>
          </table:table-cell>
          <table:table-cell office:value-type="float" office:value="14.2647949512077" calcext:value-type="float">
            <text:p>14.264794951207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7.625" calcext:value-type="float">
            <text:p>37.625</text:p>
          </table:table-cell>
          <table:table-cell office:value-type="float" office:value="19.9933582721863" calcext:value-type="float">
            <text:p>19.9933582721863</text:p>
          </table:table-cell>
          <table:table-cell office:value-type="float" office:value="28.5" calcext:value-type="float">
            <text:p>28.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9.875" calcext:value-type="float">
            <text:p>69.875</text:p>
          </table:table-cell>
          <table:table-cell office:value-type="float" office:value="25.2212088330437" calcext:value-type="float">
            <text:p>25.2212088330437</text:p>
          </table:table-cell>
          <table:table-cell office:value-type="float" office:value="71.5" calcext:value-type="float">
            <text:p>71.5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268391" calcext:value-type="float">
            <text:p>2683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2304-57PN7</text:p>
          </table:table-cell>
          <table:table-cell office:value-type="string" calcext:value-type="string">
            <text:p>NIEPUBLICZNA SZKOŁA PODSTAWOWA MIĘDZYNARODOWA AKADEMIA MONTESSORI</text:p>
          </table:table-cell>
          <table:table-cell office:value-type="string" calcext:value-type="string">
            <text:p>Mokronos Górny</text:p>
          </table:table-cell>
          <table:table-cell office:value-type="string" calcext:value-type="string">
            <text:p>ul. Wrocławska 25</text:p>
          </table:table-cell>
          <table:table-cell office:value-type="float" office:value="10" calcext:value-type="float">
            <text:p>10</text:p>
          </table:table-cell>
          <table:table-cell office:value-type="float" office:value="57.1" calcext:value-type="float">
            <text:p>57.1</text:p>
          </table:table-cell>
          <table:table-cell office:value-type="float" office:value="16.4100578914274" calcext:value-type="float">
            <text:p>16.41005789142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1.6" calcext:value-type="float">
            <text:p>31.6</text:p>
          </table:table-cell>
          <table:table-cell office:value-type="float" office:value="15.25909564817" calcext:value-type="float">
            <text:p>15.25909564817</text:p>
          </table:table-cell>
          <table:table-cell office:value-type="float" office:value="33.5" calcext:value-type="float">
            <text:p>33.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5.6363636363636" calcext:value-type="float">
            <text:p>75.6363636363636</text:p>
          </table:table-cell>
          <table:table-cell office:value-type="float" office:value="20.1867315886303" calcext:value-type="float">
            <text:p>20.1867315886303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81782" calcext:value-type="float">
            <text:p>48178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4-58PNW</text:p>
          </table:table-cell>
          <table:table-cell office:value-type="string" calcext:value-type="string">
            <text:p>SZKOŁA PODSTAWOWA W KRZEPTOWIE</text:p>
          </table:table-cell>
          <table:table-cell office:value-type="string" calcext:value-type="string">
            <text:p>Krzeptów</text:p>
          </table:table-cell>
          <table:table-cell office:value-type="string" calcext:value-type="string">
            <text:p>ul. Władysława Reymonta 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1.6961532137708" calcext:value-type="float">
            <text:p>11.696153213770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0.6" calcext:value-type="float">
            <text:p>70.6</text:p>
          </table:table-cell>
          <table:table-cell office:value-type="float" office:value="22.261476441003" calcext:value-type="float">
            <text:p>22.26147644100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2.0775273407543" calcext:value-type="float">
            <text:p>12.077527340754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Mietków</text:p>
          </table:table-cell>
          <table:table-cell office:value-type="float" office:value="84698" calcext:value-type="float">
            <text:p>846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6-02P0S</text:p>
          </table:table-cell>
          <table:table-cell office:value-type="string" calcext:value-type="string">
            <text:p>SZKOŁA PODSTAWOWA IM. OJCA ŚWIĘTEGO JANA PAWAŁA II W MIETKOWIE</text:p>
          </table:table-cell>
          <table:table-cell office:value-type="string" calcext:value-type="string">
            <text:p>Mietków</text:p>
          </table:table-cell>
          <table:table-cell office:value-type="string" calcext:value-type="string">
            <text:p>ul. Kolejowa 28C</text:p>
          </table:table-cell>
          <table:table-cell office:value-type="float" office:value="36" calcext:value-type="float">
            <text:p>36</text:p>
          </table:table-cell>
          <table:table-cell office:value-type="float" office:value="58.2222222222222" calcext:value-type="float">
            <text:p>58.2222222222222</text:p>
          </table:table-cell>
          <table:table-cell office:value-type="float" office:value="18.8268589330231" calcext:value-type="float">
            <text:p>18.826858933023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6.1111111111111" calcext:value-type="float">
            <text:p>36.1111111111111</text:p>
          </table:table-cell>
          <table:table-cell office:value-type="float" office:value="22.7617830020431" calcext:value-type="float">
            <text:p>22.7617830020431</text:p>
          </table:table-cell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4.0833333333333" calcext:value-type="float">
            <text:p>64.0833333333333</text:p>
          </table:table-cell>
          <table:table-cell office:value-type="float" office:value="28.2531954928209" calcext:value-type="float">
            <text:p>28.2531954928209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33" calcext:value-type="float">
            <text:p>848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8-01P05</text:p>
          </table:table-cell>
          <table:table-cell office:value-type="string" calcext:value-type="string">
            <text:p>SZKOŁA PODSTAWOWA NR 1 IM. MIKOŁAJA KOPERNIKA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Szkolna 4</text:p>
          </table:table-cell>
          <table:table-cell office:value-type="float" office:value="33" calcext:value-type="float">
            <text:p>33</text:p>
          </table:table-cell>
          <table:table-cell office:value-type="float" office:value="60.5757575757576" calcext:value-type="float">
            <text:p>60.5757575757576</text:p>
          </table:table-cell>
          <table:table-cell office:value-type="float" office:value="17.942720821734" calcext:value-type="float">
            <text:p>17.94272082173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6.6363636363636" calcext:value-type="float">
            <text:p>46.6363636363636</text:p>
          </table:table-cell>
          <table:table-cell office:value-type="float" office:value="25.7914928208581" calcext:value-type="float">
            <text:p>25.79149282085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0.8" calcext:value-type="float">
            <text:p>70.8</text:p>
          </table:table-cell>
          <table:table-cell office:value-type="float" office:value="28.3103211870562" calcext:value-type="float">
            <text:p>28.310321187056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80" calcext:value-type="float">
            <text:p>848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8-02P0U</text:p>
          </table:table-cell>
          <table:table-cell office:value-type="string" calcext:value-type="string">
            <text:p>PUBLICZNA SZKOŁA PODSTAWOWA W ŚWIĘTEJ KATARZYNIE IM. STEFANA KARDYNAŁA WYSZYŃSKIEGO PRYMASA TYSIĄCLECIA</text:p>
          </table:table-cell>
          <table:table-cell office:value-type="string" calcext:value-type="string">
            <text:p>Święta Katarzyna</text:p>
          </table:table-cell>
          <table:table-cell office:value-type="string" calcext:value-type="string">
            <text:p>ul. Główna 94</text:p>
          </table:table-cell>
          <table:table-cell office:value-type="float" office:value="46" calcext:value-type="float">
            <text:p>46</text:p>
          </table:table-cell>
          <table:table-cell office:value-type="float" office:value="67.9347826086957" calcext:value-type="float">
            <text:p>67.9347826086957</text:p>
          </table:table-cell>
          <table:table-cell office:value-type="float" office:value="13.8429108743241" calcext:value-type="float">
            <text:p>13.842910874324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5.2391304347826" calcext:value-type="float">
            <text:p>65.2391304347826</text:p>
          </table:table-cell>
          <table:table-cell office:value-type="float" office:value="28.2674992223814" calcext:value-type="float">
            <text:p>28.2674992223814</text:p>
          </table:table-cell>
          <table:table-cell office:value-type="float" office:value="71.5" calcext:value-type="float">
            <text:p>71.5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86.1739130434783" calcext:value-type="float">
            <text:p>86.1739130434783</text:p>
          </table:table-cell>
          <table:table-cell office:value-type="float" office:value="21.4702061995992" calcext:value-type="float">
            <text:p>21.47020619959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26" calcext:value-type="float">
            <text:p>849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8-03P0J</text:p>
          </table:table-cell>
          <table:table-cell office:value-type="string" calcext:value-type="string">
            <text:p>SZKOŁA PODSTAWOWA IM. JANA BRZECHWY W RADWANICACH</text:p>
          </table:table-cell>
          <table:table-cell office:value-type="string" calcext:value-type="string">
            <text:p>Radwanice</text:p>
          </table:table-cell>
          <table:table-cell office:value-type="string" calcext:value-type="string">
            <text:p>ul. Szkolna 14a</text:p>
          </table:table-cell>
          <table:table-cell office:value-type="float" office:value="37" calcext:value-type="float">
            <text:p>37</text:p>
          </table:table-cell>
          <table:table-cell office:value-type="float" office:value="69.7567567567568" calcext:value-type="float">
            <text:p>69.7567567567568</text:p>
          </table:table-cell>
          <table:table-cell office:value-type="float" office:value="14.6663899745908" calcext:value-type="float">
            <text:p>14.666389974590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71.7567567567568" calcext:value-type="float">
            <text:p>71.7567567567568</text:p>
          </table:table-cell>
          <table:table-cell office:value-type="float" office:value="29.0715849058979" calcext:value-type="float">
            <text:p>29.071584905897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85.4736842105263" calcext:value-type="float">
            <text:p>85.4736842105263</text:p>
          </table:table-cell>
          <table:table-cell office:value-type="float" office:value="20.4511444051238" calcext:value-type="float">
            <text:p>20.451144405123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78" calcext:value-type="float">
            <text:p>8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8-04P08</text:p>
          </table:table-cell>
          <table:table-cell office:value-type="string" calcext:value-type="string">
            <text:p>SZKOŁA PODSTAWOWA IM. ŚW. JADWIGI ŚLĄSKIEJ W ŻERNIKACH WROCŁAWSKICH</text:p>
          </table:table-cell>
          <table:table-cell office:value-type="string" calcext:value-type="string">
            <text:p>Żerniki Wrocławskie</text:p>
          </table:table-cell>
          <table:table-cell office:value-type="string" calcext:value-type="string">
            <text:p>ul. Kolejowa 7a</text:p>
          </table:table-cell>
          <table:table-cell office:value-type="float" office:value="65" calcext:value-type="float">
            <text:p>65</text:p>
          </table:table-cell>
          <table:table-cell office:value-type="float" office:value="73.9076923076923" calcext:value-type="float">
            <text:p>73.9076923076923</text:p>
          </table:table-cell>
          <table:table-cell office:value-type="float" office:value="16.2459207442485" calcext:value-type="float">
            <text:p>16.245920744248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2.0307692307692" calcext:value-type="float">
            <text:p>72.0307692307692</text:p>
          </table:table-cell>
          <table:table-cell office:value-type="float" office:value="28.4301947993917" calcext:value-type="float">
            <text:p>28.430194799391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83.0441176470588" calcext:value-type="float">
            <text:p>83.0441176470588</text:p>
          </table:table-cell>
          <table:table-cell office:value-type="float" office:value="24.4825470990407" calcext:value-type="float">
            <text:p>24.482547099040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5053" calcext:value-type="float">
            <text:p>8505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2308-05P0X</text:p>
          </table:table-cell>
          <table:table-cell office:value-type="string" calcext:value-type="string">
            <text:p>KATOLICKA SZKOŁA PODSTAWOWA CARITAS ARCHIDIECEZJI WROCŁAWSKIEJ W KOTOWICACH IM. KS. JANA TWARDOWSKIEGO</text:p>
          </table:table-cell>
          <table:table-cell office:value-type="string" calcext:value-type="string">
            <text:p>Kotowice</text:p>
          </table:table-cell>
          <table:table-cell office:value-type="string" calcext:value-type="string">
            <text:p>ul. Podwalna 1</text:p>
          </table:table-cell>
          <table:table-cell office:value-type="float" office:value="22" calcext:value-type="float">
            <text:p>22</text:p>
          </table:table-cell>
          <table:table-cell office:value-type="float" office:value="72.0454545454546" calcext:value-type="float">
            <text:p>72.0454545454546</text:p>
          </table:table-cell>
          <table:table-cell office:value-type="float" office:value="13.0435538685077" calcext:value-type="float">
            <text:p>13.0435538685077</text:p>
          </table:table-cell>
          <table:table-cell office:value-type="float" office:value="73.5" calcext:value-type="float">
            <text:p>73.5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72.4545454545455" calcext:value-type="float">
            <text:p>72.4545454545455</text:p>
          </table:table-cell>
          <table:table-cell office:value-type="float" office:value="23.7596435401928" calcext:value-type="float">
            <text:p>23.759643540192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84.3181818181818" calcext:value-type="float">
            <text:p>84.3181818181818</text:p>
          </table:table-cell>
          <table:table-cell office:value-type="float" office:value="20.5346411608118" calcext:value-type="float">
            <text:p>20.5346411608118</text:p>
          </table:table-cell>
          <table:table-cell office:value-type="float" office:value="94.5" calcext:value-type="float">
            <text:p>94.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196389" calcext:value-type="float">
            <text:p>19638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8-51P0C</text:p>
          </table:table-cell>
          <table:table-cell office:value-type="string" calcext:value-type="string">
            <text:p>SZKOŁA PODSTAWOWA NR 2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Osiedlowa 2</text:p>
          </table:table-cell>
          <table:table-cell office:value-type="float" office:value="64" calcext:value-type="float">
            <text:p>64</text:p>
          </table:table-cell>
          <table:table-cell office:value-type="float" office:value="62.578125" calcext:value-type="float">
            <text:p>62.578125</text:p>
          </table:table-cell>
          <table:table-cell office:value-type="float" office:value="17.0978842692415" calcext:value-type="float">
            <text:p>17.097884269241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.75" calcext:value-type="float">
            <text:p>65.75</text:p>
          </table:table-cell>
          <table:table-cell office:value-type="float" office:value="29.3044365241852" calcext:value-type="float">
            <text:p>29.3044365241852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77.9375" calcext:value-type="float">
            <text:p>77.9375</text:p>
          </table:table-cell>
          <table:table-cell office:value-type="float" office:value="24.3822905763589" calcext:value-type="float">
            <text:p>24.3822905763589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7" calcext:value-type="float">
            <text:p>634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7-01P0M</text:p>
          </table:table-cell>
          <table:table-cell office:value-type="string" calcext:value-type="string">
            <text:p>SZKOŁA PODSTAWOWA NR 1 IM. JANUSZA KORCZAKA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Świdnicka 20, 20A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6.4208757772027" calcext:value-type="float">
            <text:p>16.420875777202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.8548387096774" calcext:value-type="float">
            <text:p>51.8548387096774</text:p>
          </table:table-cell>
          <table:table-cell office:value-type="float" office:value="27.1179304890001" calcext:value-type="float">
            <text:p>27.117930489000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30.0381477887809" calcext:value-type="float">
            <text:p>30.038147788780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4" calcext:value-type="float">
            <text:p>737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7-02P0B</text:p>
          </table:table-cell>
          <table:table-cell office:value-type="string" calcext:value-type="string">
            <text:p>SZKOŁA PODSTAWOWA NR 2 IM. MARII SKŁODOWSKIEJ -CURIE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Marii Skłodowskiej-Curie 19</text:p>
          </table:table-cell>
          <table:table-cell office:value-type="float" office:value="22" calcext:value-type="float">
            <text:p>22</text:p>
          </table:table-cell>
          <table:table-cell office:value-type="float" office:value="65.4090909090909" calcext:value-type="float">
            <text:p>65.4090909090909</text:p>
          </table:table-cell>
          <table:table-cell office:value-type="float" office:value="19.8303236367234" calcext:value-type="float">
            <text:p>19.830323636723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8.3181818181818" calcext:value-type="float">
            <text:p>58.3181818181818</text:p>
          </table:table-cell>
          <table:table-cell office:value-type="float" office:value="30.9374535645365" calcext:value-type="float">
            <text:p>30.9374535645365</text:p>
          </table:table-cell>
          <table:table-cell office:value-type="float" office:value="61.5" calcext:value-type="float">
            <text:p>61.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6.6818181818182" calcext:value-type="float">
            <text:p>66.6818181818182</text:p>
          </table:table-cell>
          <table:table-cell office:value-type="float" office:value="30.7325506494578" calcext:value-type="float">
            <text:p>30.7325506494578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9346" calcext:value-type="float">
            <text:p>693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022307-05P0E</text:p>
          </table:table-cell>
          <table:table-cell office:value-type="string" calcext:value-type="string">
            <text:p>NIEPUBLICZNA SZKOŁA PODSTAWOWA Z ODDZIAŁAMI INTEGRACYJNYMI W RĘKOWIE</text:p>
          </table:table-cell>
          <table:table-cell office:value-type="string" calcext:value-type="string">
            <text:p>Ręków</text:p>
          </table:table-cell>
          <table:table-cell office:value-type="string" calcext:value-type="string">
            <text:p>ul. Nasławicka 21</text:p>
          </table:table-cell>
          <table:table-cell office:value-type="float" office:value="33" calcext:value-type="float">
            <text:p>33</text:p>
          </table:table-cell>
          <table:table-cell office:value-type="float" office:value="54.4242424242424" calcext:value-type="float">
            <text:p>54.4242424242424</text:p>
          </table:table-cell>
          <table:table-cell office:value-type="float" office:value="19.0661214740293" calcext:value-type="float">
            <text:p>19.066121474029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6.6969696969697" calcext:value-type="float">
            <text:p>36.6969696969697</text:p>
          </table:table-cell>
          <table:table-cell office:value-type="float" office:value="26.0087221366391" calcext:value-type="float">
            <text:p>26.008722136639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8.65625" calcext:value-type="float">
            <text:p>68.65625</text:p>
          </table:table-cell>
          <table:table-cell office:value-type="float" office:value="26.5819597836108" calcext:value-type="float">
            <text:p>26.581959783610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5" calcext:value-type="float">
            <text:p>737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7-06P03</text:p>
          </table:table-cell>
          <table:table-cell office:value-type="string" calcext:value-type="string">
            <text:p>SZKOŁA PODSTAWOWA IM. MARII KONOPNICKIEJ W ROGOWIE SOBÓCKIM</text:p>
          </table:table-cell>
          <table:table-cell office:value-type="string" calcext:value-type="string">
            <text:p>Rogów Sobócki</text:p>
          </table:table-cell>
          <table:table-cell office:value-type="string" calcext:value-type="string">
            <text:p>ul. Szkolna 7</text:p>
          </table:table-cell>
          <table:table-cell office:value-type="float" office:value="10" calcext:value-type="float">
            <text:p>10</text:p>
          </table:table-cell>
          <table:table-cell office:value-type="float" office:value="57.8" calcext:value-type="float">
            <text:p>57.8</text:p>
          </table:table-cell>
          <table:table-cell office:value-type="float" office:value="17.3078017090559" calcext:value-type="float">
            <text:p>17.30780170905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.7" calcext:value-type="float">
            <text:p>35.7</text:p>
          </table:table-cell>
          <table:table-cell office:value-type="float" office:value="23.8748821986623" calcext:value-type="float">
            <text:p>23.87488219866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.2" calcext:value-type="float">
            <text:p>76.2</text:p>
          </table:table-cell>
          <table:table-cell office:value-type="float" office:value="26.4794259756514" calcext:value-type="float">
            <text:p>26.4794259756514</text:p>
          </table:table-cell>
          <table:table-cell office:value-type="float" office:value="83.5" calcext:value-type="float">
            <text:p>83.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6" calcext:value-type="float">
            <text:p>634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7-08P0H</text:p>
          </table:table-cell>
          <table:table-cell office:value-type="string" calcext:value-type="string">
            <text:p>SZKOŁA PODSTAWOWA W ŚWIĄTNIKACH</text:p>
          </table:table-cell>
          <table:table-cell office:value-type="string" calcext:value-type="string">
            <text:p>Świątniki</text:p>
          </table:table-cell>
          <table:table-cell office:value-type="string" calcext:value-type="string">
            <text:p>ul. Parkowa 6</text:p>
          </table:table-cell>
          <table:table-cell office:value-type="float" office:value="17" calcext:value-type="float">
            <text:p>17</text:p>
          </table:table-cell>
          <table:table-cell office:value-type="float" office:value="61.6470588235294" calcext:value-type="float">
            <text:p>61.6470588235294</text:p>
          </table:table-cell>
          <table:table-cell office:value-type="float" office:value="20.9732074925594" calcext:value-type="float">
            <text:p>20.9732074925594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5.1764705882353" calcext:value-type="float">
            <text:p>45.1764705882353</text:p>
          </table:table-cell>
          <table:table-cell office:value-type="float" office:value="23.5552798979903" calcext:value-type="float">
            <text:p>23.555279897990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3.75" calcext:value-type="float">
            <text:p>63.75</text:p>
          </table:table-cell>
          <table:table-cell office:value-type="float" office:value="28.9816752448853" calcext:value-type="float">
            <text:p>28.9816752448853</text:p>
          </table:table-cell>
          <table:table-cell office:value-type="float" office:value="70.5" calcext:value-type="float">
            <text:p>70.5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126075" calcext:value-type="float">
            <text:p>12607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7-53P07</text:p>
          </table:table-cell>
          <table:table-cell office:value-type="string" calcext:value-type="string">
            <text:p>SZKOŁA PODSTAWOWA SPECJALNA PRZY MŁODZIEŻOWYM OŚRODKU WYCHOWAWCZYM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Słoneczna 31</text:p>
          </table:table-cell>
          <table:table-cell office:value-type="float" office:value="11" calcext:value-type="float">
            <text:p>11</text:p>
          </table:table-cell>
          <table:table-cell office:value-type="float" office:value="45.5454545454546" calcext:value-type="float">
            <text:p>45.5454545454546</text:p>
          </table:table-cell>
          <table:table-cell office:value-type="float" office:value="16.9081133637275" calcext:value-type="float">
            <text:p>16.908113363727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.1818181818182" calcext:value-type="float">
            <text:p>14.1818181818182</text:p>
          </table:table-cell>
          <table:table-cell office:value-type="float" office:value="6.04254885741232" calcext:value-type="float">
            <text:p>6.04254885741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9090909090909" calcext:value-type="float">
            <text:p>24.9090909090909</text:p>
          </table:table-cell>
          <table:table-cell office:value-type="float" office:value="20.8215558996595" calcext:value-type="float">
            <text:p>20.82155589965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40" calcext:value-type="float">
            <text:p>928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9-01P0O</text:p>
          </table:table-cell>
          <table:table-cell office:value-type="string" calcext:value-type="string">
            <text:p>SZKOŁA PODSTAWOWA IM.BOLESŁAWA CHROBREGO W ŻÓRAWINIE</text:p>
          </table:table-cell>
          <table:table-cell office:value-type="string" calcext:value-type="string">
            <text:p>Żórawina</text:p>
          </table:table-cell>
          <table:table-cell office:value-type="string" calcext:value-type="string">
            <text:p>ul. Mikołaja Kopernika 15</text:p>
          </table:table-cell>
          <table:table-cell office:value-type="float" office:value="67" calcext:value-type="float">
            <text:p>67</text:p>
          </table:table-cell>
          <table:table-cell office:value-type="float" office:value="69.1791044776119" calcext:value-type="float">
            <text:p>69.1791044776119</text:p>
          </table:table-cell>
          <table:table-cell office:value-type="float" office:value="15.2960099890821" calcext:value-type="float">
            <text:p>15.29600998908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0.6268656716418" calcext:value-type="float">
            <text:p>60.6268656716418</text:p>
          </table:table-cell>
          <table:table-cell office:value-type="float" office:value="27.2209510075985" calcext:value-type="float">
            <text:p>27.220951007598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82.3432835820896" calcext:value-type="float">
            <text:p>82.3432835820896</text:p>
          </table:table-cell>
          <table:table-cell office:value-type="float" office:value="22.8091054342477" calcext:value-type="float">
            <text:p>22.809105434247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20" calcext:value-type="float">
            <text:p>9232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9-02P0D</text:p>
          </table:table-cell>
          <table:table-cell office:value-type="string" calcext:value-type="string">
            <text:p>SZKOŁA PODSTAWOWA IM. JANUSZA KUSOCIŃSKIEGO W POLAKOWICACH</text:p>
          </table:table-cell>
          <table:table-cell office:value-type="string" calcext:value-type="string">
            <text:p>Polakowice</text:p>
          </table:table-cell>
          <table:table-cell office:value-type="string" calcext:value-type="string">
            <text:p>ul. Szkolna 5</text:p>
          </table:table-cell>
          <table:table-cell office:value-type="float" office:value="11" calcext:value-type="float">
            <text:p>11</text:p>
          </table:table-cell>
          <table:table-cell office:value-type="float" office:value="76.6363636363636" calcext:value-type="float">
            <text:p>76.6363636363636</text:p>
          </table:table-cell>
          <table:table-cell office:value-type="float" office:value="11.6171716732581" calcext:value-type="float">
            <text:p>11.617171673258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4.7272727272727" calcext:value-type="float">
            <text:p>44.7272727272727</text:p>
          </table:table-cell>
          <table:table-cell office:value-type="float" office:value="33.1719786158326" calcext:value-type="float">
            <text:p>33.171978615832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0.5316527260124" calcext:value-type="float">
            <text:p>30.5316527260124</text:p>
          </table:table-cell>
          <table:table-cell office:value-type="float" office:value="42" calcext:value-type="float">
            <text:p>42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18" calcext:value-type="float">
            <text:p>923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9-04P0R</text:p>
          </table:table-cell>
          <table:table-cell office:value-type="string" calcext:value-type="string">
            <text:p>SZKOŁA PODSTAWOWA IM. JANA PAWŁA II W WILCZKOWIE</text:p>
          </table:table-cell>
          <table:table-cell office:value-type="string" calcext:value-type="string">
            <text:p>Wilczków</text:p>
          </table:table-cell>
          <table:table-cell office:value-type="string" calcext:value-type="string">
            <text:p>ul. Mikołaja Kopernika 29</text:p>
          </table:table-cell>
          <table:table-cell office:value-type="float" office:value="8" calcext:value-type="float">
            <text:p>8</text:p>
          </table:table-cell>
          <table:table-cell office:value-type="float" office:value="53.375" calcext:value-type="float">
            <text:p>53.375</text:p>
          </table:table-cell>
          <table:table-cell office:value-type="float" office:value="12.3383295060555" calcext:value-type="float">
            <text:p>12.3383295060555</text:p>
          </table:table-cell>
          <table:table-cell office:value-type="float" office:value="53.5" calcext:value-type="float">
            <text:p>53.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2.25" calcext:value-type="float">
            <text:p>22.25</text:p>
          </table:table-cell>
          <table:table-cell office:value-type="float" office:value="14.2981642178288" calcext:value-type="float">
            <text:p>14.298164217828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3.294143629173" calcext:value-type="float">
            <text:p>33.294143629173</text:p>
          </table:table-cell>
          <table:table-cell office:value-type="float" office:value="45.5" calcext:value-type="float">
            <text:p>45.5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77" calcext:value-type="float">
            <text:p>92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2309-05P0G</text:p>
          </table:table-cell>
          <table:table-cell office:value-type="string" calcext:value-type="string">
            <text:p>SZKOŁA PODSTAWOWA IM. JANA PAWŁA II W RZEPLINIE</text:p>
          </table:table-cell>
          <table:table-cell office:value-type="string" calcext:value-type="string">
            <text:p>Rzeplin</text:p>
          </table:table-cell>
          <table:table-cell office:value-type="string" calcext:value-type="string">
            <text:p>al. Lipowa 46</text:p>
          </table:table-cell>
          <table:table-cell office:value-type="float" office:value="27" calcext:value-type="float">
            <text:p>27</text:p>
          </table:table-cell>
          <table:table-cell office:value-type="float" office:value="71.3703703703704" calcext:value-type="float">
            <text:p>71.3703703703704</text:p>
          </table:table-cell>
          <table:table-cell office:value-type="float" office:value="14.4379852604629" calcext:value-type="float">
            <text:p>14.437985260462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66.962962962963" calcext:value-type="float">
            <text:p>66.962962962963</text:p>
          </table:table-cell>
          <table:table-cell office:value-type="float" office:value="30.5704789595035" calcext:value-type="float">
            <text:p>30.570478959503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81.962962962963" calcext:value-type="float">
            <text:p>81.962962962963</text:p>
          </table:table-cell>
          <table:table-cell office:value-type="float" office:value="24.6192960778532" calcext:value-type="float">
            <text:p>24.619296077853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2:36:50.799744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2:29:46.374721426</meta:creation-date>
    <dc:date>2026-02-21T12:36:58.571803683</dc:date>
    <meta:editing-duration>PT25S</meta:editing-duration>
    <meta:editing-cycles>2</meta:editing-cycles>
    <meta:generator>LibreOffice/24.2.7.2$Linux_X86_64 LibreOffice_project/420$Build-2</meta:generator>
    <meta:document-statistic meta:table-count="1" meta:cell-count="3986" meta:object-count="0"/>
  </office:meta>
</office:document-meta>
</file>